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4" style:family="table-cell" style:parent-style-name="Default" style:data-style-name="N0">
      <style:table-cell-properties fo:border="thin solid #000000" style:vertical-align="automatic" fo:background-color="#FFF2CC" style:repeat-content="false"/>
      <style:paragraph-properties fo:text-align="center"/>
      <style:text-properties fo:font-size="8pt" style:font-size-asian="8pt" style:font-size-complex="8pt"/>
    </style:style>
    <style:style style:name="ce5" style:family="table-cell" style:parent-style-name="Default" style:data-style-name="N0">
      <style:table-cell-properties fo:border="thin solid #000000" style:vertical-align="automatic" fo:background-color="#FFF2C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#DDEBF7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fo:background-color="#FFF2CC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75166666666667cm"/>
    </style:style>
    <style:style style:name="co2" style:family="table-column">
      <style:table-column-properties fo:break-before="auto" style:column-width="1.27cm"/>
    </style:style>
    <style:style style:name="co3" style:family="table-column">
      <style:table-column-properties fo:break-before="auto" style:column-width="1.349375cm" style:use-optimal-column-width="true"/>
    </style:style>
    <style:style style:name="co4" style:family="table-column">
      <style:table-column-properties fo:break-before="auto" style:column-width="1.40229166666667cm" style:use-optimal-column-width="true"/>
    </style:style>
    <style:style style:name="co5" style:family="table-column">
      <style:table-column-properties fo:break-before="auto" style:column-width="2.80458333333333cm" style:use-optimal-column-width="true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26.8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2"/>
        <table:table-column table:style-name="co2" table:number-columns-repeated="25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6" table:number-columns-repeated="992" table:default-cell-style-name="ce2"/>
        <table:table-column table:style-name="co7" table:number-columns-repeated="15361" table:default-cell-style-name="ce1"/>
        <table:table-column table:style-name="co7" table:default-cell-style-name="ce2"/>
        <table:table-row table:style-name="ro1">
          <table:table-cell office:value-type="string" office:string-value="MACRO STATE" table:formula="of:=['file:///C:/Users/JHLee12/Downloads/microcode.xlsx'#Sheet1.A1]" table:style-name="ce2">
            <text:p>MACRO STATE</text:p>
          </table:table-cell>
          <table:table-cell office:value-type="string" office:string-value="IntAck" table:formula="of:=['file:///C:/Users/JHLee12/Downloads/microcode.xlsx'#Sheet1.B1]" table:style-name="ce3">
            <text:p>IntAck</text:p>
          </table:table-cell>
          <table:table-cell office:value-type="string" office:string-value="DrEnInt" table:formula="of:=['file:///C:/Users/JHLee12/Downloads/microcode.xlsx'#Sheet1.C1]" table:style-name="ce3">
            <text:p>DrEnInt</text:p>
          </table:table-cell>
          <table:table-cell office:value-type="string" office:string-value="LdEnInt" table:formula="of:=['file:///C:/Users/JHLee12/Downloads/microcode.xlsx'#Sheet1.D1]" table:style-name="ce3">
            <text:p>LdEnInt</text:p>
          </table:table-cell>
          <table:table-cell office:value-type="string" office:string-value="chkZ" table:formula="of:=['file:///C:/Users/JHLee12/Downloads/microcode.xlsx'#Sheet1.E1]" table:style-name="ce3">
            <text:p>chkZ</text:p>
          </table:table-cell>
          <table:table-cell office:value-type="string" office:string-value="OPTest" table:formula="of:=['file:///C:/Users/JHLee12/Downloads/microcode.xlsx'#Sheet1.F1]" table:style-name="ce3">
            <text:p>OPTest</text:p>
          </table:table-cell>
          <table:table-cell office:value-type="string" office:string-value="ALUHi" table:formula="of:=['file:///C:/Users/JHLee12/Downloads/microcode.xlsx'#Sheet1.G1]" table:style-name="ce3">
            <text:p>ALUHi</text:p>
          </table:table-cell>
          <table:table-cell office:value-type="string" office:string-value="ALULo" table:formula="of:=['file:///C:/Users/JHLee12/Downloads/microcode.xlsx'#Sheet1.H1]" table:style-name="ce3">
            <text:p>ALULo</text:p>
          </table:table-cell>
          <table:table-cell office:value-type="string" office:string-value="RegSelHi" table:formula="of:=['file:///C:/Users/JHLee12/Downloads/microcode.xlsx'#Sheet1.I1]" table:style-name="ce3">
            <text:p>RegSelHi</text:p>
          </table:table-cell>
          <table:table-cell office:value-type="string" office:string-value="RegSelLo" table:formula="of:=['file:///C:/Users/JHLee12/Downloads/microcode.xlsx'#Sheet1.J1]" table:style-name="ce3">
            <text:p>RegSelLo</text:p>
          </table:table-cell>
          <table:table-cell office:value-type="string" office:string-value="WrMEM" table:formula="of:=['file:///C:/Users/JHLee12/Downloads/microcode.xlsx'#Sheet1.K1]" table:style-name="ce3">
            <text:p>WrMEM</text:p>
          </table:table-cell>
          <table:table-cell office:value-type="string" office:string-value="WrREG" table:formula="of:=['file:///C:/Users/JHLee12/Downloads/microcode.xlsx'#Sheet1.L1]" table:style-name="ce3">
            <text:p>WrREG</text:p>
          </table:table-cell>
          <table:table-cell office:value-type="string" office:string-value="LdZ" table:formula="of:=['file:///C:/Users/JHLee12/Downloads/microcode.xlsx'#Sheet1.M1]" table:style-name="ce3">
            <text:p>LdZ</text:p>
          </table:table-cell>
          <table:table-cell office:value-type="string" office:string-value="LdB" table:formula="of:=['file:///C:/Users/JHLee12/Downloads/microcode.xlsx'#Sheet1.N1]" table:style-name="ce3">
            <text:p>LdB</text:p>
          </table:table-cell>
          <table:table-cell office:value-type="string" office:string-value="LdA" table:formula="of:=['file:///C:/Users/JHLee12/Downloads/microcode.xlsx'#Sheet1.O1]" table:style-name="ce3">
            <text:p>LdA</text:p>
          </table:table-cell>
          <table:table-cell office:value-type="string" office:string-value="LdMAR" table:formula="of:=['file:///C:/Users/JHLee12/Downloads/microcode.xlsx'#Sheet1.P1]" table:style-name="ce3">
            <text:p>LdMAR</text:p>
          </table:table-cell>
          <table:table-cell office:value-type="string" office:string-value="LdIR" table:formula="of:=['file:///C:/Users/JHLee12/Downloads/microcode.xlsx'#Sheet1.Q1]" table:style-name="ce3">
            <text:p>LdIR</text:p>
          </table:table-cell>
          <table:table-cell office:value-type="string" office:string-value="LdPC" table:formula="of:=['file:///C:/Users/JHLee12/Downloads/microcode.xlsx'#Sheet1.R1]" table:style-name="ce3">
            <text:p>LdPC</text:p>
          </table:table-cell>
          <table:table-cell office:value-type="string" office:string-value="DrOFF" table:formula="of:=['file:///C:/Users/JHLee12/Downloads/microcode.xlsx'#Sheet1.S1]" table:style-name="ce3">
            <text:p>DrOFF</text:p>
          </table:table-cell>
          <table:table-cell office:value-type="string" office:string-value="DrPC" table:formula="of:=['file:///C:/Users/JHLee12/Downloads/microcode.xlsx'#Sheet1.T1]" table:style-name="ce3">
            <text:p>DrPC</text:p>
          </table:table-cell>
          <table:table-cell office:value-type="string" office:string-value="DrALU" table:formula="of:=['file:///C:/Users/JHLee12/Downloads/microcode.xlsx'#Sheet1.U1]" table:style-name="ce3">
            <text:p>DrALU</text:p>
          </table:table-cell>
          <table:table-cell office:value-type="string" office:string-value="DrMEM" table:formula="of:=['file:///C:/Users/JHLee12/Downloads/microcode.xlsx'#Sheet1.V1]" table:style-name="ce3">
            <text:p>DrMEM</text:p>
          </table:table-cell>
          <table:table-cell office:value-type="string" office:string-value="DrREG" table:formula="of:=['file:///C:/Users/JHLee12/Downloads/microcode.xlsx'#Sheet1.W1]" table:style-name="ce3">
            <text:p>DrREG</text:p>
          </table:table-cell>
          <table:table-cell office:value-type="string" office:string-value="NS[5]" table:formula="of:=['file:///C:/Users/JHLee12/Downloads/microcode.xlsx'#Sheet1.X1]" table:style-name="ce4">
            <text:p>NS[5]</text:p>
          </table:table-cell>
          <table:table-cell office:value-type="string" office:string-value="NS[4]" table:formula="of:=['file:///C:/Users/JHLee12/Downloads/microcode.xlsx'#Sheet1.Y1]" table:style-name="ce4">
            <text:p>NS[4]</text:p>
          </table:table-cell>
          <table:table-cell office:value-type="string" office:string-value="NS[3]" table:formula="of:=['file:///C:/Users/JHLee12/Downloads/microcode.xlsx'#Sheet1.Z1]" table:style-name="ce4">
            <text:p>NS[3]</text:p>
          </table:table-cell>
          <table:table-cell office:value-type="string" office:string-value="NS[2]" table:formula="of:=['file:///C:/Users/JHLee12/Downloads/microcode.xlsx'#Sheet1.AA1]" table:style-name="ce5">
            <text:p>NS[2]</text:p>
          </table:table-cell>
          <table:table-cell office:value-type="string" office:string-value="NS[1]" table:formula="of:=['file:///C:/Users/JHLee12/Downloads/microcode.xlsx'#Sheet1.AB1]" table:style-name="ce5">
            <text:p>NS[1]</text:p>
          </table:table-cell>
          <table:table-cell office:value-type="string" office:string-value="NS[0]" table:formula="of:=['file:///C:/Users/JHLee12/Downloads/microcode.xlsx'#Sheet1.AC1]" table:style-name="ce5">
            <text:p>NS[0]</text:p>
          </table:table-cell>
          <table:table-cell office:value-type="string" office:string-value="State Number" table:formula="of:=['file:///C:/Users/JHLee12/Downloads/microcode.xlsx'#Sheet1.AD1]" table:style-name="ce6">
            <text:p>State Number</text:p>
          </table:table-cell>
          <table:table-cell office:value-type="string" office:string-value="Next State (Decimal)" table:formula="of:=['file:///C:/Users/JHLee12/Downloads/microcode.xlsx'#Sheet1.AE1]" table:style-name="ce6">
            <text:p>Next State (Decimal)</text:p>
          </table:table-cell>
          <table:table-cell office:value-type="string" office:string-value="Start State" table:formula="of:=['file:///C:/Users/JHLee12/Downloads/microcode.xlsx'#Sheet1.AF1]" table:style-name="ce6">
            <text:p>Start State</text:p>
          </table:table-cell>
          <table:table-cell office:value-type="string" table:style-name="ce6">
            <text:p>Hex Value</text:p>
          </table:table-cell>
          <table:table-cell table:number-columns-repeated="989" table:style-name="ce2"/>
          <table:table-cell table:number-columns-repeated="15362"/>
        </table:table-row>
        <table:table-row table:style-name="ro2">
          <table:table-cell office:value-type="string" office:string-value="FETCH0" table:formula="of:=['file:///C:/Users/JHLee12/Downloads/microcode.xlsx'#Sheet1.A2]" table:style-name="ce2">
            <text:p>FETCH0</text:p>
          </table:table-cell>
          <table:table-cell office:value-type="float" office:value="0" table:formula="of:=['file:///C:/Users/JHLee12/Downloads/microcode.xlsx'#Sheet1.B2]" table:style-name="ce7">
            <text:p>0</text:p>
          </table:table-cell>
          <table:table-cell office:value-type="float" office:value="0" table:formula="of:=['file:///C:/Users/JHLee12/Downloads/microcode.xlsx'#Sheet1.C2]" table:style-name="ce7">
            <text:p>0</text:p>
          </table:table-cell>
          <table:table-cell office:value-type="float" office:value="0" table:formula="of:=['file:///C:/Users/JHLee12/Downloads/microcode.xlsx'#Sheet1.D2]" table:style-name="ce7">
            <text:p>0</text:p>
          </table:table-cell>
          <table:table-cell office:value-type="float" office:value="1" table:formula="of:=['file:///C:/Users/JHLee12/Downloads/microcode.xlsx'#Sheet1.E2]" table:style-name="ce7">
            <text:p>1</text:p>
          </table:table-cell>
          <table:table-cell office:value-type="float" office:value="1" table:formula="of:=['file:///C:/Users/JHLee12/Downloads/microcode.xlsx'#Sheet1.F2]" table:style-name="ce7">
            <text:p>1</text:p>
          </table:table-cell>
          <table:table-cell office:value-type="float" office:value="0" table:formula="of:=['file:///C:/Users/JHLee12/Downloads/microcode.xlsx'#Sheet1.G2]" table:style-name="ce7">
            <text:p>0</text:p>
          </table:table-cell>
          <table:table-cell office:value-type="float" office:value="0" table:formula="of:=['file:///C:/Users/JHLee12/Downloads/microcode.xlsx'#Sheet1.H2]" table:style-name="ce7">
            <text:p>0</text:p>
          </table:table-cell>
          <table:table-cell office:value-type="float" office:value="0" table:formula="of:=['file:///C:/Users/JHLee12/Downloads/microcode.xlsx'#Sheet1.I2]" table:style-name="ce7">
            <text:p>0</text:p>
          </table:table-cell>
          <table:table-cell office:value-type="float" office:value="0" table:formula="of:=['file:///C:/Users/JHLee12/Downloads/microcode.xlsx'#Sheet1.J2]" table:style-name="ce7">
            <text:p>0</text:p>
          </table:table-cell>
          <table:table-cell office:value-type="float" office:value="0" table:formula="of:=['file:///C:/Users/JHLee12/Downloads/microcode.xlsx'#Sheet1.K2]" table:style-name="ce7">
            <text:p>0</text:p>
          </table:table-cell>
          <table:table-cell office:value-type="float" office:value="0" table:formula="of:=['file:///C:/Users/JHLee12/Downloads/microcode.xlsx'#Sheet1.L2]" table:style-name="ce7">
            <text:p>0</text:p>
          </table:table-cell>
          <table:table-cell office:value-type="float" office:value="0" table:formula="of:=['file:///C:/Users/JHLee12/Downloads/microcode.xlsx'#Sheet1.M2]" table:style-name="ce7">
            <text:p>0</text:p>
          </table:table-cell>
          <table:table-cell office:value-type="float" office:value="0" table:formula="of:=['file:///C:/Users/JHLee12/Downloads/microcode.xlsx'#Sheet1.N2]" table:style-name="ce7">
            <text:p>0</text:p>
          </table:table-cell>
          <table:table-cell office:value-type="float" office:value="0" table:formula="of:=['file:///C:/Users/JHLee12/Downloads/microcode.xlsx'#Sheet1.O2]" table:style-name="ce7">
            <text:p>0</text:p>
          </table:table-cell>
          <table:table-cell office:value-type="float" office:value="0" table:formula="of:=['file:///C:/Users/JHLee12/Downloads/microcode.xlsx'#Sheet1.P2]" table:style-name="ce7">
            <text:p>0</text:p>
          </table:table-cell>
          <table:table-cell office:value-type="float" office:value="0" table:formula="of:=['file:///C:/Users/JHLee12/Downloads/microcode.xlsx'#Sheet1.Q2]" table:style-name="ce7">
            <text:p>0</text:p>
          </table:table-cell>
          <table:table-cell office:value-type="float" office:value="0" table:formula="of:=['file:///C:/Users/JHLee12/Downloads/microcode.xlsx'#Sheet1.R2]" table:style-name="ce7">
            <text:p>0</text:p>
          </table:table-cell>
          <table:table-cell office:value-type="float" office:value="0" table:formula="of:=['file:///C:/Users/JHLee12/Downloads/microcode.xlsx'#Sheet1.S2]" table:style-name="ce7">
            <text:p>0</text:p>
          </table:table-cell>
          <table:table-cell office:value-type="float" office:value="0" table:formula="of:=['file:///C:/Users/JHLee12/Downloads/microcode.xlsx'#Sheet1.T2]" table:style-name="ce7">
            <text:p>0</text:p>
          </table:table-cell>
          <table:table-cell office:value-type="float" office:value="0" table:formula="of:=['file:///C:/Users/JHLee12/Downloads/microcode.xlsx'#Sheet1.U2]" table:style-name="ce7">
            <text:p>0</text:p>
          </table:table-cell>
          <table:table-cell office:value-type="float" office:value="0" table:formula="of:=['file:///C:/Users/JHLee12/Downloads/microcode.xlsx'#Sheet1.V2]" table:style-name="ce7">
            <text:p>0</text:p>
          </table:table-cell>
          <table:table-cell office:value-type="float" office:value="0" table:formula="of:=['file:///C:/Users/JHLee12/Downloads/microcode.xlsx'#Sheet1.W2]" table:style-name="ce7">
            <text:p>0</text:p>
          </table:table-cell>
          <table:table-cell office:value-type="float" office:value="0" table:formula="of:=['file:///C:/Users/JHLee12/Downloads/microcode.xlsx'#Sheet1.X2]" table:style-name="ce5">
            <text:p>0</text:p>
          </table:table-cell>
          <table:table-cell office:value-type="float" office:value="0" table:formula="of:=['file:///C:/Users/JHLee12/Downloads/microcode.xlsx'#Sheet1.Y2]" table:style-name="ce5">
            <text:p>0</text:p>
          </table:table-cell>
          <table:table-cell office:value-type="float" office:value="0" table:formula="of:=['file:///C:/Users/JHLee12/Downloads/microcode.xlsx'#Sheet1.Z2]" table:style-name="ce5">
            <text:p>0</text:p>
          </table:table-cell>
          <table:table-cell office:value-type="float" office:value="0" table:formula="of:=['file:///C:/Users/JHLee12/Downloads/microcode.xlsx'#Sheet1.AA2]" table:style-name="ce5">
            <text:p>0</text:p>
          </table:table-cell>
          <table:table-cell office:value-type="float" office:value="0" table:formula="of:=['file:///C:/Users/JHLee12/Downloads/microcode.xlsx'#Sheet1.AB2]" table:style-name="ce5">
            <text:p>0</text:p>
          </table:table-cell>
          <table:table-cell office:value-type="float" office:value="1" table:formula="of:=['file:///C:/Users/JHLee12/Downloads/microcode.xlsx'#Sheet1.AC2]" table:style-name="ce5">
            <text:p>1</text:p>
          </table:table-cell>
          <table:table-cell office:value-type="float" office:value="0" table:formula="of:=['file:///C:/Users/JHLee12/Downloads/microcode.xlsx'#Sheet1.AD2]" table:style-name="ce6">
            <text:p>0</text:p>
          </table:table-cell>
          <table:table-cell office:value-type="float" office:value="1" table:formula="of:=['file:///C:/Users/JHLee12/Downloads/microcode.xlsx'#Sheet1.AE2]" table:style-name="ce6">
            <text:p>1</text:p>
          </table:table-cell>
          <table:table-cell office:value-type="float" office:value="0" table:formula="of:=['file:///C:/Users/JHLee12/Downloads/microcode.xlsx'#Sheet1.AF2]" table:style-name="ce6">
            <text:p>0</text:p>
          </table:table-cell>
          <table:table-cell office:value-type="string" office:string-value="1800001" table:formula="of:=BIN2HEX(CONCATENATE([.B2];[.C2];[.D2]; [.E2])) &amp; BIN2HEX(CONCATENATE([.F2];[.G2];[.H2];[.I2];[.J2];[.K2];[.L2];[.M2]);2) &amp; BIN2HEX(CONCATENATE([.N2];[.O2];[.P2];[.Q2];[.R2];[.S2];[.T2];[.U2] );2) &amp; BIN2HEX(CONCATENATE([.V2];[.W2];[.X2];[.Y2];[.Z2];[.AA2];[.AB2];[.AC2] );2)" table:style-name="ce6">
            <text:p>1800001</text:p>
          </table:table-cell>
          <table:table-cell table:number-columns-repeated="989" table:style-name="ce2"/>
          <table:table-cell table:number-columns-repeated="15362"/>
        </table:table-row>
        <table:table-row table:style-name="ro2">
          <table:table-cell office:value-type="string" office:string-value="FETCH1" table:formula="of:=['file:///C:/Users/JHLee12/Downloads/microcode.xlsx'#Sheet1.A3]" table:style-name="ce2">
            <text:p>FETCH1</text:p>
          </table:table-cell>
          <table:table-cell office:value-type="float" office:value="0" table:formula="of:=['file:///C:/Users/JHLee12/Downloads/microcode.xlsx'#Sheet1.B3]" table:style-name="ce7">
            <text:p>0</text:p>
          </table:table-cell>
          <table:table-cell office:value-type="float" office:value="0" table:formula="of:=['file:///C:/Users/JHLee12/Downloads/microcode.xlsx'#Sheet1.C3]" table:style-name="ce7">
            <text:p>0</text:p>
          </table:table-cell>
          <table:table-cell office:value-type="float" office:value="1" table:formula="of:=['file:///C:/Users/JHLee12/Downloads/microcode.xlsx'#Sheet1.D3]" table:style-name="ce7">
            <text:p>1</text:p>
          </table:table-cell>
          <table:table-cell office:value-type="float" office:value="0" table:formula="of:=['file:///C:/Users/JHLee12/Downloads/microcode.xlsx'#Sheet1.E3]" table:style-name="ce7">
            <text:p>0</text:p>
          </table:table-cell>
          <table:table-cell office:value-type="float" office:value="0" table:formula="of:=['file:///C:/Users/JHLee12/Downloads/microcode.xlsx'#Sheet1.F3]" table:style-name="ce7">
            <text:p>0</text:p>
          </table:table-cell>
          <table:table-cell office:value-type="float" office:value="0" table:formula="of:=['file:///C:/Users/JHLee12/Downloads/microcode.xlsx'#Sheet1.G3]" table:style-name="ce7">
            <text:p>0</text:p>
          </table:table-cell>
          <table:table-cell office:value-type="float" office:value="0" table:formula="of:=['file:///C:/Users/JHLee12/Downloads/microcode.xlsx'#Sheet1.H3]" table:style-name="ce7">
            <text:p>0</text:p>
          </table:table-cell>
          <table:table-cell office:value-type="float" office:value="1" table:formula="of:=['file:///C:/Users/JHLee12/Downloads/microcode.xlsx'#Sheet1.I3]" table:style-name="ce7">
            <text:p>1</text:p>
          </table:table-cell>
          <table:table-cell office:value-type="float" office:value="1" table:formula="of:=['file:///C:/Users/JHLee12/Downloads/microcode.xlsx'#Sheet1.J3]" table:style-name="ce7">
            <text:p>1</text:p>
          </table:table-cell>
          <table:table-cell office:value-type="float" office:value="0" table:formula="of:=['file:///C:/Users/JHLee12/Downloads/microcode.xlsx'#Sheet1.K3]" table:style-name="ce7">
            <text:p>0</text:p>
          </table:table-cell>
          <table:table-cell office:value-type="float" office:value="1" table:formula="of:=['file:///C:/Users/JHLee12/Downloads/microcode.xlsx'#Sheet1.L3]" table:style-name="ce7">
            <text:p>1</text:p>
          </table:table-cell>
          <table:table-cell office:value-type="float" office:value="0" table:formula="of:=['file:///C:/Users/JHLee12/Downloads/microcode.xlsx'#Sheet1.M3]" table:style-name="ce7">
            <text:p>0</text:p>
          </table:table-cell>
          <table:table-cell office:value-type="float" office:value="0" table:formula="of:=['file:///C:/Users/JHLee12/Downloads/microcode.xlsx'#Sheet1.N3]" table:style-name="ce7">
            <text:p>0</text:p>
          </table:table-cell>
          <table:table-cell office:value-type="float" office:value="0" table:formula="of:=['file:///C:/Users/JHLee12/Downloads/microcode.xlsx'#Sheet1.O3]" table:style-name="ce7">
            <text:p>0</text:p>
          </table:table-cell>
          <table:table-cell office:value-type="float" office:value="0" table:formula="of:=['file:///C:/Users/JHLee12/Downloads/microcode.xlsx'#Sheet1.P3]" table:style-name="ce7">
            <text:p>0</text:p>
          </table:table-cell>
          <table:table-cell office:value-type="float" office:value="0" table:formula="of:=['file:///C:/Users/JHLee12/Downloads/microcode.xlsx'#Sheet1.Q3]" table:style-name="ce7">
            <text:p>0</text:p>
          </table:table-cell>
          <table:table-cell office:value-type="float" office:value="0" table:formula="of:=['file:///C:/Users/JHLee12/Downloads/microcode.xlsx'#Sheet1.R3]" table:style-name="ce7">
            <text:p>0</text:p>
          </table:table-cell>
          <table:table-cell office:value-type="float" office:value="0" table:formula="of:=['file:///C:/Users/JHLee12/Downloads/microcode.xlsx'#Sheet1.S3]" table:style-name="ce7">
            <text:p>0</text:p>
          </table:table-cell>
          <table:table-cell office:value-type="float" office:value="1" table:formula="of:=['file:///C:/Users/JHLee12/Downloads/microcode.xlsx'#Sheet1.T3]" table:style-name="ce7">
            <text:p>1</text:p>
          </table:table-cell>
          <table:table-cell office:value-type="float" office:value="0" table:formula="of:=['file:///C:/Users/JHLee12/Downloads/microcode.xlsx'#Sheet1.U3]" table:style-name="ce7">
            <text:p>0</text:p>
          </table:table-cell>
          <table:table-cell office:value-type="float" office:value="0" table:formula="of:=['file:///C:/Users/JHLee12/Downloads/microcode.xlsx'#Sheet1.V3]" table:style-name="ce7">
            <text:p>0</text:p>
          </table:table-cell>
          <table:table-cell office:value-type="float" office:value="0" table:formula="of:=['file:///C:/Users/JHLee12/Downloads/microcode.xlsx'#Sheet1.W3]" table:style-name="ce7">
            <text:p>0</text:p>
          </table:table-cell>
          <table:table-cell office:value-type="float" office:value="0" table:formula="of:=['file:///C:/Users/JHLee12/Downloads/microcode.xlsx'#Sheet1.X3]" table:style-name="ce5">
            <text:p>0</text:p>
          </table:table-cell>
          <table:table-cell office:value-type="float" office:value="0" table:formula="of:=['file:///C:/Users/JHLee12/Downloads/microcode.xlsx'#Sheet1.Y3]" table:style-name="ce5">
            <text:p>0</text:p>
          </table:table-cell>
          <table:table-cell office:value-type="float" office:value="0" table:formula="of:=['file:///C:/Users/JHLee12/Downloads/microcode.xlsx'#Sheet1.Z3]" table:style-name="ce5">
            <text:p>0</text:p>
          </table:table-cell>
          <table:table-cell office:value-type="float" office:value="0" table:formula="of:=['file:///C:/Users/JHLee12/Downloads/microcode.xlsx'#Sheet1.AA3]" table:style-name="ce5">
            <text:p>0</text:p>
          </table:table-cell>
          <table:table-cell office:value-type="float" office:value="1" table:formula="of:=['file:///C:/Users/JHLee12/Downloads/microcode.xlsx'#Sheet1.AB3]" table:style-name="ce5">
            <text:p>1</text:p>
          </table:table-cell>
          <table:table-cell office:value-type="float" office:value="0" table:formula="of:=['file:///C:/Users/JHLee12/Downloads/microcode.xlsx'#Sheet1.AC3]" table:style-name="ce5">
            <text:p>0</text:p>
          </table:table-cell>
          <table:table-cell office:value-type="float" office:value="1" table:formula="of:=['file:///C:/Users/JHLee12/Downloads/microcode.xlsx'#Sheet1.AD3]" table:style-name="ce6">
            <text:p>1</text:p>
          </table:table-cell>
          <table:table-cell office:value-type="float" office:value="2" table:formula="of:=['file:///C:/Users/JHLee12/Downloads/microcode.xlsx'#Sheet1.AE3]" table:style-name="ce6">
            <text:p>2</text:p>
          </table:table-cell>
          <table:table-cell office:value-type="float" office:value="0" table:formula="of:=['file:///C:/Users/JHLee12/Downloads/microcode.xlsx'#Sheet1.AF3]" table:style-name="ce6">
            <text:p>0</text:p>
          </table:table-cell>
          <table:table-cell office:value-type="string" office:string-value="21A0202" table:formula="of:=BIN2HEX(CONCATENATE([.B3];[.C3];[.D3]; [.E3])) &amp; BIN2HEX(CONCATENATE([.F3];[.G3];[.H3];[.I3];[.J3];[.K3];[.L3];[.M3]);2) &amp; BIN2HEX(CONCATENATE([.N3];[.O3];[.P3];[.Q3];[.R3];[.S3];[.T3];[.U3] );2) &amp; BIN2HEX(CONCATENATE([.V3];[.W3];[.X3];[.Y3];[.Z3];[.AA3];[.AB3];[.AC3] );2)" table:style-name="ce6">
            <text:p>21A0202</text:p>
          </table:table-cell>
          <table:table-cell table:number-columns-repeated="989" table:style-name="ce2"/>
          <table:table-cell table:number-columns-repeated="15362"/>
        </table:table-row>
        <table:table-row table:style-name="ro2">
          <table:table-cell office:value-type="string" office:string-value="FETCH2" table:formula="of:=['file:///C:/Users/JHLee12/Downloads/microcode.xlsx'#Sheet1.A4]" table:style-name="ce2">
            <text:p>FETCH2</text:p>
          </table:table-cell>
          <table:table-cell office:value-type="float" office:value="1" table:formula="of:=['file:///C:/Users/JHLee12/Downloads/microcode.xlsx'#Sheet1.B4]" table:style-name="ce7">
            <text:p>1</text:p>
          </table:table-cell>
          <table:table-cell office:value-type="float" office:value="0" table:formula="of:=['file:///C:/Users/JHLee12/Downloads/microcode.xlsx'#Sheet1.C4]" table:style-name="ce7">
            <text:p>0</text:p>
          </table:table-cell>
          <table:table-cell office:value-type="float" office:value="0" table:formula="of:=['file:///C:/Users/JHLee12/Downloads/microcode.xlsx'#Sheet1.D4]" table:style-name="ce7">
            <text:p>0</text:p>
          </table:table-cell>
          <table:table-cell office:value-type="float" office:value="0" table:formula="of:=['file:///C:/Users/JHLee12/Downloads/microcode.xlsx'#Sheet1.E4]" table:style-name="ce7">
            <text:p>0</text:p>
          </table:table-cell>
          <table:table-cell office:value-type="float" office:value="0" table:formula="of:=['file:///C:/Users/JHLee12/Downloads/microcode.xlsx'#Sheet1.F4]" table:style-name="ce7">
            <text:p>0</text:p>
          </table:table-cell>
          <table:table-cell office:value-type="float" office:value="0" table:formula="of:=['file:///C:/Users/JHLee12/Downloads/microcode.xlsx'#Sheet1.G4]" table:style-name="ce7">
            <text:p>0</text:p>
          </table:table-cell>
          <table:table-cell office:value-type="float" office:value="0" table:formula="of:=['file:///C:/Users/JHLee12/Downloads/microcode.xlsx'#Sheet1.H4]" table:style-name="ce7">
            <text:p>0</text:p>
          </table:table-cell>
          <table:table-cell office:value-type="float" office:value="0" table:formula="of:=['file:///C:/Users/JHLee12/Downloads/microcode.xlsx'#Sheet1.I4]" table:style-name="ce7">
            <text:p>0</text:p>
          </table:table-cell>
          <table:table-cell office:value-type="float" office:value="0" table:formula="of:=['file:///C:/Users/JHLee12/Downloads/microcode.xlsx'#Sheet1.J4]" table:style-name="ce7">
            <text:p>0</text:p>
          </table:table-cell>
          <table:table-cell office:value-type="float" office:value="0" table:formula="of:=['file:///C:/Users/JHLee12/Downloads/microcode.xlsx'#Sheet1.K4]" table:style-name="ce7">
            <text:p>0</text:p>
          </table:table-cell>
          <table:table-cell office:value-type="float" office:value="0" table:formula="of:=['file:///C:/Users/JHLee12/Downloads/microcode.xlsx'#Sheet1.L4]" table:style-name="ce7">
            <text:p>0</text:p>
          </table:table-cell>
          <table:table-cell office:value-type="float" office:value="0" table:formula="of:=['file:///C:/Users/JHLee12/Downloads/microcode.xlsx'#Sheet1.M4]" table:style-name="ce7">
            <text:p>0</text:p>
          </table:table-cell>
          <table:table-cell office:value-type="float" office:value="0" table:formula="of:=['file:///C:/Users/JHLee12/Downloads/microcode.xlsx'#Sheet1.N4]" table:style-name="ce7">
            <text:p>0</text:p>
          </table:table-cell>
          <table:table-cell office:value-type="float" office:value="0" table:formula="of:=['file:///C:/Users/JHLee12/Downloads/microcode.xlsx'#Sheet1.O4]" table:style-name="ce7">
            <text:p>0</text:p>
          </table:table-cell>
          <table:table-cell office:value-type="float" office:value="1" table:formula="of:=['file:///C:/Users/JHLee12/Downloads/microcode.xlsx'#Sheet1.P4]" table:style-name="ce7">
            <text:p>1</text:p>
          </table:table-cell>
          <table:table-cell office:value-type="float" office:value="0" table:formula="of:=['file:///C:/Users/JHLee12/Downloads/microcode.xlsx'#Sheet1.Q4]" table:style-name="ce7">
            <text:p>0</text:p>
          </table:table-cell>
          <table:table-cell office:value-type="float" office:value="0" table:formula="of:=['file:///C:/Users/JHLee12/Downloads/microcode.xlsx'#Sheet1.R4]" table:style-name="ce7">
            <text:p>0</text:p>
          </table:table-cell>
          <table:table-cell office:value-type="float" office:value="0" table:formula="of:=['file:///C:/Users/JHLee12/Downloads/microcode.xlsx'#Sheet1.S4]" table:style-name="ce7">
            <text:p>0</text:p>
          </table:table-cell>
          <table:table-cell office:value-type="float" office:value="0" table:formula="of:=['file:///C:/Users/JHLee12/Downloads/microcode.xlsx'#Sheet1.T4]" table:style-name="ce7">
            <text:p>0</text:p>
          </table:table-cell>
          <table:table-cell office:value-type="float" office:value="0" table:formula="of:=['file:///C:/Users/JHLee12/Downloads/microcode.xlsx'#Sheet1.U4]" table:style-name="ce7">
            <text:p>0</text:p>
          </table:table-cell>
          <table:table-cell office:value-type="float" office:value="0" table:formula="of:=['file:///C:/Users/JHLee12/Downloads/microcode.xlsx'#Sheet1.V4]" table:style-name="ce7">
            <text:p>0</text:p>
          </table:table-cell>
          <table:table-cell office:value-type="float" office:value="0" table:formula="of:=['file:///C:/Users/JHLee12/Downloads/microcode.xlsx'#Sheet1.W4]" table:style-name="ce7">
            <text:p>0</text:p>
          </table:table-cell>
          <table:table-cell office:value-type="float" office:value="0" table:formula="of:=['file:///C:/Users/JHLee12/Downloads/microcode.xlsx'#Sheet1.X4]" table:style-name="ce5">
            <text:p>0</text:p>
          </table:table-cell>
          <table:table-cell office:value-type="float" office:value="0" table:formula="of:=['file:///C:/Users/JHLee12/Downloads/microcode.xlsx'#Sheet1.Y4]" table:style-name="ce5">
            <text:p>0</text:p>
          </table:table-cell>
          <table:table-cell office:value-type="float" office:value="0" table:formula="of:=['file:///C:/Users/JHLee12/Downloads/microcode.xlsx'#Sheet1.Z4]" table:style-name="ce5">
            <text:p>0</text:p>
          </table:table-cell>
          <table:table-cell office:value-type="float" office:value="0" table:formula="of:=['file:///C:/Users/JHLee12/Downloads/microcode.xlsx'#Sheet1.AA4]" table:style-name="ce5">
            <text:p>0</text:p>
          </table:table-cell>
          <table:table-cell office:value-type="float" office:value="1" table:formula="of:=['file:///C:/Users/JHLee12/Downloads/microcode.xlsx'#Sheet1.AB4]" table:style-name="ce5">
            <text:p>1</text:p>
          </table:table-cell>
          <table:table-cell office:value-type="float" office:value="1" table:formula="of:=['file:///C:/Users/JHLee12/Downloads/microcode.xlsx'#Sheet1.AC4]" table:style-name="ce5">
            <text:p>1</text:p>
          </table:table-cell>
          <table:table-cell office:value-type="float" office:value="2" table:formula="of:=['file:///C:/Users/JHLee12/Downloads/microcode.xlsx'#Sheet1.AD4]" table:style-name="ce6">
            <text:p>2</text:p>
          </table:table-cell>
          <table:table-cell office:value-type="float" office:value="3" table:formula="of:=['file:///C:/Users/JHLee12/Downloads/microcode.xlsx'#Sheet1.AE4]" table:style-name="ce6">
            <text:p>3</text:p>
          </table:table-cell>
          <table:table-cell office:value-type="float" office:value="0" table:formula="of:=['file:///C:/Users/JHLee12/Downloads/microcode.xlsx'#Sheet1.AF4]" table:style-name="ce6">
            <text:p>0</text:p>
          </table:table-cell>
          <table:table-cell office:value-type="string" office:string-value="8002003" table:formula="of:=BIN2HEX(CONCATENATE([.B4];[.C4];[.D4]; [.E4])) &amp; BIN2HEX(CONCATENATE([.F4];[.G4];[.H4];[.I4];[.J4];[.K4];[.L4];[.M4]);2) &amp; BIN2HEX(CONCATENATE([.N4];[.O4];[.P4];[.Q4];[.R4];[.S4];[.T4];[.U4] );2) &amp; BIN2HEX(CONCATENATE([.V4];[.W4];[.X4];[.Y4];[.Z4];[.AA4];[.AB4];[.AC4] );2)" table:style-name="ce6">
            <text:p>8002003</text:p>
          </table:table-cell>
          <table:table-cell table:number-columns-repeated="989" table:style-name="ce2"/>
          <table:table-cell table:number-columns-repeated="15362"/>
        </table:table-row>
        <table:table-row table:style-name="ro2">
          <table:table-cell office:value-type="string" office:string-value="FETCH3" table:formula="of:=['file:///C:/Users/JHLee12/Downloads/microcode.xlsx'#Sheet1.A5]" table:style-name="ce2">
            <text:p>FETCH3</text:p>
          </table:table-cell>
          <table:table-cell office:value-type="float" office:value="0" table:formula="of:=['file:///C:/Users/JHLee12/Downloads/microcode.xlsx'#Sheet1.B5]" table:style-name="ce7">
            <text:p>0</text:p>
          </table:table-cell>
          <table:table-cell office:value-type="float" office:value="0" table:formula="of:=['file:///C:/Users/JHLee12/Downloads/microcode.xlsx'#Sheet1.C5]" table:style-name="ce7">
            <text:p>0</text:p>
          </table:table-cell>
          <table:table-cell office:value-type="float" office:value="0" table:formula="of:=['file:///C:/Users/JHLee12/Downloads/microcode.xlsx'#Sheet1.D5]" table:style-name="ce7">
            <text:p>0</text:p>
          </table:table-cell>
          <table:table-cell office:value-type="float" office:value="0" table:formula="of:=['file:///C:/Users/JHLee12/Downloads/microcode.xlsx'#Sheet1.E5]" table:style-name="ce7">
            <text:p>0</text:p>
          </table:table-cell>
          <table:table-cell office:value-type="float" office:value="0" table:formula="of:=['file:///C:/Users/JHLee12/Downloads/microcode.xlsx'#Sheet1.F5]" table:style-name="ce7">
            <text:p>0</text:p>
          </table:table-cell>
          <table:table-cell office:value-type="float" office:value="0" table:formula="of:=['file:///C:/Users/JHLee12/Downloads/microcode.xlsx'#Sheet1.G5]" table:style-name="ce7">
            <text:p>0</text:p>
          </table:table-cell>
          <table:table-cell office:value-type="float" office:value="0" table:formula="of:=['file:///C:/Users/JHLee12/Downloads/microcode.xlsx'#Sheet1.H5]" table:style-name="ce7">
            <text:p>0</text:p>
          </table:table-cell>
          <table:table-cell office:value-type="float" office:value="0" table:formula="of:=['file:///C:/Users/JHLee12/Downloads/microcode.xlsx'#Sheet1.I5]" table:style-name="ce7">
            <text:p>0</text:p>
          </table:table-cell>
          <table:table-cell office:value-type="float" office:value="0" table:formula="of:=['file:///C:/Users/JHLee12/Downloads/microcode.xlsx'#Sheet1.J5]" table:style-name="ce7">
            <text:p>0</text:p>
          </table:table-cell>
          <table:table-cell office:value-type="float" office:value="0" table:formula="of:=['file:///C:/Users/JHLee12/Downloads/microcode.xlsx'#Sheet1.K5]" table:style-name="ce7">
            <text:p>0</text:p>
          </table:table-cell>
          <table:table-cell office:value-type="float" office:value="0" table:formula="of:=['file:///C:/Users/JHLee12/Downloads/microcode.xlsx'#Sheet1.L5]" table:style-name="ce7">
            <text:p>0</text:p>
          </table:table-cell>
          <table:table-cell office:value-type="float" office:value="0" table:formula="of:=['file:///C:/Users/JHLee12/Downloads/microcode.xlsx'#Sheet1.M5]" table:style-name="ce7">
            <text:p>0</text:p>
          </table:table-cell>
          <table:table-cell office:value-type="float" office:value="0" table:formula="of:=['file:///C:/Users/JHLee12/Downloads/microcode.xlsx'#Sheet1.N5]" table:style-name="ce7">
            <text:p>0</text:p>
          </table:table-cell>
          <table:table-cell office:value-type="float" office:value="0" table:formula="of:=['file:///C:/Users/JHLee12/Downloads/microcode.xlsx'#Sheet1.O5]" table:style-name="ce7">
            <text:p>0</text:p>
          </table:table-cell>
          <table:table-cell office:value-type="float" office:value="0" table:formula="of:=['file:///C:/Users/JHLee12/Downloads/microcode.xlsx'#Sheet1.P5]" table:style-name="ce7">
            <text:p>0</text:p>
          </table:table-cell>
          <table:table-cell office:value-type="float" office:value="0" table:formula="of:=['file:///C:/Users/JHLee12/Downloads/microcode.xlsx'#Sheet1.Q5]" table:style-name="ce7">
            <text:p>0</text:p>
          </table:table-cell>
          <table:table-cell office:value-type="float" office:value="1" table:formula="of:=['file:///C:/Users/JHLee12/Downloads/microcode.xlsx'#Sheet1.R5]" table:style-name="ce7">
            <text:p>1</text:p>
          </table:table-cell>
          <table:table-cell office:value-type="float" office:value="0" table:formula="of:=['file:///C:/Users/JHLee12/Downloads/microcode.xlsx'#Sheet1.S5]" table:style-name="ce7">
            <text:p>0</text:p>
          </table:table-cell>
          <table:table-cell office:value-type="float" office:value="0" table:formula="of:=['file:///C:/Users/JHLee12/Downloads/microcode.xlsx'#Sheet1.T5]" table:style-name="ce7">
            <text:p>0</text:p>
          </table:table-cell>
          <table:table-cell office:value-type="float" office:value="0" table:formula="of:=['file:///C:/Users/JHLee12/Downloads/microcode.xlsx'#Sheet1.U5]" table:style-name="ce7">
            <text:p>0</text:p>
          </table:table-cell>
          <table:table-cell office:value-type="float" office:value="1" table:formula="of:=['file:///C:/Users/JHLee12/Downloads/microcode.xlsx'#Sheet1.V5]" table:style-name="ce7">
            <text:p>1</text:p>
          </table:table-cell>
          <table:table-cell office:value-type="float" office:value="0" table:formula="of:=['file:///C:/Users/JHLee12/Downloads/microcode.xlsx'#Sheet1.W5]" table:style-name="ce7">
            <text:p>0</text:p>
          </table:table-cell>
          <table:table-cell office:value-type="float" office:value="0" table:formula="of:=['file:///C:/Users/JHLee12/Downloads/microcode.xlsx'#Sheet1.X5]" table:style-name="ce5">
            <text:p>0</text:p>
          </table:table-cell>
          <table:table-cell office:value-type="float" office:value="0" table:formula="of:=['file:///C:/Users/JHLee12/Downloads/microcode.xlsx'#Sheet1.Y5]" table:style-name="ce5">
            <text:p>0</text:p>
          </table:table-cell>
          <table:table-cell office:value-type="float" office:value="0" table:formula="of:=['file:///C:/Users/JHLee12/Downloads/microcode.xlsx'#Sheet1.Z5]" table:style-name="ce5">
            <text:p>0</text:p>
          </table:table-cell>
          <table:table-cell office:value-type="float" office:value="1" table:formula="of:=['file:///C:/Users/JHLee12/Downloads/microcode.xlsx'#Sheet1.AA5]" table:style-name="ce5">
            <text:p>1</text:p>
          </table:table-cell>
          <table:table-cell office:value-type="float" office:value="0" table:formula="of:=['file:///C:/Users/JHLee12/Downloads/microcode.xlsx'#Sheet1.AB5]" table:style-name="ce5">
            <text:p>0</text:p>
          </table:table-cell>
          <table:table-cell office:value-type="float" office:value="0" table:formula="of:=['file:///C:/Users/JHLee12/Downloads/microcode.xlsx'#Sheet1.AC5]" table:style-name="ce5">
            <text:p>0</text:p>
          </table:table-cell>
          <table:table-cell office:value-type="float" office:value="3" table:formula="of:=['file:///C:/Users/JHLee12/Downloads/microcode.xlsx'#Sheet1.AD5]" table:style-name="ce6">
            <text:p>3</text:p>
          </table:table-cell>
          <table:table-cell office:value-type="float" office:value="4" table:formula="of:=['file:///C:/Users/JHLee12/Downloads/microcode.xlsx'#Sheet1.AE5]" table:style-name="ce6">
            <text:p>4</text:p>
          </table:table-cell>
          <table:table-cell office:value-type="float" office:value="0" table:formula="of:=['file:///C:/Users/JHLee12/Downloads/microcode.xlsx'#Sheet1.AF5]" table:style-name="ce6">
            <text:p>0</text:p>
          </table:table-cell>
          <table:table-cell office:value-type="string" office:string-value="0000884" table:formula="of:=BIN2HEX(CONCATENATE([.B5];[.C5];[.D5]; [.E5])) &amp; BIN2HEX(CONCATENATE([.F5];[.G5];[.H5];[.I5];[.J5];[.K5];[.L5];[.M5]);2) &amp; BIN2HEX(CONCATENATE([.N5];[.O5];[.P5];[.Q5];[.R5];[.S5];[.T5];[.U5] );2) &amp; BIN2HEX(CONCATENATE([.V5];[.W5];[.X5];[.Y5];[.Z5];[.AA5];[.AB5];[.AC5] );2)" table:style-name="ce6">
            <text:p>0000884</text:p>
          </table:table-cell>
          <table:table-cell table:number-columns-repeated="989" table:style-name="ce2"/>
          <table:table-cell table:number-columns-repeated="15362"/>
        </table:table-row>
        <table:table-row table:style-name="ro2">
          <table:table-cell office:value-type="string" office:string-value="FETCH4" table:formula="of:=['file:///C:/Users/JHLee12/Downloads/microcode.xlsx'#Sheet1.A6]" table:style-name="ce2">
            <text:p>FETCH4</text:p>
          </table:table-cell>
          <table:table-cell office:value-type="float" office:value="0" table:formula="of:=['file:///C:/Users/JHLee12/Downloads/microcode.xlsx'#Sheet1.B6]" table:style-name="ce7">
            <text:p>0</text:p>
          </table:table-cell>
          <table:table-cell office:value-type="float" office:value="0" table:formula="of:=['file:///C:/Users/JHLee12/Downloads/microcode.xlsx'#Sheet1.C6]" table:style-name="ce7">
            <text:p>0</text:p>
          </table:table-cell>
          <table:table-cell office:value-type="float" office:value="0" table:formula="of:=['file:///C:/Users/JHLee12/Downloads/microcode.xlsx'#Sheet1.D6]" table:style-name="ce7">
            <text:p>0</text:p>
          </table:table-cell>
          <table:table-cell office:value-type="float" office:value="0" table:formula="of:=['file:///C:/Users/JHLee12/Downloads/microcode.xlsx'#Sheet1.E6]" table:style-name="ce7">
            <text:p>0</text:p>
          </table:table-cell>
          <table:table-cell office:value-type="float" office:value="0" table:formula="of:=['file:///C:/Users/JHLee12/Downloads/microcode.xlsx'#Sheet1.F6]" table:style-name="ce7">
            <text:p>0</text:p>
          </table:table-cell>
          <table:table-cell office:value-type="float" office:value="0" table:formula="of:=['file:///C:/Users/JHLee12/Downloads/microcode.xlsx'#Sheet1.G6]" table:style-name="ce7">
            <text:p>0</text:p>
          </table:table-cell>
          <table:table-cell office:value-type="float" office:value="0" table:formula="of:=['file:///C:/Users/JHLee12/Downloads/microcode.xlsx'#Sheet1.H6]" table:style-name="ce7">
            <text:p>0</text:p>
          </table:table-cell>
          <table:table-cell office:value-type="float" office:value="0" table:formula="of:=['file:///C:/Users/JHLee12/Downloads/microcode.xlsx'#Sheet1.I6]" table:style-name="ce7">
            <text:p>0</text:p>
          </table:table-cell>
          <table:table-cell office:value-type="float" office:value="0" table:formula="of:=['file:///C:/Users/JHLee12/Downloads/microcode.xlsx'#Sheet1.J6]" table:style-name="ce7">
            <text:p>0</text:p>
          </table:table-cell>
          <table:table-cell office:value-type="float" office:value="0" table:formula="of:=['file:///C:/Users/JHLee12/Downloads/microcode.xlsx'#Sheet1.K6]" table:style-name="ce7">
            <text:p>0</text:p>
          </table:table-cell>
          <table:table-cell office:value-type="float" office:value="0" table:formula="of:=['file:///C:/Users/JHLee12/Downloads/microcode.xlsx'#Sheet1.L6]" table:style-name="ce7">
            <text:p>0</text:p>
          </table:table-cell>
          <table:table-cell office:value-type="float" office:value="0" table:formula="of:=['file:///C:/Users/JHLee12/Downloads/microcode.xlsx'#Sheet1.M6]" table:style-name="ce7">
            <text:p>0</text:p>
          </table:table-cell>
          <table:table-cell office:value-type="float" office:value="0" table:formula="of:=['file:///C:/Users/JHLee12/Downloads/microcode.xlsx'#Sheet1.N6]" table:style-name="ce7">
            <text:p>0</text:p>
          </table:table-cell>
          <table:table-cell office:value-type="float" office:value="1" table:formula="of:=['file:///C:/Users/JHLee12/Downloads/microcode.xlsx'#Sheet1.O6]" table:style-name="ce7">
            <text:p>1</text:p>
          </table:table-cell>
          <table:table-cell office:value-type="float" office:value="1" table:formula="of:=['file:///C:/Users/JHLee12/Downloads/microcode.xlsx'#Sheet1.P6]" table:style-name="ce7">
            <text:p>1</text:p>
          </table:table-cell>
          <table:table-cell office:value-type="float" office:value="0" table:formula="of:=['file:///C:/Users/JHLee12/Downloads/microcode.xlsx'#Sheet1.Q6]" table:style-name="ce7">
            <text:p>0</text:p>
          </table:table-cell>
          <table:table-cell office:value-type="float" office:value="0" table:formula="of:=['file:///C:/Users/JHLee12/Downloads/microcode.xlsx'#Sheet1.R6]" table:style-name="ce7">
            <text:p>0</text:p>
          </table:table-cell>
          <table:table-cell office:value-type="float" office:value="0" table:formula="of:=['file:///C:/Users/JHLee12/Downloads/microcode.xlsx'#Sheet1.S6]" table:style-name="ce7">
            <text:p>0</text:p>
          </table:table-cell>
          <table:table-cell office:value-type="float" office:value="1" table:formula="of:=['file:///C:/Users/JHLee12/Downloads/microcode.xlsx'#Sheet1.T6]" table:style-name="ce7">
            <text:p>1</text:p>
          </table:table-cell>
          <table:table-cell office:value-type="float" office:value="0" table:formula="of:=['file:///C:/Users/JHLee12/Downloads/microcode.xlsx'#Sheet1.U6]" table:style-name="ce7">
            <text:p>0</text:p>
          </table:table-cell>
          <table:table-cell office:value-type="float" office:value="0" table:formula="of:=['file:///C:/Users/JHLee12/Downloads/microcode.xlsx'#Sheet1.V6]" table:style-name="ce7">
            <text:p>0</text:p>
          </table:table-cell>
          <table:table-cell office:value-type="float" office:value="0" table:formula="of:=['file:///C:/Users/JHLee12/Downloads/microcode.xlsx'#Sheet1.W6]" table:style-name="ce7">
            <text:p>0</text:p>
          </table:table-cell>
          <table:table-cell office:value-type="float" office:value="0" table:formula="of:=['file:///C:/Users/JHLee12/Downloads/microcode.xlsx'#Sheet1.X6]" table:style-name="ce5">
            <text:p>0</text:p>
          </table:table-cell>
          <table:table-cell office:value-type="float" office:value="0" table:formula="of:=['file:///C:/Users/JHLee12/Downloads/microcode.xlsx'#Sheet1.Y6]" table:style-name="ce5">
            <text:p>0</text:p>
          </table:table-cell>
          <table:table-cell office:value-type="float" office:value="0" table:formula="of:=['file:///C:/Users/JHLee12/Downloads/microcode.xlsx'#Sheet1.Z6]" table:style-name="ce5">
            <text:p>0</text:p>
          </table:table-cell>
          <table:table-cell office:value-type="float" office:value="1" table:formula="of:=['file:///C:/Users/JHLee12/Downloads/microcode.xlsx'#Sheet1.AA6]" table:style-name="ce5">
            <text:p>1</text:p>
          </table:table-cell>
          <table:table-cell office:value-type="float" office:value="0" table:formula="of:=['file:///C:/Users/JHLee12/Downloads/microcode.xlsx'#Sheet1.AB6]" table:style-name="ce5">
            <text:p>0</text:p>
          </table:table-cell>
          <table:table-cell office:value-type="float" office:value="1" table:formula="of:=['file:///C:/Users/JHLee12/Downloads/microcode.xlsx'#Sheet1.AC6]" table:style-name="ce5">
            <text:p>1</text:p>
          </table:table-cell>
          <table:table-cell office:value-type="float" office:value="4" table:formula="of:=['file:///C:/Users/JHLee12/Downloads/microcode.xlsx'#Sheet1.AD6]" table:style-name="ce6">
            <text:p>4</text:p>
          </table:table-cell>
          <table:table-cell office:value-type="float" office:value="5" table:formula="of:=['file:///C:/Users/JHLee12/Downloads/microcode.xlsx'#Sheet1.AE6]" table:style-name="ce6">
            <text:p>5</text:p>
          </table:table-cell>
          <table:table-cell office:value-type="float" office:value="0" table:formula="of:=['file:///C:/Users/JHLee12/Downloads/microcode.xlsx'#Sheet1.AF6]" table:style-name="ce6">
            <text:p>0</text:p>
          </table:table-cell>
          <table:table-cell office:value-type="string" office:string-value="0006205" table:formula="of:=BIN2HEX(CONCATENATE([.B6];[.C6];[.D6]; [.E6])) &amp; BIN2HEX(CONCATENATE([.F6];[.G6];[.H6];[.I6];[.J6];[.K6];[.L6];[.M6]);2) &amp; BIN2HEX(CONCATENATE([.N6];[.O6];[.P6];[.Q6];[.R6];[.S6];[.T6];[.U6] );2) &amp; BIN2HEX(CONCATENATE([.V6];[.W6];[.X6];[.Y6];[.Z6];[.AA6];[.AB6];[.AC6] );2)" table:style-name="ce6">
            <text:p>0006205</text:p>
          </table:table-cell>
          <table:table-cell table:number-columns-repeated="989" table:style-name="ce2"/>
          <table:table-cell table:number-columns-repeated="15362"/>
        </table:table-row>
        <table:table-row table:style-name="ro2">
          <table:table-cell office:value-type="string" office:string-value="FETCH5" table:formula="of:=['file:///C:/Users/JHLee12/Downloads/microcode.xlsx'#Sheet1.A7]" table:style-name="ce2">
            <text:p>FETCH5</text:p>
          </table:table-cell>
          <table:table-cell office:value-type="float" office:value="0" table:formula="of:=['file:///C:/Users/JHLee12/Downloads/microcode.xlsx'#Sheet1.B7]" table:style-name="ce7">
            <text:p>0</text:p>
          </table:table-cell>
          <table:table-cell office:value-type="float" office:value="0" table:formula="of:=['file:///C:/Users/JHLee12/Downloads/microcode.xlsx'#Sheet1.C7]" table:style-name="ce7">
            <text:p>0</text:p>
          </table:table-cell>
          <table:table-cell office:value-type="float" office:value="0" table:formula="of:=['file:///C:/Users/JHLee12/Downloads/microcode.xlsx'#Sheet1.D7]" table:style-name="ce7">
            <text:p>0</text:p>
          </table:table-cell>
          <table:table-cell office:value-type="float" office:value="0" table:formula="of:=['file:///C:/Users/JHLee12/Downloads/microcode.xlsx'#Sheet1.E7]" table:style-name="ce7">
            <text:p>0</text:p>
          </table:table-cell>
          <table:table-cell office:value-type="float" office:value="0" table:formula="of:=['file:///C:/Users/JHLee12/Downloads/microcode.xlsx'#Sheet1.F7]" table:style-name="ce7">
            <text:p>0</text:p>
          </table:table-cell>
          <table:table-cell office:value-type="float" office:value="0" table:formula="of:=['file:///C:/Users/JHLee12/Downloads/microcode.xlsx'#Sheet1.G7]" table:style-name="ce7">
            <text:p>0</text:p>
          </table:table-cell>
          <table:table-cell office:value-type="float" office:value="0" table:formula="of:=['file:///C:/Users/JHLee12/Downloads/microcode.xlsx'#Sheet1.H7]" table:style-name="ce7">
            <text:p>0</text:p>
          </table:table-cell>
          <table:table-cell office:value-type="float" office:value="0" table:formula="of:=['file:///C:/Users/JHLee12/Downloads/microcode.xlsx'#Sheet1.I7]" table:style-name="ce7">
            <text:p>0</text:p>
          </table:table-cell>
          <table:table-cell office:value-type="float" office:value="0" table:formula="of:=['file:///C:/Users/JHLee12/Downloads/microcode.xlsx'#Sheet1.J7]" table:style-name="ce7">
            <text:p>0</text:p>
          </table:table-cell>
          <table:table-cell office:value-type="float" office:value="0" table:formula="of:=['file:///C:/Users/JHLee12/Downloads/microcode.xlsx'#Sheet1.K7]" table:style-name="ce7">
            <text:p>0</text:p>
          </table:table-cell>
          <table:table-cell office:value-type="float" office:value="0" table:formula="of:=['file:///C:/Users/JHLee12/Downloads/microcode.xlsx'#Sheet1.L7]" table:style-name="ce7">
            <text:p>0</text:p>
          </table:table-cell>
          <table:table-cell office:value-type="float" office:value="0" table:formula="of:=['file:///C:/Users/JHLee12/Downloads/microcode.xlsx'#Sheet1.M7]" table:style-name="ce7">
            <text:p>0</text:p>
          </table:table-cell>
          <table:table-cell office:value-type="float" office:value="0" table:formula="of:=['file:///C:/Users/JHLee12/Downloads/microcode.xlsx'#Sheet1.N7]" table:style-name="ce7">
            <text:p>0</text:p>
          </table:table-cell>
          <table:table-cell office:value-type="float" office:value="0" table:formula="of:=['file:///C:/Users/JHLee12/Downloads/microcode.xlsx'#Sheet1.O7]" table:style-name="ce7">
            <text:p>0</text:p>
          </table:table-cell>
          <table:table-cell office:value-type="float" office:value="0" table:formula="of:=['file:///C:/Users/JHLee12/Downloads/microcode.xlsx'#Sheet1.P7]" table:style-name="ce7">
            <text:p>0</text:p>
          </table:table-cell>
          <table:table-cell office:value-type="float" office:value="1" table:formula="of:=['file:///C:/Users/JHLee12/Downloads/microcode.xlsx'#Sheet1.Q7]" table:style-name="ce7">
            <text:p>1</text:p>
          </table:table-cell>
          <table:table-cell office:value-type="float" office:value="0" table:formula="of:=['file:///C:/Users/JHLee12/Downloads/microcode.xlsx'#Sheet1.R7]" table:style-name="ce7">
            <text:p>0</text:p>
          </table:table-cell>
          <table:table-cell office:value-type="float" office:value="0" table:formula="of:=['file:///C:/Users/JHLee12/Downloads/microcode.xlsx'#Sheet1.S7]" table:style-name="ce7">
            <text:p>0</text:p>
          </table:table-cell>
          <table:table-cell office:value-type="float" office:value="0" table:formula="of:=['file:///C:/Users/JHLee12/Downloads/microcode.xlsx'#Sheet1.T7]" table:style-name="ce7">
            <text:p>0</text:p>
          </table:table-cell>
          <table:table-cell office:value-type="float" office:value="0" table:formula="of:=['file:///C:/Users/JHLee12/Downloads/microcode.xlsx'#Sheet1.U7]" table:style-name="ce7">
            <text:p>0</text:p>
          </table:table-cell>
          <table:table-cell office:value-type="float" office:value="1" table:formula="of:=['file:///C:/Users/JHLee12/Downloads/microcode.xlsx'#Sheet1.V7]" table:style-name="ce7">
            <text:p>1</text:p>
          </table:table-cell>
          <table:table-cell office:value-type="float" office:value="0" table:formula="of:=['file:///C:/Users/JHLee12/Downloads/microcode.xlsx'#Sheet1.W7]" table:style-name="ce7">
            <text:p>0</text:p>
          </table:table-cell>
          <table:table-cell office:value-type="float" office:value="0" table:formula="of:=['file:///C:/Users/JHLee12/Downloads/microcode.xlsx'#Sheet1.X7]" table:style-name="ce5">
            <text:p>0</text:p>
          </table:table-cell>
          <table:table-cell office:value-type="float" office:value="0" table:formula="of:=['file:///C:/Users/JHLee12/Downloads/microcode.xlsx'#Sheet1.Y7]" table:style-name="ce5">
            <text:p>0</text:p>
          </table:table-cell>
          <table:table-cell office:value-type="float" office:value="0" table:formula="of:=['file:///C:/Users/JHLee12/Downloads/microcode.xlsx'#Sheet1.Z7]" table:style-name="ce5">
            <text:p>0</text:p>
          </table:table-cell>
          <table:table-cell office:value-type="float" office:value="1" table:formula="of:=['file:///C:/Users/JHLee12/Downloads/microcode.xlsx'#Sheet1.AA7]" table:style-name="ce5">
            <text:p>1</text:p>
          </table:table-cell>
          <table:table-cell office:value-type="float" office:value="1" table:formula="of:=['file:///C:/Users/JHLee12/Downloads/microcode.xlsx'#Sheet1.AB7]" table:style-name="ce5">
            <text:p>1</text:p>
          </table:table-cell>
          <table:table-cell office:value-type="float" office:value="0" table:formula="of:=['file:///C:/Users/JHLee12/Downloads/microcode.xlsx'#Sheet1.AC7]" table:style-name="ce5">
            <text:p>0</text:p>
          </table:table-cell>
          <table:table-cell office:value-type="float" office:value="5" table:formula="of:=['file:///C:/Users/JHLee12/Downloads/microcode.xlsx'#Sheet1.AD7]" table:style-name="ce6">
            <text:p>5</text:p>
          </table:table-cell>
          <table:table-cell office:value-type="float" office:value="6" table:formula="of:=['file:///C:/Users/JHLee12/Downloads/microcode.xlsx'#Sheet1.AE7]" table:style-name="ce6">
            <text:p>6</text:p>
          </table:table-cell>
          <table:table-cell office:value-type="float" office:value="0" table:formula="of:=['file:///C:/Users/JHLee12/Downloads/microcode.xlsx'#Sheet1.AF7]" table:style-name="ce6">
            <text:p>0</text:p>
          </table:table-cell>
          <table:table-cell office:value-type="string" office:string-value="0001086" table:formula="of:=BIN2HEX(CONCATENATE([.B7];[.C7];[.D7]; [.E7])) &amp; BIN2HEX(CONCATENATE([.F7];[.G7];[.H7];[.I7];[.J7];[.K7];[.L7];[.M7]);2) &amp; BIN2HEX(CONCATENATE([.N7];[.O7];[.P7];[.Q7];[.R7];[.S7];[.T7];[.U7] );2) &amp; BIN2HEX(CONCATENATE([.V7];[.W7];[.X7];[.Y7];[.Z7];[.AA7];[.AB7];[.AC7] );2)" table:style-name="ce6">
            <text:p>0001086</text:p>
          </table:table-cell>
          <table:table-cell table:number-columns-repeated="989" table:style-name="ce2"/>
          <table:table-cell table:number-columns-repeated="15362"/>
        </table:table-row>
        <table:table-row table:style-name="ro2">
          <table:table-cell office:value-type="string" office:string-value="FETCH6" table:formula="of:=['file:///C:/Users/JHLee12/Downloads/microcode.xlsx'#Sheet1.A8]" table:style-name="ce2">
            <text:p>FETCH6</text:p>
          </table:table-cell>
          <table:table-cell office:value-type="float" office:value="0" table:formula="of:=['file:///C:/Users/JHLee12/Downloads/microcode.xlsx'#Sheet1.B8]" table:style-name="ce7">
            <text:p>0</text:p>
          </table:table-cell>
          <table:table-cell office:value-type="float" office:value="0" table:formula="of:=['file:///C:/Users/JHLee12/Downloads/microcode.xlsx'#Sheet1.C8]" table:style-name="ce7">
            <text:p>0</text:p>
          </table:table-cell>
          <table:table-cell office:value-type="float" office:value="0" table:formula="of:=['file:///C:/Users/JHLee12/Downloads/microcode.xlsx'#Sheet1.D8]" table:style-name="ce7">
            <text:p>0</text:p>
          </table:table-cell>
          <table:table-cell office:value-type="float" office:value="0" table:formula="of:=['file:///C:/Users/JHLee12/Downloads/microcode.xlsx'#Sheet1.E8]" table:style-name="ce7">
            <text:p>0</text:p>
          </table:table-cell>
          <table:table-cell office:value-type="float" office:value="1" table:formula="of:=['file:///C:/Users/JHLee12/Downloads/microcode.xlsx'#Sheet1.F8]" table:style-name="ce7">
            <text:p>1</text:p>
          </table:table-cell>
          <table:table-cell office:value-type="float" office:value="1" table:formula="of:=['file:///C:/Users/JHLee12/Downloads/microcode.xlsx'#Sheet1.G8]" table:style-name="ce7">
            <text:p>1</text:p>
          </table:table-cell>
          <table:table-cell office:value-type="float" office:value="1" table:formula="of:=['file:///C:/Users/JHLee12/Downloads/microcode.xlsx'#Sheet1.H8]" table:style-name="ce7">
            <text:p>1</text:p>
          </table:table-cell>
          <table:table-cell office:value-type="float" office:value="0" table:formula="of:=['file:///C:/Users/JHLee12/Downloads/microcode.xlsx'#Sheet1.I8]" table:style-name="ce7">
            <text:p>0</text:p>
          </table:table-cell>
          <table:table-cell office:value-type="float" office:value="0" table:formula="of:=['file:///C:/Users/JHLee12/Downloads/microcode.xlsx'#Sheet1.J8]" table:style-name="ce7">
            <text:p>0</text:p>
          </table:table-cell>
          <table:table-cell office:value-type="float" office:value="0" table:formula="of:=['file:///C:/Users/JHLee12/Downloads/microcode.xlsx'#Sheet1.K8]" table:style-name="ce7">
            <text:p>0</text:p>
          </table:table-cell>
          <table:table-cell office:value-type="float" office:value="0" table:formula="of:=['file:///C:/Users/JHLee12/Downloads/microcode.xlsx'#Sheet1.L8]" table:style-name="ce7">
            <text:p>0</text:p>
          </table:table-cell>
          <table:table-cell office:value-type="float" office:value="0" table:formula="of:=['file:///C:/Users/JHLee12/Downloads/microcode.xlsx'#Sheet1.M8]" table:style-name="ce7">
            <text:p>0</text:p>
          </table:table-cell>
          <table:table-cell office:value-type="float" office:value="0" table:formula="of:=['file:///C:/Users/JHLee12/Downloads/microcode.xlsx'#Sheet1.N8]" table:style-name="ce7">
            <text:p>0</text:p>
          </table:table-cell>
          <table:table-cell office:value-type="float" office:value="0" table:formula="of:=['file:///C:/Users/JHLee12/Downloads/microcode.xlsx'#Sheet1.O8]" table:style-name="ce7">
            <text:p>0</text:p>
          </table:table-cell>
          <table:table-cell office:value-type="float" office:value="0" table:formula="of:=['file:///C:/Users/JHLee12/Downloads/microcode.xlsx'#Sheet1.P8]" table:style-name="ce7">
            <text:p>0</text:p>
          </table:table-cell>
          <table:table-cell office:value-type="float" office:value="0" table:formula="of:=['file:///C:/Users/JHLee12/Downloads/microcode.xlsx'#Sheet1.Q8]" table:style-name="ce7">
            <text:p>0</text:p>
          </table:table-cell>
          <table:table-cell office:value-type="float" office:value="1" table:formula="of:=['file:///C:/Users/JHLee12/Downloads/microcode.xlsx'#Sheet1.R8]" table:style-name="ce7">
            <text:p>1</text:p>
          </table:table-cell>
          <table:table-cell office:value-type="float" office:value="0" table:formula="of:=['file:///C:/Users/JHLee12/Downloads/microcode.xlsx'#Sheet1.S8]" table:style-name="ce7">
            <text:p>0</text:p>
          </table:table-cell>
          <table:table-cell office:value-type="float" office:value="0" table:formula="of:=['file:///C:/Users/JHLee12/Downloads/microcode.xlsx'#Sheet1.T8]" table:style-name="ce7">
            <text:p>0</text:p>
          </table:table-cell>
          <table:table-cell office:value-type="float" office:value="1" table:formula="of:=['file:///C:/Users/JHLee12/Downloads/microcode.xlsx'#Sheet1.U8]" table:style-name="ce7">
            <text:p>1</text:p>
          </table:table-cell>
          <table:table-cell office:value-type="float" office:value="0" table:formula="of:=['file:///C:/Users/JHLee12/Downloads/microcode.xlsx'#Sheet1.V8]" table:style-name="ce7">
            <text:p>0</text:p>
          </table:table-cell>
          <table:table-cell office:value-type="float" office:value="0" table:formula="of:=['file:///C:/Users/JHLee12/Downloads/microcode.xlsx'#Sheet1.W8]" table:style-name="ce7">
            <text:p>0</text:p>
          </table:table-cell>
          <table:table-cell office:value-type="float" office:value="0" table:formula="of:=['file:///C:/Users/JHLee12/Downloads/microcode.xlsx'#Sheet1.X8]" table:style-name="ce5">
            <text:p>0</text:p>
          </table:table-cell>
          <table:table-cell office:value-type="float" office:value="0" table:formula="of:=['file:///C:/Users/JHLee12/Downloads/microcode.xlsx'#Sheet1.Y8]" table:style-name="ce5">
            <text:p>0</text:p>
          </table:table-cell>
          <table:table-cell office:value-type="float" office:value="0" table:formula="of:=['file:///C:/Users/JHLee12/Downloads/microcode.xlsx'#Sheet1.Z8]" table:style-name="ce5">
            <text:p>0</text:p>
          </table:table-cell>
          <table:table-cell office:value-type="float" office:value="0" table:formula="of:=['file:///C:/Users/JHLee12/Downloads/microcode.xlsx'#Sheet1.AA8]" table:style-name="ce5">
            <text:p>0</text:p>
          </table:table-cell>
          <table:table-cell office:value-type="float" office:value="0" table:formula="of:=['file:///C:/Users/JHLee12/Downloads/microcode.xlsx'#Sheet1.AB8]" table:style-name="ce5">
            <text:p>0</text:p>
          </table:table-cell>
          <table:table-cell office:value-type="float" office:value="0" table:formula="of:=['file:///C:/Users/JHLee12/Downloads/microcode.xlsx'#Sheet1.AC8]" table:style-name="ce5">
            <text:p>0</text:p>
          </table:table-cell>
          <table:table-cell office:value-type="float" office:value="6" table:formula="of:=['file:///C:/Users/JHLee12/Downloads/microcode.xlsx'#Sheet1.AD8]" table:style-name="ce6">
            <text:p>6</text:p>
          </table:table-cell>
          <table:table-cell office:value-type="float" office:value="0" table:formula="of:=['file:///C:/Users/JHLee12/Downloads/microcode.xlsx'#Sheet1.AE8]" table:style-name="ce6">
            <text:p>0</text:p>
          </table:table-cell>
          <table:table-cell office:value-type="float" office:value="0" table:formula="of:=['file:///C:/Users/JHLee12/Downloads/microcode.xlsx'#Sheet1.AF8]" table:style-name="ce6">
            <text:p>0</text:p>
          </table:table-cell>
          <table:table-cell office:value-type="string" office:string-value="0E00900" table:formula="of:=BIN2HEX(CONCATENATE([.B8];[.C8];[.D8]; [.E8])) &amp; BIN2HEX(CONCATENATE([.F8];[.G8];[.H8];[.I8];[.J8];[.K8];[.L8];[.M8]);2) &amp; BIN2HEX(CONCATENATE([.N8];[.O8];[.P8];[.Q8];[.R8];[.S8];[.T8];[.U8] );2) &amp; BIN2HEX(CONCATENATE([.V8];[.W8];[.X8];[.Y8];[.Z8];[.AA8];[.AB8];[.AC8] );2)" table:style-name="ce6">
            <text:p>0E00900</text:p>
          </table:table-cell>
          <table:table-cell table:number-columns-repeated="989" table:style-name="ce2"/>
          <table:table-cell table:number-columns-repeated="15362"/>
        </table:table-row>
        <table:table-row table:style-name="ro2">
          <table:table-cell office:value-type="string" office:string-value="ADD0" table:formula="of:=['file:///C:/Users/JHLee12/Downloads/microcode.xlsx'#Sheet1.A9]" table:style-name="ce2">
            <text:p>ADD0</text:p>
          </table:table-cell>
          <table:table-cell office:value-type="float" office:value="0" table:formula="of:=['file:///C:/Users/JHLee12/Downloads/microcode.xlsx'#Sheet1.B9]" table:style-name="ce7">
            <text:p>0</text:p>
          </table:table-cell>
          <table:table-cell office:value-type="float" office:value="0" table:formula="of:=['file:///C:/Users/JHLee12/Downloads/microcode.xlsx'#Sheet1.C9]" table:style-name="ce7">
            <text:p>0</text:p>
          </table:table-cell>
          <table:table-cell office:value-type="float" office:value="0" table:formula="of:=['file:///C:/Users/JHLee12/Downloads/microcode.xlsx'#Sheet1.D9]" table:style-name="ce7">
            <text:p>0</text:p>
          </table:table-cell>
          <table:table-cell office:value-type="float" office:value="0" table:formula="of:=['file:///C:/Users/JHLee12/Downloads/microcode.xlsx'#Sheet1.E9]" table:style-name="ce7">
            <text:p>0</text:p>
          </table:table-cell>
          <table:table-cell office:value-type="float" office:value="0" table:formula="of:=['file:///C:/Users/JHLee12/Downloads/microcode.xlsx'#Sheet1.F9]" table:style-name="ce7">
            <text:p>0</text:p>
          </table:table-cell>
          <table:table-cell office:value-type="float" office:value="0" table:formula="of:=['file:///C:/Users/JHLee12/Downloads/microcode.xlsx'#Sheet1.G9]" table:style-name="ce7">
            <text:p>0</text:p>
          </table:table-cell>
          <table:table-cell office:value-type="float" office:value="0" table:formula="of:=['file:///C:/Users/JHLee12/Downloads/microcode.xlsx'#Sheet1.H9]" table:style-name="ce7">
            <text:p>0</text:p>
          </table:table-cell>
          <table:table-cell office:value-type="float" office:value="0" table:formula="of:=['file:///C:/Users/JHLee12/Downloads/microcode.xlsx'#Sheet1.I9]" table:style-name="ce7">
            <text:p>0</text:p>
          </table:table-cell>
          <table:table-cell office:value-type="float" office:value="1" table:formula="of:=['file:///C:/Users/JHLee12/Downloads/microcode.xlsx'#Sheet1.J9]" table:style-name="ce7">
            <text:p>1</text:p>
          </table:table-cell>
          <table:table-cell office:value-type="float" office:value="0" table:formula="of:=['file:///C:/Users/JHLee12/Downloads/microcode.xlsx'#Sheet1.K9]" table:style-name="ce7">
            <text:p>0</text:p>
          </table:table-cell>
          <table:table-cell office:value-type="float" office:value="0" table:formula="of:=['file:///C:/Users/JHLee12/Downloads/microcode.xlsx'#Sheet1.L9]" table:style-name="ce7">
            <text:p>0</text:p>
          </table:table-cell>
          <table:table-cell office:value-type="float" office:value="0" table:formula="of:=['file:///C:/Users/JHLee12/Downloads/microcode.xlsx'#Sheet1.M9]" table:style-name="ce7">
            <text:p>0</text:p>
          </table:table-cell>
          <table:table-cell office:value-type="float" office:value="0" table:formula="of:=['file:///C:/Users/JHLee12/Downloads/microcode.xlsx'#Sheet1.N9]" table:style-name="ce7">
            <text:p>0</text:p>
          </table:table-cell>
          <table:table-cell office:value-type="float" office:value="1" table:formula="of:=['file:///C:/Users/JHLee12/Downloads/microcode.xlsx'#Sheet1.O9]" table:style-name="ce7">
            <text:p>1</text:p>
          </table:table-cell>
          <table:table-cell office:value-type="float" office:value="0" table:formula="of:=['file:///C:/Users/JHLee12/Downloads/microcode.xlsx'#Sheet1.P9]" table:style-name="ce7">
            <text:p>0</text:p>
          </table:table-cell>
          <table:table-cell office:value-type="float" office:value="0" table:formula="of:=['file:///C:/Users/JHLee12/Downloads/microcode.xlsx'#Sheet1.Q9]" table:style-name="ce7">
            <text:p>0</text:p>
          </table:table-cell>
          <table:table-cell office:value-type="float" office:value="0" table:formula="of:=['file:///C:/Users/JHLee12/Downloads/microcode.xlsx'#Sheet1.R9]" table:style-name="ce7">
            <text:p>0</text:p>
          </table:table-cell>
          <table:table-cell office:value-type="float" office:value="0" table:formula="of:=['file:///C:/Users/JHLee12/Downloads/microcode.xlsx'#Sheet1.S9]" table:style-name="ce7">
            <text:p>0</text:p>
          </table:table-cell>
          <table:table-cell office:value-type="float" office:value="0" table:formula="of:=['file:///C:/Users/JHLee12/Downloads/microcode.xlsx'#Sheet1.T9]" table:style-name="ce7">
            <text:p>0</text:p>
          </table:table-cell>
          <table:table-cell office:value-type="float" office:value="0" table:formula="of:=['file:///C:/Users/JHLee12/Downloads/microcode.xlsx'#Sheet1.U9]" table:style-name="ce7">
            <text:p>0</text:p>
          </table:table-cell>
          <table:table-cell office:value-type="float" office:value="0" table:formula="of:=['file:///C:/Users/JHLee12/Downloads/microcode.xlsx'#Sheet1.V9]" table:style-name="ce7">
            <text:p>0</text:p>
          </table:table-cell>
          <table:table-cell office:value-type="float" office:value="1" table:formula="of:=['file:///C:/Users/JHLee12/Downloads/microcode.xlsx'#Sheet1.W9]" table:style-name="ce7">
            <text:p>1</text:p>
          </table:table-cell>
          <table:table-cell office:value-type="float" office:value="0" table:formula="of:=['file:///C:/Users/JHLee12/Downloads/microcode.xlsx'#Sheet1.X9]" table:style-name="ce5">
            <text:p>0</text:p>
          </table:table-cell>
          <table:table-cell office:value-type="float" office:value="0" table:formula="of:=['file:///C:/Users/JHLee12/Downloads/microcode.xlsx'#Sheet1.Y9]" table:style-name="ce5">
            <text:p>0</text:p>
          </table:table-cell>
          <table:table-cell office:value-type="float" office:value="1" table:formula="of:=['file:///C:/Users/JHLee12/Downloads/microcode.xlsx'#Sheet1.Z9]" table:style-name="ce5">
            <text:p>1</text:p>
          </table:table-cell>
          <table:table-cell office:value-type="float" office:value="0" table:formula="of:=['file:///C:/Users/JHLee12/Downloads/microcode.xlsx'#Sheet1.AA9]" table:style-name="ce5">
            <text:p>0</text:p>
          </table:table-cell>
          <table:table-cell office:value-type="float" office:value="0" table:formula="of:=['file:///C:/Users/JHLee12/Downloads/microcode.xlsx'#Sheet1.AB9]" table:style-name="ce5">
            <text:p>0</text:p>
          </table:table-cell>
          <table:table-cell office:value-type="float" office:value="0" table:formula="of:=['file:///C:/Users/JHLee12/Downloads/microcode.xlsx'#Sheet1.AC9]" table:style-name="ce5">
            <text:p>0</text:p>
          </table:table-cell>
          <table:table-cell office:value-type="float" office:value="7" table:formula="of:=['file:///C:/Users/JHLee12/Downloads/microcode.xlsx'#Sheet1.AD9]" table:style-name="ce6">
            <text:p>7</text:p>
          </table:table-cell>
          <table:table-cell office:value-type="float" office:value="8" table:formula="of:=['file:///C:/Users/JHLee12/Downloads/microcode.xlsx'#Sheet1.AE9]" table:style-name="ce6">
            <text:p>8</text:p>
          </table:table-cell>
          <table:table-cell office:value-type="string" office:string-value="ADD" table:formula="of:=['file:///C:/Users/JHLee12/Downloads/microcode.xlsx'#Sheet1.AF9]" table:style-name="ce6">
            <text:p>ADD</text:p>
          </table:table-cell>
          <table:table-cell office:value-type="string" office:string-value="0084048" table:formula="of:=BIN2HEX(CONCATENATE([.B9];[.C9];[.D9]; [.E9])) &amp; BIN2HEX(CONCATENATE([.F9];[.G9];[.H9];[.I9];[.J9];[.K9];[.L9];[.M9]);2) &amp; BIN2HEX(CONCATENATE([.N9];[.O9];[.P9];[.Q9];[.R9];[.S9];[.T9];[.U9] );2) &amp; BIN2HEX(CONCATENATE([.V9];[.W9];[.X9];[.Y9];[.Z9];[.AA9];[.AB9];[.AC9] );2)" table:style-name="ce6">
            <text:p>0084048</text:p>
          </table:table-cell>
          <table:table-cell table:style-name="ce2"/>
          <table:table-cell office:value-type="float" office:value="7" table:style-name="ce2">
            <text:p>7</text:p>
          </table:table-cell>
          <table:table-cell office:value-type="string" table:style-name="ce2">
            <text:p>0a</text:p>
          </table:table-cell>
          <table:table-cell office:value-type="string" table:style-name="ce2">
            <text:p>0d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1f</text:p>
          </table:table-cell>
          <table:table-cell office:value-type="float" office:value="21" table:style-name="ce2">
            <text:p>2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2" table:style-name="ce2">
            <text:p>22</text:p>
          </table:table-cell>
          <table:table-cell office:value-type="float" office:value="23" table:style-name="ce2">
            <text:p>23</text:p>
          </table:table-cell>
          <table:table-cell office:value-type="float" office:value="24" table:style-name="ce2">
            <text:p>24</text:p>
          </table:table-cell>
          <table:table-cell table:number-columns-repeated="16337"/>
        </table:table-row>
        <table:table-row table:style-name="ro2">
          <table:table-cell office:value-type="string" office:string-value="ADD1" table:formula="of:=['file:///C:/Users/JHLee12/Downloads/microcode.xlsx'#Sheet1.A10]" table:style-name="ce2">
            <text:p>ADD1</text:p>
          </table:table-cell>
          <table:table-cell office:value-type="float" office:value="0" table:formula="of:=['file:///C:/Users/JHLee12/Downloads/microcode.xlsx'#Sheet1.B10]" table:style-name="ce7">
            <text:p>0</text:p>
          </table:table-cell>
          <table:table-cell office:value-type="float" office:value="0" table:formula="of:=['file:///C:/Users/JHLee12/Downloads/microcode.xlsx'#Sheet1.C10]" table:style-name="ce7">
            <text:p>0</text:p>
          </table:table-cell>
          <table:table-cell office:value-type="float" office:value="0" table:formula="of:=['file:///C:/Users/JHLee12/Downloads/microcode.xlsx'#Sheet1.D10]" table:style-name="ce7">
            <text:p>0</text:p>
          </table:table-cell>
          <table:table-cell office:value-type="float" office:value="0" table:formula="of:=['file:///C:/Users/JHLee12/Downloads/microcode.xlsx'#Sheet1.E10]" table:style-name="ce7">
            <text:p>0</text:p>
          </table:table-cell>
          <table:table-cell office:value-type="float" office:value="0" table:formula="of:=['file:///C:/Users/JHLee12/Downloads/microcode.xlsx'#Sheet1.F10]" table:style-name="ce7">
            <text:p>0</text:p>
          </table:table-cell>
          <table:table-cell office:value-type="float" office:value="0" table:formula="of:=['file:///C:/Users/JHLee12/Downloads/microcode.xlsx'#Sheet1.G10]" table:style-name="ce7">
            <text:p>0</text:p>
          </table:table-cell>
          <table:table-cell office:value-type="float" office:value="0" table:formula="of:=['file:///C:/Users/JHLee12/Downloads/microcode.xlsx'#Sheet1.H10]" table:style-name="ce7">
            <text:p>0</text:p>
          </table:table-cell>
          <table:table-cell office:value-type="float" office:value="1" table:formula="of:=['file:///C:/Users/JHLee12/Downloads/microcode.xlsx'#Sheet1.I10]" table:style-name="ce7">
            <text:p>1</text:p>
          </table:table-cell>
          <table:table-cell office:value-type="float" office:value="0" table:formula="of:=['file:///C:/Users/JHLee12/Downloads/microcode.xlsx'#Sheet1.J10]" table:style-name="ce7">
            <text:p>0</text:p>
          </table:table-cell>
          <table:table-cell office:value-type="float" office:value="0" table:formula="of:=['file:///C:/Users/JHLee12/Downloads/microcode.xlsx'#Sheet1.K10]" table:style-name="ce7">
            <text:p>0</text:p>
          </table:table-cell>
          <table:table-cell office:value-type="float" office:value="0" table:formula="of:=['file:///C:/Users/JHLee12/Downloads/microcode.xlsx'#Sheet1.L10]" table:style-name="ce7">
            <text:p>0</text:p>
          </table:table-cell>
          <table:table-cell office:value-type="float" office:value="0" table:formula="of:=['file:///C:/Users/JHLee12/Downloads/microcode.xlsx'#Sheet1.M10]" table:style-name="ce7">
            <text:p>0</text:p>
          </table:table-cell>
          <table:table-cell office:value-type="float" office:value="1" table:formula="of:=['file:///C:/Users/JHLee12/Downloads/microcode.xlsx'#Sheet1.N10]" table:style-name="ce7">
            <text:p>1</text:p>
          </table:table-cell>
          <table:table-cell office:value-type="float" office:value="0" table:formula="of:=['file:///C:/Users/JHLee12/Downloads/microcode.xlsx'#Sheet1.O10]" table:style-name="ce7">
            <text:p>0</text:p>
          </table:table-cell>
          <table:table-cell office:value-type="float" office:value="0" table:formula="of:=['file:///C:/Users/JHLee12/Downloads/microcode.xlsx'#Sheet1.P10]" table:style-name="ce7">
            <text:p>0</text:p>
          </table:table-cell>
          <table:table-cell office:value-type="float" office:value="0" table:formula="of:=['file:///C:/Users/JHLee12/Downloads/microcode.xlsx'#Sheet1.Q10]" table:style-name="ce7">
            <text:p>0</text:p>
          </table:table-cell>
          <table:table-cell office:value-type="float" office:value="0" table:formula="of:=['file:///C:/Users/JHLee12/Downloads/microcode.xlsx'#Sheet1.R10]" table:style-name="ce7">
            <text:p>0</text:p>
          </table:table-cell>
          <table:table-cell office:value-type="float" office:value="0" table:formula="of:=['file:///C:/Users/JHLee12/Downloads/microcode.xlsx'#Sheet1.S10]" table:style-name="ce7">
            <text:p>0</text:p>
          </table:table-cell>
          <table:table-cell office:value-type="float" office:value="0" table:formula="of:=['file:///C:/Users/JHLee12/Downloads/microcode.xlsx'#Sheet1.T10]" table:style-name="ce7">
            <text:p>0</text:p>
          </table:table-cell>
          <table:table-cell office:value-type="float" office:value="0" table:formula="of:=['file:///C:/Users/JHLee12/Downloads/microcode.xlsx'#Sheet1.U10]" table:style-name="ce7">
            <text:p>0</text:p>
          </table:table-cell>
          <table:table-cell office:value-type="float" office:value="0" table:formula="of:=['file:///C:/Users/JHLee12/Downloads/microcode.xlsx'#Sheet1.V10]" table:style-name="ce7">
            <text:p>0</text:p>
          </table:table-cell>
          <table:table-cell office:value-type="float" office:value="1" table:formula="of:=['file:///C:/Users/JHLee12/Downloads/microcode.xlsx'#Sheet1.W10]" table:style-name="ce7">
            <text:p>1</text:p>
          </table:table-cell>
          <table:table-cell office:value-type="float" office:value="0" table:formula="of:=['file:///C:/Users/JHLee12/Downloads/microcode.xlsx'#Sheet1.X10]" table:style-name="ce5">
            <text:p>0</text:p>
          </table:table-cell>
          <table:table-cell office:value-type="float" office:value="0" table:formula="of:=['file:///C:/Users/JHLee12/Downloads/microcode.xlsx'#Sheet1.Y10]" table:style-name="ce5">
            <text:p>0</text:p>
          </table:table-cell>
          <table:table-cell office:value-type="float" office:value="1" table:formula="of:=['file:///C:/Users/JHLee12/Downloads/microcode.xlsx'#Sheet1.Z10]" table:style-name="ce5">
            <text:p>1</text:p>
          </table:table-cell>
          <table:table-cell office:value-type="float" office:value="0" table:formula="of:=['file:///C:/Users/JHLee12/Downloads/microcode.xlsx'#Sheet1.AA10]" table:style-name="ce5">
            <text:p>0</text:p>
          </table:table-cell>
          <table:table-cell office:value-type="float" office:value="0" table:formula="of:=['file:///C:/Users/JHLee12/Downloads/microcode.xlsx'#Sheet1.AB10]" table:style-name="ce5">
            <text:p>0</text:p>
          </table:table-cell>
          <table:table-cell office:value-type="float" office:value="1" table:formula="of:=['file:///C:/Users/JHLee12/Downloads/microcode.xlsx'#Sheet1.AC10]" table:style-name="ce5">
            <text:p>1</text:p>
          </table:table-cell>
          <table:table-cell office:value-type="float" office:value="8" table:formula="of:=['file:///C:/Users/JHLee12/Downloads/microcode.xlsx'#Sheet1.AD10]" table:style-name="ce6">
            <text:p>8</text:p>
          </table:table-cell>
          <table:table-cell office:value-type="float" office:value="9" table:formula="of:=['file:///C:/Users/JHLee12/Downloads/microcode.xlsx'#Sheet1.AE10]" table:style-name="ce6">
            <text:p>9</text:p>
          </table:table-cell>
          <table:table-cell office:value-type="float" office:value="0" table:formula="of:=['file:///C:/Users/JHLee12/Downloads/microcode.xlsx'#Sheet1.AF10]" table:style-name="ce6">
            <text:p>0</text:p>
          </table:table-cell>
          <table:table-cell office:value-type="string" office:string-value="0108049" table:formula="of:=BIN2HEX(CONCATENATE([.B10];[.C10];[.D10]; [.E10])) &amp; BIN2HEX(CONCATENATE([.F10];[.G10];[.H10];[.I10];[.J10];[.K10];[.L10];[.M10]);2) &amp; BIN2HEX(CONCATENATE([.N10];[.O10];[.P10];[.Q10];[.R10];[.S10];[.T10];[.U10] );2) &amp; BIN2HEX(CONCATENATE([.V10];[.W10];[.X10];[.Y10];[.Z10];[.AA10];[.AB10];[.AC10] );2)" table:style-name="ce6">
            <text:p>0108049</text:p>
          </table:table-cell>
          <table:table-cell table:number-columns-repeated="989" table:style-name="ce2"/>
          <table:table-cell table:number-columns-repeated="15362"/>
        </table:table-row>
        <table:table-row table:style-name="ro2">
          <table:table-cell office:value-type="string" office:string-value="ADD2" table:formula="of:=['file:///C:/Users/JHLee12/Downloads/microcode.xlsx'#Sheet1.A11]" table:style-name="ce2">
            <text:p>ADD2</text:p>
          </table:table-cell>
          <table:table-cell office:value-type="float" office:value="0" table:formula="of:=['file:///C:/Users/JHLee12/Downloads/microcode.xlsx'#Sheet1.B11]" table:style-name="ce7">
            <text:p>0</text:p>
          </table:table-cell>
          <table:table-cell office:value-type="float" office:value="0" table:formula="of:=['file:///C:/Users/JHLee12/Downloads/microcode.xlsx'#Sheet1.C11]" table:style-name="ce7">
            <text:p>0</text:p>
          </table:table-cell>
          <table:table-cell office:value-type="float" office:value="0" table:formula="of:=['file:///C:/Users/JHLee12/Downloads/microcode.xlsx'#Sheet1.D11]" table:style-name="ce7">
            <text:p>0</text:p>
          </table:table-cell>
          <table:table-cell office:value-type="float" office:value="0" table:formula="of:=['file:///C:/Users/JHLee12/Downloads/microcode.xlsx'#Sheet1.E11]" table:style-name="ce7">
            <text:p>0</text:p>
          </table:table-cell>
          <table:table-cell office:value-type="float" office:value="0" table:formula="of:=['file:///C:/Users/JHLee12/Downloads/microcode.xlsx'#Sheet1.F11]" table:style-name="ce7">
            <text:p>0</text:p>
          </table:table-cell>
          <table:table-cell office:value-type="float" office:value="0" table:formula="of:=['file:///C:/Users/JHLee12/Downloads/microcode.xlsx'#Sheet1.G11]" table:style-name="ce7">
            <text:p>0</text:p>
          </table:table-cell>
          <table:table-cell office:value-type="float" office:value="0" table:formula="of:=['file:///C:/Users/JHLee12/Downloads/microcode.xlsx'#Sheet1.H11]" table:style-name="ce7">
            <text:p>0</text:p>
          </table:table-cell>
          <table:table-cell office:value-type="float" office:value="0" table:formula="of:=['file:///C:/Users/JHLee12/Downloads/microcode.xlsx'#Sheet1.I11]" table:style-name="ce7">
            <text:p>0</text:p>
          </table:table-cell>
          <table:table-cell office:value-type="float" office:value="0" table:formula="of:=['file:///C:/Users/JHLee12/Downloads/microcode.xlsx'#Sheet1.J11]" table:style-name="ce7">
            <text:p>0</text:p>
          </table:table-cell>
          <table:table-cell office:value-type="float" office:value="0" table:formula="of:=['file:///C:/Users/JHLee12/Downloads/microcode.xlsx'#Sheet1.K11]" table:style-name="ce7">
            <text:p>0</text:p>
          </table:table-cell>
          <table:table-cell office:value-type="float" office:value="1" table:formula="of:=['file:///C:/Users/JHLee12/Downloads/microcode.xlsx'#Sheet1.L11]" table:style-name="ce7">
            <text:p>1</text:p>
          </table:table-cell>
          <table:table-cell office:value-type="float" office:value="0" table:formula="of:=['file:///C:/Users/JHLee12/Downloads/microcode.xlsx'#Sheet1.M11]" table:style-name="ce7">
            <text:p>0</text:p>
          </table:table-cell>
          <table:table-cell office:value-type="float" office:value="0" table:formula="of:=['file:///C:/Users/JHLee12/Downloads/microcode.xlsx'#Sheet1.N11]" table:style-name="ce7">
            <text:p>0</text:p>
          </table:table-cell>
          <table:table-cell office:value-type="float" office:value="0" table:formula="of:=['file:///C:/Users/JHLee12/Downloads/microcode.xlsx'#Sheet1.O11]" table:style-name="ce7">
            <text:p>0</text:p>
          </table:table-cell>
          <table:table-cell office:value-type="float" office:value="0" table:formula="of:=['file:///C:/Users/JHLee12/Downloads/microcode.xlsx'#Sheet1.P11]" table:style-name="ce7">
            <text:p>0</text:p>
          </table:table-cell>
          <table:table-cell office:value-type="float" office:value="0" table:formula="of:=['file:///C:/Users/JHLee12/Downloads/microcode.xlsx'#Sheet1.Q11]" table:style-name="ce7">
            <text:p>0</text:p>
          </table:table-cell>
          <table:table-cell office:value-type="float" office:value="0" table:formula="of:=['file:///C:/Users/JHLee12/Downloads/microcode.xlsx'#Sheet1.R11]" table:style-name="ce7">
            <text:p>0</text:p>
          </table:table-cell>
          <table:table-cell office:value-type="float" office:value="0" table:formula="of:=['file:///C:/Users/JHLee12/Downloads/microcode.xlsx'#Sheet1.S11]" table:style-name="ce7">
            <text:p>0</text:p>
          </table:table-cell>
          <table:table-cell office:value-type="float" office:value="0" table:formula="of:=['file:///C:/Users/JHLee12/Downloads/microcode.xlsx'#Sheet1.T11]" table:style-name="ce7">
            <text:p>0</text:p>
          </table:table-cell>
          <table:table-cell office:value-type="float" office:value="1" table:formula="of:=['file:///C:/Users/JHLee12/Downloads/microcode.xlsx'#Sheet1.U11]" table:style-name="ce7">
            <text:p>1</text:p>
          </table:table-cell>
          <table:table-cell office:value-type="float" office:value="0" table:formula="of:=['file:///C:/Users/JHLee12/Downloads/microcode.xlsx'#Sheet1.V11]" table:style-name="ce7">
            <text:p>0</text:p>
          </table:table-cell>
          <table:table-cell office:value-type="float" office:value="0" table:formula="of:=['file:///C:/Users/JHLee12/Downloads/microcode.xlsx'#Sheet1.W11]" table:style-name="ce7">
            <text:p>0</text:p>
          </table:table-cell>
          <table:table-cell office:value-type="float" office:value="0" table:formula="of:=['file:///C:/Users/JHLee12/Downloads/microcode.xlsx'#Sheet1.X11]" table:style-name="ce5">
            <text:p>0</text:p>
          </table:table-cell>
          <table:table-cell office:value-type="float" office:value="0" table:formula="of:=['file:///C:/Users/JHLee12/Downloads/microcode.xlsx'#Sheet1.Y11]" table:style-name="ce5">
            <text:p>0</text:p>
          </table:table-cell>
          <table:table-cell office:value-type="float" office:value="0" table:formula="of:=['file:///C:/Users/JHLee12/Downloads/microcode.xlsx'#Sheet1.Z11]" table:style-name="ce5">
            <text:p>0</text:p>
          </table:table-cell>
          <table:table-cell office:value-type="float" office:value="0" table:formula="of:=['file:///C:/Users/JHLee12/Downloads/microcode.xlsx'#Sheet1.AA11]" table:style-name="ce5">
            <text:p>0</text:p>
          </table:table-cell>
          <table:table-cell office:value-type="float" office:value="0" table:formula="of:=['file:///C:/Users/JHLee12/Downloads/microcode.xlsx'#Sheet1.AB11]" table:style-name="ce5">
            <text:p>0</text:p>
          </table:table-cell>
          <table:table-cell office:value-type="float" office:value="0" table:formula="of:=['file:///C:/Users/JHLee12/Downloads/microcode.xlsx'#Sheet1.AC11]" table:style-name="ce5">
            <text:p>0</text:p>
          </table:table-cell>
          <table:table-cell office:value-type="float" office:value="9" table:formula="of:=['file:///C:/Users/JHLee12/Downloads/microcode.xlsx'#Sheet1.AD11]" table:style-name="ce6">
            <text:p>9</text:p>
          </table:table-cell>
          <table:table-cell office:value-type="float" office:value="0" table:formula="of:=['file:///C:/Users/JHLee12/Downloads/microcode.xlsx'#Sheet1.AE11]" table:style-name="ce6">
            <text:p>0</text:p>
          </table:table-cell>
          <table:table-cell office:value-type="float" office:value="0" table:formula="of:=['file:///C:/Users/JHLee12/Downloads/microcode.xlsx'#Sheet1.AF11]" table:style-name="ce6">
            <text:p>0</text:p>
          </table:table-cell>
          <table:table-cell office:value-type="string" office:string-value="0020100" table:formula="of:=BIN2HEX(CONCATENATE([.B11];[.C11];[.D11]; [.E11])) &amp; BIN2HEX(CONCATENATE([.F11];[.G11];[.H11];[.I11];[.J11];[.K11];[.L11];[.M11]);2) &amp; BIN2HEX(CONCATENATE([.N11];[.O11];[.P11];[.Q11];[.R11];[.S11];[.T11];[.U11] );2) &amp; BIN2HEX(CONCATENATE([.V11];[.W11];[.X11];[.Y11];[.Z11];[.AA11];[.AB11];[.AC11] );2)" table:style-name="ce6">
            <text:p>0020100</text:p>
          </table:table-cell>
          <table:table-cell table:number-columns-repeated="989" table:style-name="ce2"/>
          <table:table-cell table:number-columns-repeated="15362"/>
        </table:table-row>
        <table:table-row table:style-name="ro2">
          <table:table-cell office:value-type="string" office:string-value="NAND0" table:formula="of:=['file:///C:/Users/JHLee12/Downloads/microcode.xlsx'#Sheet1.A12]" table:style-name="ce2">
            <text:p>NAND0</text:p>
          </table:table-cell>
          <table:table-cell office:value-type="float" office:value="0" table:formula="of:=['file:///C:/Users/JHLee12/Downloads/microcode.xlsx'#Sheet1.B12]" table:style-name="ce7">
            <text:p>0</text:p>
          </table:table-cell>
          <table:table-cell office:value-type="float" office:value="0" table:formula="of:=['file:///C:/Users/JHLee12/Downloads/microcode.xlsx'#Sheet1.C12]" table:style-name="ce7">
            <text:p>0</text:p>
          </table:table-cell>
          <table:table-cell office:value-type="float" office:value="0" table:formula="of:=['file:///C:/Users/JHLee12/Downloads/microcode.xlsx'#Sheet1.D12]" table:style-name="ce7">
            <text:p>0</text:p>
          </table:table-cell>
          <table:table-cell office:value-type="float" office:value="0" table:formula="of:=['file:///C:/Users/JHLee12/Downloads/microcode.xlsx'#Sheet1.E12]" table:style-name="ce7">
            <text:p>0</text:p>
          </table:table-cell>
          <table:table-cell office:value-type="float" office:value="0" table:formula="of:=['file:///C:/Users/JHLee12/Downloads/microcode.xlsx'#Sheet1.F12]" table:style-name="ce7">
            <text:p>0</text:p>
          </table:table-cell>
          <table:table-cell office:value-type="float" office:value="0" table:formula="of:=['file:///C:/Users/JHLee12/Downloads/microcode.xlsx'#Sheet1.G12]" table:style-name="ce7">
            <text:p>0</text:p>
          </table:table-cell>
          <table:table-cell office:value-type="float" office:value="0" table:formula="of:=['file:///C:/Users/JHLee12/Downloads/microcode.xlsx'#Sheet1.H12]" table:style-name="ce7">
            <text:p>0</text:p>
          </table:table-cell>
          <table:table-cell office:value-type="float" office:value="0" table:formula="of:=['file:///C:/Users/JHLee12/Downloads/microcode.xlsx'#Sheet1.I12]" table:style-name="ce7">
            <text:p>0</text:p>
          </table:table-cell>
          <table:table-cell office:value-type="float" office:value="1" table:formula="of:=['file:///C:/Users/JHLee12/Downloads/microcode.xlsx'#Sheet1.J12]" table:style-name="ce7">
            <text:p>1</text:p>
          </table:table-cell>
          <table:table-cell office:value-type="float" office:value="0" table:formula="of:=['file:///C:/Users/JHLee12/Downloads/microcode.xlsx'#Sheet1.K12]" table:style-name="ce7">
            <text:p>0</text:p>
          </table:table-cell>
          <table:table-cell office:value-type="float" office:value="0" table:formula="of:=['file:///C:/Users/JHLee12/Downloads/microcode.xlsx'#Sheet1.L12]" table:style-name="ce7">
            <text:p>0</text:p>
          </table:table-cell>
          <table:table-cell office:value-type="float" office:value="0" table:formula="of:=['file:///C:/Users/JHLee12/Downloads/microcode.xlsx'#Sheet1.M12]" table:style-name="ce7">
            <text:p>0</text:p>
          </table:table-cell>
          <table:table-cell office:value-type="float" office:value="0" table:formula="of:=['file:///C:/Users/JHLee12/Downloads/microcode.xlsx'#Sheet1.N12]" table:style-name="ce7">
            <text:p>0</text:p>
          </table:table-cell>
          <table:table-cell office:value-type="float" office:value="1" table:formula="of:=['file:///C:/Users/JHLee12/Downloads/microcode.xlsx'#Sheet1.O12]" table:style-name="ce7">
            <text:p>1</text:p>
          </table:table-cell>
          <table:table-cell office:value-type="float" office:value="0" table:formula="of:=['file:///C:/Users/JHLee12/Downloads/microcode.xlsx'#Sheet1.P12]" table:style-name="ce7">
            <text:p>0</text:p>
          </table:table-cell>
          <table:table-cell office:value-type="float" office:value="0" table:formula="of:=['file:///C:/Users/JHLee12/Downloads/microcode.xlsx'#Sheet1.Q12]" table:style-name="ce7">
            <text:p>0</text:p>
          </table:table-cell>
          <table:table-cell office:value-type="float" office:value="0" table:formula="of:=['file:///C:/Users/JHLee12/Downloads/microcode.xlsx'#Sheet1.R12]" table:style-name="ce7">
            <text:p>0</text:p>
          </table:table-cell>
          <table:table-cell office:value-type="float" office:value="0" table:formula="of:=['file:///C:/Users/JHLee12/Downloads/microcode.xlsx'#Sheet1.S12]" table:style-name="ce7">
            <text:p>0</text:p>
          </table:table-cell>
          <table:table-cell office:value-type="float" office:value="0" table:formula="of:=['file:///C:/Users/JHLee12/Downloads/microcode.xlsx'#Sheet1.T12]" table:style-name="ce7">
            <text:p>0</text:p>
          </table:table-cell>
          <table:table-cell office:value-type="float" office:value="0" table:formula="of:=['file:///C:/Users/JHLee12/Downloads/microcode.xlsx'#Sheet1.U12]" table:style-name="ce7">
            <text:p>0</text:p>
          </table:table-cell>
          <table:table-cell office:value-type="float" office:value="0" table:formula="of:=['file:///C:/Users/JHLee12/Downloads/microcode.xlsx'#Sheet1.V12]" table:style-name="ce7">
            <text:p>0</text:p>
          </table:table-cell>
          <table:table-cell office:value-type="float" office:value="1" table:formula="of:=['file:///C:/Users/JHLee12/Downloads/microcode.xlsx'#Sheet1.W12]" table:style-name="ce7">
            <text:p>1</text:p>
          </table:table-cell>
          <table:table-cell office:value-type="float" office:value="0" table:formula="of:=['file:///C:/Users/JHLee12/Downloads/microcode.xlsx'#Sheet1.X12]" table:style-name="ce5">
            <text:p>0</text:p>
          </table:table-cell>
          <table:table-cell office:value-type="float" office:value="0" table:formula="of:=['file:///C:/Users/JHLee12/Downloads/microcode.xlsx'#Sheet1.Y12]" table:style-name="ce5">
            <text:p>0</text:p>
          </table:table-cell>
          <table:table-cell office:value-type="float" office:value="1" table:formula="of:=['file:///C:/Users/JHLee12/Downloads/microcode.xlsx'#Sheet1.Z12]" table:style-name="ce5">
            <text:p>1</text:p>
          </table:table-cell>
          <table:table-cell office:value-type="float" office:value="0" table:formula="of:=['file:///C:/Users/JHLee12/Downloads/microcode.xlsx'#Sheet1.AA12]" table:style-name="ce5">
            <text:p>0</text:p>
          </table:table-cell>
          <table:table-cell office:value-type="float" office:value="1" table:formula="of:=['file:///C:/Users/JHLee12/Downloads/microcode.xlsx'#Sheet1.AB12]" table:style-name="ce5">
            <text:p>1</text:p>
          </table:table-cell>
          <table:table-cell office:value-type="float" office:value="1" table:formula="of:=['file:///C:/Users/JHLee12/Downloads/microcode.xlsx'#Sheet1.AC12]" table:style-name="ce5">
            <text:p>1</text:p>
          </table:table-cell>
          <table:table-cell office:value-type="float" office:value="10" table:formula="of:=['file:///C:/Users/JHLee12/Downloads/microcode.xlsx'#Sheet1.AD12]" table:style-name="ce6">
            <text:p>10</text:p>
          </table:table-cell>
          <table:table-cell office:value-type="float" office:value="11" table:formula="of:=['file:///C:/Users/JHLee12/Downloads/microcode.xlsx'#Sheet1.AE12]" table:style-name="ce6">
            <text:p>11</text:p>
          </table:table-cell>
          <table:table-cell office:value-type="string" office:string-value="NAND" table:formula="of:=['file:///C:/Users/JHLee12/Downloads/microcode.xlsx'#Sheet1.AF12]" table:style-name="ce6">
            <text:p>NAND</text:p>
          </table:table-cell>
          <table:table-cell office:value-type="string" office:string-value="008404B" table:formula="of:=BIN2HEX(CONCATENATE([.B12];[.C12];[.D12]; [.E12])) &amp; BIN2HEX(CONCATENATE([.F12];[.G12];[.H12];[.I12];[.J12];[.K12];[.L12];[.M12]);2) &amp; BIN2HEX(CONCATENATE([.N12];[.O12];[.P12];[.Q12];[.R12];[.S12];[.T12];[.U12] );2) &amp; BIN2HEX(CONCATENATE([.V12];[.W12];[.X12];[.Y12];[.Z12];[.AA12];[.AB12];[.AC12] );2)" table:style-name="ce6">
            <text:p>008404B</text:p>
          </table:table-cell>
          <table:table-cell table:number-columns-repeated="989" table:style-name="ce2"/>
          <table:table-cell table:number-columns-repeated="15362"/>
        </table:table-row>
        <table:table-row table:style-name="ro2">
          <table:table-cell office:value-type="string" office:string-value="NAND1" table:formula="of:=['file:///C:/Users/JHLee12/Downloads/microcode.xlsx'#Sheet1.A13]" table:style-name="ce2">
            <text:p>NAND1</text:p>
          </table:table-cell>
          <table:table-cell office:value-type="float" office:value="0" table:formula="of:=['file:///C:/Users/JHLee12/Downloads/microcode.xlsx'#Sheet1.B13]" table:style-name="ce7">
            <text:p>0</text:p>
          </table:table-cell>
          <table:table-cell office:value-type="float" office:value="0" table:formula="of:=['file:///C:/Users/JHLee12/Downloads/microcode.xlsx'#Sheet1.C13]" table:style-name="ce7">
            <text:p>0</text:p>
          </table:table-cell>
          <table:table-cell office:value-type="float" office:value="0" table:formula="of:=['file:///C:/Users/JHLee12/Downloads/microcode.xlsx'#Sheet1.D13]" table:style-name="ce7">
            <text:p>0</text:p>
          </table:table-cell>
          <table:table-cell office:value-type="float" office:value="0" table:formula="of:=['file:///C:/Users/JHLee12/Downloads/microcode.xlsx'#Sheet1.E13]" table:style-name="ce7">
            <text:p>0</text:p>
          </table:table-cell>
          <table:table-cell office:value-type="float" office:value="0" table:formula="of:=['file:///C:/Users/JHLee12/Downloads/microcode.xlsx'#Sheet1.F13]" table:style-name="ce7">
            <text:p>0</text:p>
          </table:table-cell>
          <table:table-cell office:value-type="float" office:value="0" table:formula="of:=['file:///C:/Users/JHLee12/Downloads/microcode.xlsx'#Sheet1.G13]" table:style-name="ce7">
            <text:p>0</text:p>
          </table:table-cell>
          <table:table-cell office:value-type="float" office:value="0" table:formula="of:=['file:///C:/Users/JHLee12/Downloads/microcode.xlsx'#Sheet1.H13]" table:style-name="ce7">
            <text:p>0</text:p>
          </table:table-cell>
          <table:table-cell office:value-type="float" office:value="1" table:formula="of:=['file:///C:/Users/JHLee12/Downloads/microcode.xlsx'#Sheet1.I13]" table:style-name="ce7">
            <text:p>1</text:p>
          </table:table-cell>
          <table:table-cell office:value-type="float" office:value="0" table:formula="of:=['file:///C:/Users/JHLee12/Downloads/microcode.xlsx'#Sheet1.J13]" table:style-name="ce7">
            <text:p>0</text:p>
          </table:table-cell>
          <table:table-cell office:value-type="float" office:value="0" table:formula="of:=['file:///C:/Users/JHLee12/Downloads/microcode.xlsx'#Sheet1.K13]" table:style-name="ce7">
            <text:p>0</text:p>
          </table:table-cell>
          <table:table-cell office:value-type="float" office:value="0" table:formula="of:=['file:///C:/Users/JHLee12/Downloads/microcode.xlsx'#Sheet1.L13]" table:style-name="ce7">
            <text:p>0</text:p>
          </table:table-cell>
          <table:table-cell office:value-type="float" office:value="0" table:formula="of:=['file:///C:/Users/JHLee12/Downloads/microcode.xlsx'#Sheet1.M13]" table:style-name="ce7">
            <text:p>0</text:p>
          </table:table-cell>
          <table:table-cell office:value-type="float" office:value="1" table:formula="of:=['file:///C:/Users/JHLee12/Downloads/microcode.xlsx'#Sheet1.N13]" table:style-name="ce7">
            <text:p>1</text:p>
          </table:table-cell>
          <table:table-cell office:value-type="float" office:value="0" table:formula="of:=['file:///C:/Users/JHLee12/Downloads/microcode.xlsx'#Sheet1.O13]" table:style-name="ce7">
            <text:p>0</text:p>
          </table:table-cell>
          <table:table-cell office:value-type="float" office:value="0" table:formula="of:=['file:///C:/Users/JHLee12/Downloads/microcode.xlsx'#Sheet1.P13]" table:style-name="ce7">
            <text:p>0</text:p>
          </table:table-cell>
          <table:table-cell office:value-type="float" office:value="0" table:formula="of:=['file:///C:/Users/JHLee12/Downloads/microcode.xlsx'#Sheet1.Q13]" table:style-name="ce7">
            <text:p>0</text:p>
          </table:table-cell>
          <table:table-cell office:value-type="float" office:value="0" table:formula="of:=['file:///C:/Users/JHLee12/Downloads/microcode.xlsx'#Sheet1.R13]" table:style-name="ce7">
            <text:p>0</text:p>
          </table:table-cell>
          <table:table-cell office:value-type="float" office:value="0" table:formula="of:=['file:///C:/Users/JHLee12/Downloads/microcode.xlsx'#Sheet1.S13]" table:style-name="ce7">
            <text:p>0</text:p>
          </table:table-cell>
          <table:table-cell office:value-type="float" office:value="0" table:formula="of:=['file:///C:/Users/JHLee12/Downloads/microcode.xlsx'#Sheet1.T13]" table:style-name="ce7">
            <text:p>0</text:p>
          </table:table-cell>
          <table:table-cell office:value-type="float" office:value="0" table:formula="of:=['file:///C:/Users/JHLee12/Downloads/microcode.xlsx'#Sheet1.U13]" table:style-name="ce7">
            <text:p>0</text:p>
          </table:table-cell>
          <table:table-cell office:value-type="float" office:value="0" table:formula="of:=['file:///C:/Users/JHLee12/Downloads/microcode.xlsx'#Sheet1.V13]" table:style-name="ce7">
            <text:p>0</text:p>
          </table:table-cell>
          <table:table-cell office:value-type="float" office:value="1" table:formula="of:=['file:///C:/Users/JHLee12/Downloads/microcode.xlsx'#Sheet1.W13]" table:style-name="ce7">
            <text:p>1</text:p>
          </table:table-cell>
          <table:table-cell office:value-type="float" office:value="0" table:formula="of:=['file:///C:/Users/JHLee12/Downloads/microcode.xlsx'#Sheet1.X13]" table:style-name="ce5">
            <text:p>0</text:p>
          </table:table-cell>
          <table:table-cell office:value-type="float" office:value="0" table:formula="of:=['file:///C:/Users/JHLee12/Downloads/microcode.xlsx'#Sheet1.Y13]" table:style-name="ce5">
            <text:p>0</text:p>
          </table:table-cell>
          <table:table-cell office:value-type="float" office:value="1" table:formula="of:=['file:///C:/Users/JHLee12/Downloads/microcode.xlsx'#Sheet1.Z13]" table:style-name="ce5">
            <text:p>1</text:p>
          </table:table-cell>
          <table:table-cell office:value-type="float" office:value="1" table:formula="of:=['file:///C:/Users/JHLee12/Downloads/microcode.xlsx'#Sheet1.AA13]" table:style-name="ce5">
            <text:p>1</text:p>
          </table:table-cell>
          <table:table-cell office:value-type="float" office:value="0" table:formula="of:=['file:///C:/Users/JHLee12/Downloads/microcode.xlsx'#Sheet1.AB13]" table:style-name="ce5">
            <text:p>0</text:p>
          </table:table-cell>
          <table:table-cell office:value-type="float" office:value="0" table:formula="of:=['file:///C:/Users/JHLee12/Downloads/microcode.xlsx'#Sheet1.AC13]" table:style-name="ce5">
            <text:p>0</text:p>
          </table:table-cell>
          <table:table-cell office:value-type="float" office:value="11" table:formula="of:=['file:///C:/Users/JHLee12/Downloads/microcode.xlsx'#Sheet1.AD13]" table:style-name="ce6">
            <text:p>11</text:p>
          </table:table-cell>
          <table:table-cell office:value-type="float" office:value="12" table:formula="of:=['file:///C:/Users/JHLee12/Downloads/microcode.xlsx'#Sheet1.AE13]" table:style-name="ce6">
            <text:p>12</text:p>
          </table:table-cell>
          <table:table-cell office:value-type="float" office:value="0" table:formula="of:=['file:///C:/Users/JHLee12/Downloads/microcode.xlsx'#Sheet1.AF13]" table:style-name="ce6">
            <text:p>0</text:p>
          </table:table-cell>
          <table:table-cell office:value-type="string" office:string-value="010804C" table:formula="of:=BIN2HEX(CONCATENATE([.B13];[.C13];[.D13]; [.E13])) &amp; BIN2HEX(CONCATENATE([.F13];[.G13];[.H13];[.I13];[.J13];[.K13];[.L13];[.M13]);2) &amp; BIN2HEX(CONCATENATE([.N13];[.O13];[.P13];[.Q13];[.R13];[.S13];[.T13];[.U13] );2) &amp; BIN2HEX(CONCATENATE([.V13];[.W13];[.X13];[.Y13];[.Z13];[.AA13];[.AB13];[.AC13] );2)" table:style-name="ce6">
            <text:p>010804C</text:p>
          </table:table-cell>
          <table:table-cell table:number-columns-repeated="989" table:style-name="ce2"/>
          <table:table-cell table:number-columns-repeated="15362"/>
        </table:table-row>
        <table:table-row table:style-name="ro2">
          <table:table-cell office:value-type="string" office:string-value="NAND2" table:formula="of:=['file:///C:/Users/JHLee12/Downloads/microcode.xlsx'#Sheet1.A14]" table:style-name="ce2">
            <text:p>NAND2</text:p>
          </table:table-cell>
          <table:table-cell office:value-type="float" office:value="0" table:formula="of:=['file:///C:/Users/JHLee12/Downloads/microcode.xlsx'#Sheet1.B14]" table:style-name="ce7">
            <text:p>0</text:p>
          </table:table-cell>
          <table:table-cell office:value-type="float" office:value="0" table:formula="of:=['file:///C:/Users/JHLee12/Downloads/microcode.xlsx'#Sheet1.C14]" table:style-name="ce7">
            <text:p>0</text:p>
          </table:table-cell>
          <table:table-cell office:value-type="float" office:value="0" table:formula="of:=['file:///C:/Users/JHLee12/Downloads/microcode.xlsx'#Sheet1.D14]" table:style-name="ce7">
            <text:p>0</text:p>
          </table:table-cell>
          <table:table-cell office:value-type="float" office:value="0" table:formula="of:=['file:///C:/Users/JHLee12/Downloads/microcode.xlsx'#Sheet1.E14]" table:style-name="ce7">
            <text:p>0</text:p>
          </table:table-cell>
          <table:table-cell office:value-type="float" office:value="0" table:formula="of:=['file:///C:/Users/JHLee12/Downloads/microcode.xlsx'#Sheet1.F14]" table:style-name="ce7">
            <text:p>0</text:p>
          </table:table-cell>
          <table:table-cell office:value-type="float" office:value="0" table:formula="of:=['file:///C:/Users/JHLee12/Downloads/microcode.xlsx'#Sheet1.G14]" table:style-name="ce7">
            <text:p>0</text:p>
          </table:table-cell>
          <table:table-cell office:value-type="float" office:value="1" table:formula="of:=['file:///C:/Users/JHLee12/Downloads/microcode.xlsx'#Sheet1.H14]" table:style-name="ce7">
            <text:p>1</text:p>
          </table:table-cell>
          <table:table-cell office:value-type="float" office:value="0" table:formula="of:=['file:///C:/Users/JHLee12/Downloads/microcode.xlsx'#Sheet1.I14]" table:style-name="ce7">
            <text:p>0</text:p>
          </table:table-cell>
          <table:table-cell office:value-type="float" office:value="0" table:formula="of:=['file:///C:/Users/JHLee12/Downloads/microcode.xlsx'#Sheet1.J14]" table:style-name="ce7">
            <text:p>0</text:p>
          </table:table-cell>
          <table:table-cell office:value-type="float" office:value="0" table:formula="of:=['file:///C:/Users/JHLee12/Downloads/microcode.xlsx'#Sheet1.K14]" table:style-name="ce7">
            <text:p>0</text:p>
          </table:table-cell>
          <table:table-cell office:value-type="float" office:value="1" table:formula="of:=['file:///C:/Users/JHLee12/Downloads/microcode.xlsx'#Sheet1.L14]" table:style-name="ce7">
            <text:p>1</text:p>
          </table:table-cell>
          <table:table-cell office:value-type="float" office:value="0" table:formula="of:=['file:///C:/Users/JHLee12/Downloads/microcode.xlsx'#Sheet1.M14]" table:style-name="ce7">
            <text:p>0</text:p>
          </table:table-cell>
          <table:table-cell office:value-type="float" office:value="0" table:formula="of:=['file:///C:/Users/JHLee12/Downloads/microcode.xlsx'#Sheet1.N14]" table:style-name="ce7">
            <text:p>0</text:p>
          </table:table-cell>
          <table:table-cell office:value-type="float" office:value="0" table:formula="of:=['file:///C:/Users/JHLee12/Downloads/microcode.xlsx'#Sheet1.O14]" table:style-name="ce7">
            <text:p>0</text:p>
          </table:table-cell>
          <table:table-cell office:value-type="float" office:value="0" table:formula="of:=['file:///C:/Users/JHLee12/Downloads/microcode.xlsx'#Sheet1.P14]" table:style-name="ce7">
            <text:p>0</text:p>
          </table:table-cell>
          <table:table-cell office:value-type="float" office:value="0" table:formula="of:=['file:///C:/Users/JHLee12/Downloads/microcode.xlsx'#Sheet1.Q14]" table:style-name="ce7">
            <text:p>0</text:p>
          </table:table-cell>
          <table:table-cell office:value-type="float" office:value="0" table:formula="of:=['file:///C:/Users/JHLee12/Downloads/microcode.xlsx'#Sheet1.R14]" table:style-name="ce7">
            <text:p>0</text:p>
          </table:table-cell>
          <table:table-cell office:value-type="float" office:value="0" table:formula="of:=['file:///C:/Users/JHLee12/Downloads/microcode.xlsx'#Sheet1.S14]" table:style-name="ce7">
            <text:p>0</text:p>
          </table:table-cell>
          <table:table-cell office:value-type="float" office:value="0" table:formula="of:=['file:///C:/Users/JHLee12/Downloads/microcode.xlsx'#Sheet1.T14]" table:style-name="ce7">
            <text:p>0</text:p>
          </table:table-cell>
          <table:table-cell office:value-type="float" office:value="1" table:formula="of:=['file:///C:/Users/JHLee12/Downloads/microcode.xlsx'#Sheet1.U14]" table:style-name="ce7">
            <text:p>1</text:p>
          </table:table-cell>
          <table:table-cell office:value-type="float" office:value="0" table:formula="of:=['file:///C:/Users/JHLee12/Downloads/microcode.xlsx'#Sheet1.V14]" table:style-name="ce7">
            <text:p>0</text:p>
          </table:table-cell>
          <table:table-cell office:value-type="float" office:value="0" table:formula="of:=['file:///C:/Users/JHLee12/Downloads/microcode.xlsx'#Sheet1.W14]" table:style-name="ce7">
            <text:p>0</text:p>
          </table:table-cell>
          <table:table-cell office:value-type="float" office:value="0" table:formula="of:=['file:///C:/Users/JHLee12/Downloads/microcode.xlsx'#Sheet1.X14]" table:style-name="ce5">
            <text:p>0</text:p>
          </table:table-cell>
          <table:table-cell office:value-type="float" office:value="0" table:formula="of:=['file:///C:/Users/JHLee12/Downloads/microcode.xlsx'#Sheet1.Y14]" table:style-name="ce5">
            <text:p>0</text:p>
          </table:table-cell>
          <table:table-cell office:value-type="float" office:value="0" table:formula="of:=['file:///C:/Users/JHLee12/Downloads/microcode.xlsx'#Sheet1.Z14]" table:style-name="ce5">
            <text:p>0</text:p>
          </table:table-cell>
          <table:table-cell office:value-type="float" office:value="0" table:formula="of:=['file:///C:/Users/JHLee12/Downloads/microcode.xlsx'#Sheet1.AA14]" table:style-name="ce5">
            <text:p>0</text:p>
          </table:table-cell>
          <table:table-cell office:value-type="float" office:value="0" table:formula="of:=['file:///C:/Users/JHLee12/Downloads/microcode.xlsx'#Sheet1.AB14]" table:style-name="ce5">
            <text:p>0</text:p>
          </table:table-cell>
          <table:table-cell office:value-type="float" office:value="0" table:formula="of:=['file:///C:/Users/JHLee12/Downloads/microcode.xlsx'#Sheet1.AC14]" table:style-name="ce5">
            <text:p>0</text:p>
          </table:table-cell>
          <table:table-cell office:value-type="float" office:value="12" table:formula="of:=['file:///C:/Users/JHLee12/Downloads/microcode.xlsx'#Sheet1.AD14]" table:style-name="ce6">
            <text:p>12</text:p>
          </table:table-cell>
          <table:table-cell office:value-type="float" office:value="0" table:formula="of:=['file:///C:/Users/JHLee12/Downloads/microcode.xlsx'#Sheet1.AE14]" table:style-name="ce6">
            <text:p>0</text:p>
          </table:table-cell>
          <table:table-cell office:value-type="float" office:value="0" table:formula="of:=['file:///C:/Users/JHLee12/Downloads/microcode.xlsx'#Sheet1.AF14]" table:style-name="ce6">
            <text:p>0</text:p>
          </table:table-cell>
          <table:table-cell office:value-type="string" office:string-value="0220100" table:formula="of:=BIN2HEX(CONCATENATE([.B14];[.C14];[.D14]; [.E14])) &amp; BIN2HEX(CONCATENATE([.F14];[.G14];[.H14];[.I14];[.J14];[.K14];[.L14];[.M14]);2) &amp; BIN2HEX(CONCATENATE([.N14];[.O14];[.P14];[.Q14];[.R14];[.S14];[.T14];[.U14] );2) &amp; BIN2HEX(CONCATENATE([.V14];[.W14];[.X14];[.Y14];[.Z14];[.AA14];[.AB14];[.AC14] );2)" table:style-name="ce6">
            <text:p>0220100</text:p>
          </table:table-cell>
          <table:table-cell table:number-columns-repeated="989" table:style-name="ce2"/>
          <table:table-cell table:number-columns-repeated="15362"/>
        </table:table-row>
        <table:table-row table:style-name="ro2">
          <table:table-cell office:value-type="string" office:string-value="ADDI0" table:formula="of:=['file:///C:/Users/JHLee12/Downloads/microcode.xlsx'#Sheet1.A15]" table:style-name="ce2">
            <text:p>ADDI0</text:p>
          </table:table-cell>
          <table:table-cell office:value-type="float" office:value="0" table:formula="of:=['file:///C:/Users/JHLee12/Downloads/microcode.xlsx'#Sheet1.B15]" table:style-name="ce7">
            <text:p>0</text:p>
          </table:table-cell>
          <table:table-cell office:value-type="float" office:value="0" table:formula="of:=['file:///C:/Users/JHLee12/Downloads/microcode.xlsx'#Sheet1.C15]" table:style-name="ce7">
            <text:p>0</text:p>
          </table:table-cell>
          <table:table-cell office:value-type="float" office:value="0" table:formula="of:=['file:///C:/Users/JHLee12/Downloads/microcode.xlsx'#Sheet1.D15]" table:style-name="ce7">
            <text:p>0</text:p>
          </table:table-cell>
          <table:table-cell office:value-type="float" office:value="0" table:formula="of:=['file:///C:/Users/JHLee12/Downloads/microcode.xlsx'#Sheet1.E15]" table:style-name="ce7">
            <text:p>0</text:p>
          </table:table-cell>
          <table:table-cell office:value-type="float" office:value="0" table:formula="of:=['file:///C:/Users/JHLee12/Downloads/microcode.xlsx'#Sheet1.F15]" table:style-name="ce7">
            <text:p>0</text:p>
          </table:table-cell>
          <table:table-cell office:value-type="float" office:value="0" table:formula="of:=['file:///C:/Users/JHLee12/Downloads/microcode.xlsx'#Sheet1.G15]" table:style-name="ce7">
            <text:p>0</text:p>
          </table:table-cell>
          <table:table-cell office:value-type="float" office:value="0" table:formula="of:=['file:///C:/Users/JHLee12/Downloads/microcode.xlsx'#Sheet1.H15]" table:style-name="ce7">
            <text:p>0</text:p>
          </table:table-cell>
          <table:table-cell office:value-type="float" office:value="0" table:formula="of:=['file:///C:/Users/JHLee12/Downloads/microcode.xlsx'#Sheet1.I15]" table:style-name="ce7">
            <text:p>0</text:p>
          </table:table-cell>
          <table:table-cell office:value-type="float" office:value="1" table:formula="of:=['file:///C:/Users/JHLee12/Downloads/microcode.xlsx'#Sheet1.J15]" table:style-name="ce7">
            <text:p>1</text:p>
          </table:table-cell>
          <table:table-cell office:value-type="float" office:value="0" table:formula="of:=['file:///C:/Users/JHLee12/Downloads/microcode.xlsx'#Sheet1.K15]" table:style-name="ce7">
            <text:p>0</text:p>
          </table:table-cell>
          <table:table-cell office:value-type="float" office:value="0" table:formula="of:=['file:///C:/Users/JHLee12/Downloads/microcode.xlsx'#Sheet1.L15]" table:style-name="ce7">
            <text:p>0</text:p>
          </table:table-cell>
          <table:table-cell office:value-type="float" office:value="0" table:formula="of:=['file:///C:/Users/JHLee12/Downloads/microcode.xlsx'#Sheet1.M15]" table:style-name="ce7">
            <text:p>0</text:p>
          </table:table-cell>
          <table:table-cell office:value-type="float" office:value="0" table:formula="of:=['file:///C:/Users/JHLee12/Downloads/microcode.xlsx'#Sheet1.N15]" table:style-name="ce7">
            <text:p>0</text:p>
          </table:table-cell>
          <table:table-cell office:value-type="float" office:value="1" table:formula="of:=['file:///C:/Users/JHLee12/Downloads/microcode.xlsx'#Sheet1.O15]" table:style-name="ce7">
            <text:p>1</text:p>
          </table:table-cell>
          <table:table-cell office:value-type="float" office:value="0" table:formula="of:=['file:///C:/Users/JHLee12/Downloads/microcode.xlsx'#Sheet1.P15]" table:style-name="ce7">
            <text:p>0</text:p>
          </table:table-cell>
          <table:table-cell office:value-type="float" office:value="0" table:formula="of:=['file:///C:/Users/JHLee12/Downloads/microcode.xlsx'#Sheet1.Q15]" table:style-name="ce7">
            <text:p>0</text:p>
          </table:table-cell>
          <table:table-cell office:value-type="float" office:value="0" table:formula="of:=['file:///C:/Users/JHLee12/Downloads/microcode.xlsx'#Sheet1.R15]" table:style-name="ce7">
            <text:p>0</text:p>
          </table:table-cell>
          <table:table-cell office:value-type="float" office:value="0" table:formula="of:=['file:///C:/Users/JHLee12/Downloads/microcode.xlsx'#Sheet1.S15]" table:style-name="ce7">
            <text:p>0</text:p>
          </table:table-cell>
          <table:table-cell office:value-type="float" office:value="0" table:formula="of:=['file:///C:/Users/JHLee12/Downloads/microcode.xlsx'#Sheet1.T15]" table:style-name="ce7">
            <text:p>0</text:p>
          </table:table-cell>
          <table:table-cell office:value-type="float" office:value="0" table:formula="of:=['file:///C:/Users/JHLee12/Downloads/microcode.xlsx'#Sheet1.U15]" table:style-name="ce7">
            <text:p>0</text:p>
          </table:table-cell>
          <table:table-cell office:value-type="float" office:value="0" table:formula="of:=['file:///C:/Users/JHLee12/Downloads/microcode.xlsx'#Sheet1.V15]" table:style-name="ce7">
            <text:p>0</text:p>
          </table:table-cell>
          <table:table-cell office:value-type="float" office:value="1" table:formula="of:=['file:///C:/Users/JHLee12/Downloads/microcode.xlsx'#Sheet1.W15]" table:style-name="ce7">
            <text:p>1</text:p>
          </table:table-cell>
          <table:table-cell office:value-type="float" office:value="0" table:formula="of:=['file:///C:/Users/JHLee12/Downloads/microcode.xlsx'#Sheet1.X15]" table:style-name="ce5">
            <text:p>0</text:p>
          </table:table-cell>
          <table:table-cell office:value-type="float" office:value="0" table:formula="of:=['file:///C:/Users/JHLee12/Downloads/microcode.xlsx'#Sheet1.Y15]" table:style-name="ce5">
            <text:p>0</text:p>
          </table:table-cell>
          <table:table-cell office:value-type="float" office:value="1" table:formula="of:=['file:///C:/Users/JHLee12/Downloads/microcode.xlsx'#Sheet1.Z15]" table:style-name="ce5">
            <text:p>1</text:p>
          </table:table-cell>
          <table:table-cell office:value-type="float" office:value="1" table:formula="of:=['file:///C:/Users/JHLee12/Downloads/microcode.xlsx'#Sheet1.AA15]" table:style-name="ce5">
            <text:p>1</text:p>
          </table:table-cell>
          <table:table-cell office:value-type="float" office:value="1" table:formula="of:=['file:///C:/Users/JHLee12/Downloads/microcode.xlsx'#Sheet1.AB15]" table:style-name="ce5">
            <text:p>1</text:p>
          </table:table-cell>
          <table:table-cell office:value-type="float" office:value="0" table:formula="of:=['file:///C:/Users/JHLee12/Downloads/microcode.xlsx'#Sheet1.AC15]" table:style-name="ce5">
            <text:p>0</text:p>
          </table:table-cell>
          <table:table-cell office:value-type="float" office:value="13" table:formula="of:=['file:///C:/Users/JHLee12/Downloads/microcode.xlsx'#Sheet1.AD15]" table:style-name="ce6">
            <text:p>13</text:p>
          </table:table-cell>
          <table:table-cell office:value-type="float" office:value="14" table:formula="of:=['file:///C:/Users/JHLee12/Downloads/microcode.xlsx'#Sheet1.AE15]" table:style-name="ce6">
            <text:p>14</text:p>
          </table:table-cell>
          <table:table-cell office:value-type="string" office:string-value="ADDI" table:formula="of:=['file:///C:/Users/JHLee12/Downloads/microcode.xlsx'#Sheet1.AF15]" table:style-name="ce6">
            <text:p>ADDI</text:p>
          </table:table-cell>
          <table:table-cell office:value-type="string" office:string-value="008404E" table:formula="of:=BIN2HEX(CONCATENATE([.B15];[.C15];[.D15]; [.E15])) &amp; BIN2HEX(CONCATENATE([.F15];[.G15];[.H15];[.I15];[.J15];[.K15];[.L15];[.M15]);2) &amp; BIN2HEX(CONCATENATE([.N15];[.O15];[.P15];[.Q15];[.R15];[.S15];[.T15];[.U15] );2) &amp; BIN2HEX(CONCATENATE([.V15];[.W15];[.X15];[.Y15];[.Z15];[.AA15];[.AB15];[.AC15] );2)" table:style-name="ce6">
            <text:p>008404E</text:p>
          </table:table-cell>
          <table:table-cell table:number-columns-repeated="989" table:style-name="ce2"/>
          <table:table-cell table:number-columns-repeated="15362"/>
        </table:table-row>
        <table:table-row table:style-name="ro2">
          <table:table-cell office:value-type="string" office:string-value="ADDI1" table:formula="of:=['file:///C:/Users/JHLee12/Downloads/microcode.xlsx'#Sheet1.A16]" table:style-name="ce2">
            <text:p>ADDI1</text:p>
          </table:table-cell>
          <table:table-cell office:value-type="float" office:value="0" table:formula="of:=['file:///C:/Users/JHLee12/Downloads/microcode.xlsx'#Sheet1.B16]" table:style-name="ce7">
            <text:p>0</text:p>
          </table:table-cell>
          <table:table-cell office:value-type="float" office:value="0" table:formula="of:=['file:///C:/Users/JHLee12/Downloads/microcode.xlsx'#Sheet1.C16]" table:style-name="ce7">
            <text:p>0</text:p>
          </table:table-cell>
          <table:table-cell office:value-type="float" office:value="0" table:formula="of:=['file:///C:/Users/JHLee12/Downloads/microcode.xlsx'#Sheet1.D16]" table:style-name="ce7">
            <text:p>0</text:p>
          </table:table-cell>
          <table:table-cell office:value-type="float" office:value="0" table:formula="of:=['file:///C:/Users/JHLee12/Downloads/microcode.xlsx'#Sheet1.E16]" table:style-name="ce7">
            <text:p>0</text:p>
          </table:table-cell>
          <table:table-cell office:value-type="float" office:value="0" table:formula="of:=['file:///C:/Users/JHLee12/Downloads/microcode.xlsx'#Sheet1.F16]" table:style-name="ce7">
            <text:p>0</text:p>
          </table:table-cell>
          <table:table-cell office:value-type="float" office:value="0" table:formula="of:=['file:///C:/Users/JHLee12/Downloads/microcode.xlsx'#Sheet1.G16]" table:style-name="ce7">
            <text:p>0</text:p>
          </table:table-cell>
          <table:table-cell office:value-type="float" office:value="0" table:formula="of:=['file:///C:/Users/JHLee12/Downloads/microcode.xlsx'#Sheet1.H16]" table:style-name="ce7">
            <text:p>0</text:p>
          </table:table-cell>
          <table:table-cell office:value-type="float" office:value="0" table:formula="of:=['file:///C:/Users/JHLee12/Downloads/microcode.xlsx'#Sheet1.I16]" table:style-name="ce7">
            <text:p>0</text:p>
          </table:table-cell>
          <table:table-cell office:value-type="float" office:value="0" table:formula="of:=['file:///C:/Users/JHLee12/Downloads/microcode.xlsx'#Sheet1.J16]" table:style-name="ce7">
            <text:p>0</text:p>
          </table:table-cell>
          <table:table-cell office:value-type="float" office:value="0" table:formula="of:=['file:///C:/Users/JHLee12/Downloads/microcode.xlsx'#Sheet1.K16]" table:style-name="ce7">
            <text:p>0</text:p>
          </table:table-cell>
          <table:table-cell office:value-type="float" office:value="0" table:formula="of:=['file:///C:/Users/JHLee12/Downloads/microcode.xlsx'#Sheet1.L16]" table:style-name="ce7">
            <text:p>0</text:p>
          </table:table-cell>
          <table:table-cell office:value-type="float" office:value="0" table:formula="of:=['file:///C:/Users/JHLee12/Downloads/microcode.xlsx'#Sheet1.M16]" table:style-name="ce7">
            <text:p>0</text:p>
          </table:table-cell>
          <table:table-cell office:value-type="float" office:value="1" table:formula="of:=['file:///C:/Users/JHLee12/Downloads/microcode.xlsx'#Sheet1.N16]" table:style-name="ce7">
            <text:p>1</text:p>
          </table:table-cell>
          <table:table-cell office:value-type="float" office:value="0" table:formula="of:=['file:///C:/Users/JHLee12/Downloads/microcode.xlsx'#Sheet1.O16]" table:style-name="ce7">
            <text:p>0</text:p>
          </table:table-cell>
          <table:table-cell office:value-type="float" office:value="0" table:formula="of:=['file:///C:/Users/JHLee12/Downloads/microcode.xlsx'#Sheet1.P16]" table:style-name="ce7">
            <text:p>0</text:p>
          </table:table-cell>
          <table:table-cell office:value-type="float" office:value="0" table:formula="of:=['file:///C:/Users/JHLee12/Downloads/microcode.xlsx'#Sheet1.Q16]" table:style-name="ce7">
            <text:p>0</text:p>
          </table:table-cell>
          <table:table-cell office:value-type="float" office:value="0" table:formula="of:=['file:///C:/Users/JHLee12/Downloads/microcode.xlsx'#Sheet1.R16]" table:style-name="ce7">
            <text:p>0</text:p>
          </table:table-cell>
          <table:table-cell office:value-type="float" office:value="1" table:formula="of:=['file:///C:/Users/JHLee12/Downloads/microcode.xlsx'#Sheet1.S16]" table:style-name="ce7">
            <text:p>1</text:p>
          </table:table-cell>
          <table:table-cell office:value-type="float" office:value="0" table:formula="of:=['file:///C:/Users/JHLee12/Downloads/microcode.xlsx'#Sheet1.T16]" table:style-name="ce7">
            <text:p>0</text:p>
          </table:table-cell>
          <table:table-cell office:value-type="float" office:value="0" table:formula="of:=['file:///C:/Users/JHLee12/Downloads/microcode.xlsx'#Sheet1.U16]" table:style-name="ce7">
            <text:p>0</text:p>
          </table:table-cell>
          <table:table-cell office:value-type="float" office:value="0" table:formula="of:=['file:///C:/Users/JHLee12/Downloads/microcode.xlsx'#Sheet1.V16]" table:style-name="ce7">
            <text:p>0</text:p>
          </table:table-cell>
          <table:table-cell office:value-type="float" office:value="0" table:formula="of:=['file:///C:/Users/JHLee12/Downloads/microcode.xlsx'#Sheet1.W16]" table:style-name="ce7">
            <text:p>0</text:p>
          </table:table-cell>
          <table:table-cell office:value-type="float" office:value="0" table:formula="of:=['file:///C:/Users/JHLee12/Downloads/microcode.xlsx'#Sheet1.X16]" table:style-name="ce5">
            <text:p>0</text:p>
          </table:table-cell>
          <table:table-cell office:value-type="float" office:value="0" table:formula="of:=['file:///C:/Users/JHLee12/Downloads/microcode.xlsx'#Sheet1.Y16]" table:style-name="ce5">
            <text:p>0</text:p>
          </table:table-cell>
          <table:table-cell office:value-type="float" office:value="1" table:formula="of:=['file:///C:/Users/JHLee12/Downloads/microcode.xlsx'#Sheet1.Z16]" table:style-name="ce5">
            <text:p>1</text:p>
          </table:table-cell>
          <table:table-cell office:value-type="float" office:value="1" table:formula="of:=['file:///C:/Users/JHLee12/Downloads/microcode.xlsx'#Sheet1.AA16]" table:style-name="ce5">
            <text:p>1</text:p>
          </table:table-cell>
          <table:table-cell office:value-type="float" office:value="1" table:formula="of:=['file:///C:/Users/JHLee12/Downloads/microcode.xlsx'#Sheet1.AB16]" table:style-name="ce5">
            <text:p>1</text:p>
          </table:table-cell>
          <table:table-cell office:value-type="float" office:value="1" table:formula="of:=['file:///C:/Users/JHLee12/Downloads/microcode.xlsx'#Sheet1.AC16]" table:style-name="ce5">
            <text:p>1</text:p>
          </table:table-cell>
          <table:table-cell office:value-type="float" office:value="14" table:formula="of:=['file:///C:/Users/JHLee12/Downloads/microcode.xlsx'#Sheet1.AD16]" table:style-name="ce6">
            <text:p>14</text:p>
          </table:table-cell>
          <table:table-cell office:value-type="float" office:value="15" table:formula="of:=['file:///C:/Users/JHLee12/Downloads/microcode.xlsx'#Sheet1.AE16]" table:style-name="ce6">
            <text:p>15</text:p>
          </table:table-cell>
          <table:table-cell office:value-type="float" office:value="0" table:formula="of:=['file:///C:/Users/JHLee12/Downloads/microcode.xlsx'#Sheet1.AF16]" table:style-name="ce6">
            <text:p>0</text:p>
          </table:table-cell>
          <table:table-cell office:value-type="string" office:string-value="000840F" table:formula="of:=BIN2HEX(CONCATENATE([.B16];[.C16];[.D16]; [.E16])) &amp; BIN2HEX(CONCATENATE([.F16];[.G16];[.H16];[.I16];[.J16];[.K16];[.L16];[.M16]);2) &amp; BIN2HEX(CONCATENATE([.N16];[.O16];[.P16];[.Q16];[.R16];[.S16];[.T16];[.U16] );2) &amp; BIN2HEX(CONCATENATE([.V16];[.W16];[.X16];[.Y16];[.Z16];[.AA16];[.AB16];[.AC16] );2)" table:style-name="ce6">
            <text:p>000840F</text:p>
          </table:table-cell>
          <table:table-cell table:number-columns-repeated="989" table:style-name="ce2"/>
          <table:table-cell table:number-columns-repeated="15362"/>
        </table:table-row>
        <table:table-row table:style-name="ro2">
          <table:table-cell office:value-type="string" office:string-value="ADDI2" table:formula="of:=['file:///C:/Users/JHLee12/Downloads/microcode.xlsx'#Sheet1.A17]" table:style-name="ce2">
            <text:p>ADDI2</text:p>
          </table:table-cell>
          <table:table-cell office:value-type="float" office:value="0" table:formula="of:=['file:///C:/Users/JHLee12/Downloads/microcode.xlsx'#Sheet1.B17]" table:style-name="ce7">
            <text:p>0</text:p>
          </table:table-cell>
          <table:table-cell office:value-type="float" office:value="0" table:formula="of:=['file:///C:/Users/JHLee12/Downloads/microcode.xlsx'#Sheet1.C17]" table:style-name="ce7">
            <text:p>0</text:p>
          </table:table-cell>
          <table:table-cell office:value-type="float" office:value="0" table:formula="of:=['file:///C:/Users/JHLee12/Downloads/microcode.xlsx'#Sheet1.D17]" table:style-name="ce7">
            <text:p>0</text:p>
          </table:table-cell>
          <table:table-cell office:value-type="float" office:value="0" table:formula="of:=['file:///C:/Users/JHLee12/Downloads/microcode.xlsx'#Sheet1.E17]" table:style-name="ce7">
            <text:p>0</text:p>
          </table:table-cell>
          <table:table-cell office:value-type="float" office:value="0" table:formula="of:=['file:///C:/Users/JHLee12/Downloads/microcode.xlsx'#Sheet1.F17]" table:style-name="ce7">
            <text:p>0</text:p>
          </table:table-cell>
          <table:table-cell office:value-type="float" office:value="0" table:formula="of:=['file:///C:/Users/JHLee12/Downloads/microcode.xlsx'#Sheet1.G17]" table:style-name="ce7">
            <text:p>0</text:p>
          </table:table-cell>
          <table:table-cell office:value-type="float" office:value="0" table:formula="of:=['file:///C:/Users/JHLee12/Downloads/microcode.xlsx'#Sheet1.H17]" table:style-name="ce7">
            <text:p>0</text:p>
          </table:table-cell>
          <table:table-cell office:value-type="float" office:value="0" table:formula="of:=['file:///C:/Users/JHLee12/Downloads/microcode.xlsx'#Sheet1.I17]" table:style-name="ce7">
            <text:p>0</text:p>
          </table:table-cell>
          <table:table-cell office:value-type="float" office:value="0" table:formula="of:=['file:///C:/Users/JHLee12/Downloads/microcode.xlsx'#Sheet1.J17]" table:style-name="ce7">
            <text:p>0</text:p>
          </table:table-cell>
          <table:table-cell office:value-type="float" office:value="0" table:formula="of:=['file:///C:/Users/JHLee12/Downloads/microcode.xlsx'#Sheet1.K17]" table:style-name="ce7">
            <text:p>0</text:p>
          </table:table-cell>
          <table:table-cell office:value-type="float" office:value="1" table:formula="of:=['file:///C:/Users/JHLee12/Downloads/microcode.xlsx'#Sheet1.L17]" table:style-name="ce7">
            <text:p>1</text:p>
          </table:table-cell>
          <table:table-cell office:value-type="float" office:value="0" table:formula="of:=['file:///C:/Users/JHLee12/Downloads/microcode.xlsx'#Sheet1.M17]" table:style-name="ce7">
            <text:p>0</text:p>
          </table:table-cell>
          <table:table-cell office:value-type="float" office:value="0" table:formula="of:=['file:///C:/Users/JHLee12/Downloads/microcode.xlsx'#Sheet1.N17]" table:style-name="ce7">
            <text:p>0</text:p>
          </table:table-cell>
          <table:table-cell office:value-type="float" office:value="0" table:formula="of:=['file:///C:/Users/JHLee12/Downloads/microcode.xlsx'#Sheet1.O17]" table:style-name="ce7">
            <text:p>0</text:p>
          </table:table-cell>
          <table:table-cell office:value-type="float" office:value="0" table:formula="of:=['file:///C:/Users/JHLee12/Downloads/microcode.xlsx'#Sheet1.P17]" table:style-name="ce7">
            <text:p>0</text:p>
          </table:table-cell>
          <table:table-cell office:value-type="float" office:value="0" table:formula="of:=['file:///C:/Users/JHLee12/Downloads/microcode.xlsx'#Sheet1.Q17]" table:style-name="ce7">
            <text:p>0</text:p>
          </table:table-cell>
          <table:table-cell office:value-type="float" office:value="0" table:formula="of:=['file:///C:/Users/JHLee12/Downloads/microcode.xlsx'#Sheet1.R17]" table:style-name="ce7">
            <text:p>0</text:p>
          </table:table-cell>
          <table:table-cell office:value-type="float" office:value="0" table:formula="of:=['file:///C:/Users/JHLee12/Downloads/microcode.xlsx'#Sheet1.S17]" table:style-name="ce7">
            <text:p>0</text:p>
          </table:table-cell>
          <table:table-cell office:value-type="float" office:value="0" table:formula="of:=['file:///C:/Users/JHLee12/Downloads/microcode.xlsx'#Sheet1.T17]" table:style-name="ce7">
            <text:p>0</text:p>
          </table:table-cell>
          <table:table-cell office:value-type="float" office:value="1" table:formula="of:=['file:///C:/Users/JHLee12/Downloads/microcode.xlsx'#Sheet1.U17]" table:style-name="ce7">
            <text:p>1</text:p>
          </table:table-cell>
          <table:table-cell office:value-type="float" office:value="0" table:formula="of:=['file:///C:/Users/JHLee12/Downloads/microcode.xlsx'#Sheet1.V17]" table:style-name="ce7">
            <text:p>0</text:p>
          </table:table-cell>
          <table:table-cell office:value-type="float" office:value="0" table:formula="of:=['file:///C:/Users/JHLee12/Downloads/microcode.xlsx'#Sheet1.W17]" table:style-name="ce7">
            <text:p>0</text:p>
          </table:table-cell>
          <table:table-cell office:value-type="float" office:value="0" table:formula="of:=['file:///C:/Users/JHLee12/Downloads/microcode.xlsx'#Sheet1.X17]" table:style-name="ce5">
            <text:p>0</text:p>
          </table:table-cell>
          <table:table-cell office:value-type="float" office:value="0" table:formula="of:=['file:///C:/Users/JHLee12/Downloads/microcode.xlsx'#Sheet1.Y17]" table:style-name="ce5">
            <text:p>0</text:p>
          </table:table-cell>
          <table:table-cell office:value-type="float" office:value="0" table:formula="of:=['file:///C:/Users/JHLee12/Downloads/microcode.xlsx'#Sheet1.Z17]" table:style-name="ce5">
            <text:p>0</text:p>
          </table:table-cell>
          <table:table-cell office:value-type="float" office:value="0" table:formula="of:=['file:///C:/Users/JHLee12/Downloads/microcode.xlsx'#Sheet1.AA17]" table:style-name="ce5">
            <text:p>0</text:p>
          </table:table-cell>
          <table:table-cell office:value-type="float" office:value="0" table:formula="of:=['file:///C:/Users/JHLee12/Downloads/microcode.xlsx'#Sheet1.AB17]" table:style-name="ce5">
            <text:p>0</text:p>
          </table:table-cell>
          <table:table-cell office:value-type="float" office:value="0" table:formula="of:=['file:///C:/Users/JHLee12/Downloads/microcode.xlsx'#Sheet1.AC17]" table:style-name="ce5">
            <text:p>0</text:p>
          </table:table-cell>
          <table:table-cell office:value-type="float" office:value="15" table:formula="of:=['file:///C:/Users/JHLee12/Downloads/microcode.xlsx'#Sheet1.AD17]" table:style-name="ce6">
            <text:p>15</text:p>
          </table:table-cell>
          <table:table-cell office:value-type="float" office:value="0" table:formula="of:=['file:///C:/Users/JHLee12/Downloads/microcode.xlsx'#Sheet1.AE17]" table:style-name="ce6">
            <text:p>0</text:p>
          </table:table-cell>
          <table:table-cell office:value-type="float" office:value="0" table:formula="of:=['file:///C:/Users/JHLee12/Downloads/microcode.xlsx'#Sheet1.AF17]" table:style-name="ce6">
            <text:p>0</text:p>
          </table:table-cell>
          <table:table-cell office:value-type="string" office:string-value="0020100" table:formula="of:=BIN2HEX(CONCATENATE([.B17];[.C17];[.D17]; [.E17])) &amp; BIN2HEX(CONCATENATE([.F17];[.G17];[.H17];[.I17];[.J17];[.K17];[.L17];[.M17]);2) &amp; BIN2HEX(CONCATENATE([.N17];[.O17];[.P17];[.Q17];[.R17];[.S17];[.T17];[.U17] );2) &amp; BIN2HEX(CONCATENATE([.V17];[.W17];[.X17];[.Y17];[.Z17];[.AA17];[.AB17];[.AC17] );2)" table:style-name="ce6">
            <text:p>0020100</text:p>
          </table:table-cell>
          <table:table-cell table:number-columns-repeated="989" table:style-name="ce2"/>
          <table:table-cell table:number-columns-repeated="15362"/>
        </table:table-row>
        <table:table-row table:style-name="ro2">
          <table:table-cell office:value-type="string" office:string-value="LW0" table:formula="of:=['file:///C:/Users/JHLee12/Downloads/microcode.xlsx'#Sheet1.A18]" table:style-name="ce2">
            <text:p>LW0</text:p>
          </table:table-cell>
          <table:table-cell office:value-type="float" office:value="0" table:formula="of:=['file:///C:/Users/JHLee12/Downloads/microcode.xlsx'#Sheet1.B18]" table:style-name="ce7">
            <text:p>0</text:p>
          </table:table-cell>
          <table:table-cell office:value-type="float" office:value="0" table:formula="of:=['file:///C:/Users/JHLee12/Downloads/microcode.xlsx'#Sheet1.C18]" table:style-name="ce7">
            <text:p>0</text:p>
          </table:table-cell>
          <table:table-cell office:value-type="float" office:value="0" table:formula="of:=['file:///C:/Users/JHLee12/Downloads/microcode.xlsx'#Sheet1.D18]" table:style-name="ce7">
            <text:p>0</text:p>
          </table:table-cell>
          <table:table-cell office:value-type="float" office:value="0" table:formula="of:=['file:///C:/Users/JHLee12/Downloads/microcode.xlsx'#Sheet1.E18]" table:style-name="ce7">
            <text:p>0</text:p>
          </table:table-cell>
          <table:table-cell office:value-type="float" office:value="0" table:formula="of:=['file:///C:/Users/JHLee12/Downloads/microcode.xlsx'#Sheet1.F18]" table:style-name="ce7">
            <text:p>0</text:p>
          </table:table-cell>
          <table:table-cell office:value-type="float" office:value="0" table:formula="of:=['file:///C:/Users/JHLee12/Downloads/microcode.xlsx'#Sheet1.G18]" table:style-name="ce7">
            <text:p>0</text:p>
          </table:table-cell>
          <table:table-cell office:value-type="float" office:value="0" table:formula="of:=['file:///C:/Users/JHLee12/Downloads/microcode.xlsx'#Sheet1.H18]" table:style-name="ce7">
            <text:p>0</text:p>
          </table:table-cell>
          <table:table-cell office:value-type="float" office:value="0" table:formula="of:=['file:///C:/Users/JHLee12/Downloads/microcode.xlsx'#Sheet1.I18]" table:style-name="ce7">
            <text:p>0</text:p>
          </table:table-cell>
          <table:table-cell office:value-type="float" office:value="1" table:formula="of:=['file:///C:/Users/JHLee12/Downloads/microcode.xlsx'#Sheet1.J18]" table:style-name="ce7">
            <text:p>1</text:p>
          </table:table-cell>
          <table:table-cell office:value-type="float" office:value="0" table:formula="of:=['file:///C:/Users/JHLee12/Downloads/microcode.xlsx'#Sheet1.K18]" table:style-name="ce7">
            <text:p>0</text:p>
          </table:table-cell>
          <table:table-cell office:value-type="float" office:value="0" table:formula="of:=['file:///C:/Users/JHLee12/Downloads/microcode.xlsx'#Sheet1.L18]" table:style-name="ce7">
            <text:p>0</text:p>
          </table:table-cell>
          <table:table-cell office:value-type="float" office:value="0" table:formula="of:=['file:///C:/Users/JHLee12/Downloads/microcode.xlsx'#Sheet1.M18]" table:style-name="ce7">
            <text:p>0</text:p>
          </table:table-cell>
          <table:table-cell office:value-type="float" office:value="0" table:formula="of:=['file:///C:/Users/JHLee12/Downloads/microcode.xlsx'#Sheet1.N18]" table:style-name="ce7">
            <text:p>0</text:p>
          </table:table-cell>
          <table:table-cell office:value-type="float" office:value="1" table:formula="of:=['file:///C:/Users/JHLee12/Downloads/microcode.xlsx'#Sheet1.O18]" table:style-name="ce7">
            <text:p>1</text:p>
          </table:table-cell>
          <table:table-cell office:value-type="float" office:value="0" table:formula="of:=['file:///C:/Users/JHLee12/Downloads/microcode.xlsx'#Sheet1.P18]" table:style-name="ce7">
            <text:p>0</text:p>
          </table:table-cell>
          <table:table-cell office:value-type="float" office:value="0" table:formula="of:=['file:///C:/Users/JHLee12/Downloads/microcode.xlsx'#Sheet1.Q18]" table:style-name="ce7">
            <text:p>0</text:p>
          </table:table-cell>
          <table:table-cell office:value-type="float" office:value="0" table:formula="of:=['file:///C:/Users/JHLee12/Downloads/microcode.xlsx'#Sheet1.R18]" table:style-name="ce7">
            <text:p>0</text:p>
          </table:table-cell>
          <table:table-cell office:value-type="float" office:value="0" table:formula="of:=['file:///C:/Users/JHLee12/Downloads/microcode.xlsx'#Sheet1.S18]" table:style-name="ce7">
            <text:p>0</text:p>
          </table:table-cell>
          <table:table-cell office:value-type="float" office:value="0" table:formula="of:=['file:///C:/Users/JHLee12/Downloads/microcode.xlsx'#Sheet1.T18]" table:style-name="ce7">
            <text:p>0</text:p>
          </table:table-cell>
          <table:table-cell office:value-type="float" office:value="0" table:formula="of:=['file:///C:/Users/JHLee12/Downloads/microcode.xlsx'#Sheet1.U18]" table:style-name="ce7">
            <text:p>0</text:p>
          </table:table-cell>
          <table:table-cell office:value-type="float" office:value="0" table:formula="of:=['file:///C:/Users/JHLee12/Downloads/microcode.xlsx'#Sheet1.V18]" table:style-name="ce7">
            <text:p>0</text:p>
          </table:table-cell>
          <table:table-cell office:value-type="float" office:value="1" table:formula="of:=['file:///C:/Users/JHLee12/Downloads/microcode.xlsx'#Sheet1.W18]" table:style-name="ce7">
            <text:p>1</text:p>
          </table:table-cell>
          <table:table-cell office:value-type="float" office:value="0" table:formula="of:=['file:///C:/Users/JHLee12/Downloads/microcode.xlsx'#Sheet1.X18]" table:style-name="ce5">
            <text:p>0</text:p>
          </table:table-cell>
          <table:table-cell office:value-type="float" office:value="1" table:formula="of:=['file:///C:/Users/JHLee12/Downloads/microcode.xlsx'#Sheet1.Y18]" table:style-name="ce5">
            <text:p>1</text:p>
          </table:table-cell>
          <table:table-cell office:value-type="float" office:value="0" table:formula="of:=['file:///C:/Users/JHLee12/Downloads/microcode.xlsx'#Sheet1.Z18]" table:style-name="ce5">
            <text:p>0</text:p>
          </table:table-cell>
          <table:table-cell office:value-type="float" office:value="0" table:formula="of:=['file:///C:/Users/JHLee12/Downloads/microcode.xlsx'#Sheet1.AA18]" table:style-name="ce5">
            <text:p>0</text:p>
          </table:table-cell>
          <table:table-cell office:value-type="float" office:value="0" table:formula="of:=['file:///C:/Users/JHLee12/Downloads/microcode.xlsx'#Sheet1.AB18]" table:style-name="ce5">
            <text:p>0</text:p>
          </table:table-cell>
          <table:table-cell office:value-type="float" office:value="1" table:formula="of:=['file:///C:/Users/JHLee12/Downloads/microcode.xlsx'#Sheet1.AC18]" table:style-name="ce5">
            <text:p>1</text:p>
          </table:table-cell>
          <table:table-cell office:value-type="float" office:value="16" table:formula="of:=['file:///C:/Users/JHLee12/Downloads/microcode.xlsx'#Sheet1.AD18]" table:style-name="ce6">
            <text:p>16</text:p>
          </table:table-cell>
          <table:table-cell office:value-type="float" office:value="17" table:formula="of:=['file:///C:/Users/JHLee12/Downloads/microcode.xlsx'#Sheet1.AE18]" table:style-name="ce6">
            <text:p>17</text:p>
          </table:table-cell>
          <table:table-cell office:value-type="string" office:string-value="LW" table:formula="of:=['file:///C:/Users/JHLee12/Downloads/microcode.xlsx'#Sheet1.AF18]" table:style-name="ce6">
            <text:p>LW</text:p>
          </table:table-cell>
          <table:table-cell office:value-type="string" office:string-value="0084051" table:formula="of:=BIN2HEX(CONCATENATE([.B18];[.C18];[.D18]; [.E18])) &amp; BIN2HEX(CONCATENATE([.F18];[.G18];[.H18];[.I18];[.J18];[.K18];[.L18];[.M18]);2) &amp; BIN2HEX(CONCATENATE([.N18];[.O18];[.P18];[.Q18];[.R18];[.S18];[.T18];[.U18] );2) &amp; BIN2HEX(CONCATENATE([.V18];[.W18];[.X18];[.Y18];[.Z18];[.AA18];[.AB18];[.AC18] );2)" table:style-name="ce6">
            <text:p>0084051</text:p>
          </table:table-cell>
          <table:table-cell table:number-columns-repeated="989" table:style-name="ce2"/>
          <table:table-cell table:number-columns-repeated="15362"/>
        </table:table-row>
        <table:table-row table:style-name="ro2">
          <table:table-cell office:value-type="string" office:string-value="LW1" table:formula="of:=['file:///C:/Users/JHLee12/Downloads/microcode.xlsx'#Sheet1.A19]" table:style-name="ce2">
            <text:p>LW1</text:p>
          </table:table-cell>
          <table:table-cell office:value-type="float" office:value="0" table:formula="of:=['file:///C:/Users/JHLee12/Downloads/microcode.xlsx'#Sheet1.B19]" table:style-name="ce7">
            <text:p>0</text:p>
          </table:table-cell>
          <table:table-cell office:value-type="float" office:value="0" table:formula="of:=['file:///C:/Users/JHLee12/Downloads/microcode.xlsx'#Sheet1.C19]" table:style-name="ce7">
            <text:p>0</text:p>
          </table:table-cell>
          <table:table-cell office:value-type="float" office:value="0" table:formula="of:=['file:///C:/Users/JHLee12/Downloads/microcode.xlsx'#Sheet1.D19]" table:style-name="ce7">
            <text:p>0</text:p>
          </table:table-cell>
          <table:table-cell office:value-type="float" office:value="0" table:formula="of:=['file:///C:/Users/JHLee12/Downloads/microcode.xlsx'#Sheet1.E19]" table:style-name="ce7">
            <text:p>0</text:p>
          </table:table-cell>
          <table:table-cell office:value-type="float" office:value="0" table:formula="of:=['file:///C:/Users/JHLee12/Downloads/microcode.xlsx'#Sheet1.F19]" table:style-name="ce7">
            <text:p>0</text:p>
          </table:table-cell>
          <table:table-cell office:value-type="float" office:value="0" table:formula="of:=['file:///C:/Users/JHLee12/Downloads/microcode.xlsx'#Sheet1.G19]" table:style-name="ce7">
            <text:p>0</text:p>
          </table:table-cell>
          <table:table-cell office:value-type="float" office:value="0" table:formula="of:=['file:///C:/Users/JHLee12/Downloads/microcode.xlsx'#Sheet1.H19]" table:style-name="ce7">
            <text:p>0</text:p>
          </table:table-cell>
          <table:table-cell office:value-type="float" office:value="0" table:formula="of:=['file:///C:/Users/JHLee12/Downloads/microcode.xlsx'#Sheet1.I19]" table:style-name="ce7">
            <text:p>0</text:p>
          </table:table-cell>
          <table:table-cell office:value-type="float" office:value="0" table:formula="of:=['file:///C:/Users/JHLee12/Downloads/microcode.xlsx'#Sheet1.J19]" table:style-name="ce7">
            <text:p>0</text:p>
          </table:table-cell>
          <table:table-cell office:value-type="float" office:value="0" table:formula="of:=['file:///C:/Users/JHLee12/Downloads/microcode.xlsx'#Sheet1.K19]" table:style-name="ce7">
            <text:p>0</text:p>
          </table:table-cell>
          <table:table-cell office:value-type="float" office:value="0" table:formula="of:=['file:///C:/Users/JHLee12/Downloads/microcode.xlsx'#Sheet1.L19]" table:style-name="ce7">
            <text:p>0</text:p>
          </table:table-cell>
          <table:table-cell office:value-type="float" office:value="0" table:formula="of:=['file:///C:/Users/JHLee12/Downloads/microcode.xlsx'#Sheet1.M19]" table:style-name="ce7">
            <text:p>0</text:p>
          </table:table-cell>
          <table:table-cell office:value-type="float" office:value="1" table:formula="of:=['file:///C:/Users/JHLee12/Downloads/microcode.xlsx'#Sheet1.N19]" table:style-name="ce7">
            <text:p>1</text:p>
          </table:table-cell>
          <table:table-cell office:value-type="float" office:value="0" table:formula="of:=['file:///C:/Users/JHLee12/Downloads/microcode.xlsx'#Sheet1.O19]" table:style-name="ce7">
            <text:p>0</text:p>
          </table:table-cell>
          <table:table-cell office:value-type="float" office:value="0" table:formula="of:=['file:///C:/Users/JHLee12/Downloads/microcode.xlsx'#Sheet1.P19]" table:style-name="ce7">
            <text:p>0</text:p>
          </table:table-cell>
          <table:table-cell office:value-type="float" office:value="0" table:formula="of:=['file:///C:/Users/JHLee12/Downloads/microcode.xlsx'#Sheet1.Q19]" table:style-name="ce7">
            <text:p>0</text:p>
          </table:table-cell>
          <table:table-cell office:value-type="float" office:value="0" table:formula="of:=['file:///C:/Users/JHLee12/Downloads/microcode.xlsx'#Sheet1.R19]" table:style-name="ce7">
            <text:p>0</text:p>
          </table:table-cell>
          <table:table-cell office:value-type="float" office:value="1" table:formula="of:=['file:///C:/Users/JHLee12/Downloads/microcode.xlsx'#Sheet1.S19]" table:style-name="ce7">
            <text:p>1</text:p>
          </table:table-cell>
          <table:table-cell office:value-type="float" office:value="0" table:formula="of:=['file:///C:/Users/JHLee12/Downloads/microcode.xlsx'#Sheet1.T19]" table:style-name="ce7">
            <text:p>0</text:p>
          </table:table-cell>
          <table:table-cell office:value-type="float" office:value="0" table:formula="of:=['file:///C:/Users/JHLee12/Downloads/microcode.xlsx'#Sheet1.U19]" table:style-name="ce7">
            <text:p>0</text:p>
          </table:table-cell>
          <table:table-cell office:value-type="float" office:value="0" table:formula="of:=['file:///C:/Users/JHLee12/Downloads/microcode.xlsx'#Sheet1.V19]" table:style-name="ce7">
            <text:p>0</text:p>
          </table:table-cell>
          <table:table-cell office:value-type="float" office:value="0" table:formula="of:=['file:///C:/Users/JHLee12/Downloads/microcode.xlsx'#Sheet1.W19]" table:style-name="ce7">
            <text:p>0</text:p>
          </table:table-cell>
          <table:table-cell office:value-type="float" office:value="0" table:formula="of:=['file:///C:/Users/JHLee12/Downloads/microcode.xlsx'#Sheet1.X19]" table:style-name="ce5">
            <text:p>0</text:p>
          </table:table-cell>
          <table:table-cell office:value-type="float" office:value="1" table:formula="of:=['file:///C:/Users/JHLee12/Downloads/microcode.xlsx'#Sheet1.Y19]" table:style-name="ce5">
            <text:p>1</text:p>
          </table:table-cell>
          <table:table-cell office:value-type="float" office:value="0" table:formula="of:=['file:///C:/Users/JHLee12/Downloads/microcode.xlsx'#Sheet1.Z19]" table:style-name="ce5">
            <text:p>0</text:p>
          </table:table-cell>
          <table:table-cell office:value-type="float" office:value="0" table:formula="of:=['file:///C:/Users/JHLee12/Downloads/microcode.xlsx'#Sheet1.AA19]" table:style-name="ce5">
            <text:p>0</text:p>
          </table:table-cell>
          <table:table-cell office:value-type="float" office:value="1" table:formula="of:=['file:///C:/Users/JHLee12/Downloads/microcode.xlsx'#Sheet1.AB19]" table:style-name="ce5">
            <text:p>1</text:p>
          </table:table-cell>
          <table:table-cell office:value-type="float" office:value="0" table:formula="of:=['file:///C:/Users/JHLee12/Downloads/microcode.xlsx'#Sheet1.AC19]" table:style-name="ce5">
            <text:p>0</text:p>
          </table:table-cell>
          <table:table-cell office:value-type="float" office:value="17" table:formula="of:=['file:///C:/Users/JHLee12/Downloads/microcode.xlsx'#Sheet1.AD19]" table:style-name="ce6">
            <text:p>17</text:p>
          </table:table-cell>
          <table:table-cell office:value-type="float" office:value="18" table:formula="of:=['file:///C:/Users/JHLee12/Downloads/microcode.xlsx'#Sheet1.AE19]" table:style-name="ce6">
            <text:p>18</text:p>
          </table:table-cell>
          <table:table-cell office:value-type="float" office:value="0" table:formula="of:=['file:///C:/Users/JHLee12/Downloads/microcode.xlsx'#Sheet1.AF19]" table:style-name="ce6">
            <text:p>0</text:p>
          </table:table-cell>
          <table:table-cell office:value-type="string" office:string-value="0008412" table:formula="of:=BIN2HEX(CONCATENATE([.B19];[.C19];[.D19]; [.E19])) &amp; BIN2HEX(CONCATENATE([.F19];[.G19];[.H19];[.I19];[.J19];[.K19];[.L19];[.M19]);2) &amp; BIN2HEX(CONCATENATE([.N19];[.O19];[.P19];[.Q19];[.R19];[.S19];[.T19];[.U19] );2) &amp; BIN2HEX(CONCATENATE([.V19];[.W19];[.X19];[.Y19];[.Z19];[.AA19];[.AB19];[.AC19] );2)" table:style-name="ce6">
            <text:p>0008412</text:p>
          </table:table-cell>
          <table:table-cell table:number-columns-repeated="989" table:style-name="ce2"/>
          <table:table-cell table:number-columns-repeated="15362"/>
        </table:table-row>
        <table:table-row table:style-name="ro2">
          <table:table-cell office:value-type="string" office:string-value="LW2" table:formula="of:=['file:///C:/Users/JHLee12/Downloads/microcode.xlsx'#Sheet1.A20]" table:style-name="ce2">
            <text:p>LW2</text:p>
          </table:table-cell>
          <table:table-cell office:value-type="float" office:value="0" table:formula="of:=['file:///C:/Users/JHLee12/Downloads/microcode.xlsx'#Sheet1.B20]" table:style-name="ce7">
            <text:p>0</text:p>
          </table:table-cell>
          <table:table-cell office:value-type="float" office:value="0" table:formula="of:=['file:///C:/Users/JHLee12/Downloads/microcode.xlsx'#Sheet1.C20]" table:style-name="ce7">
            <text:p>0</text:p>
          </table:table-cell>
          <table:table-cell office:value-type="float" office:value="0" table:formula="of:=['file:///C:/Users/JHLee12/Downloads/microcode.xlsx'#Sheet1.D20]" table:style-name="ce7">
            <text:p>0</text:p>
          </table:table-cell>
          <table:table-cell office:value-type="float" office:value="0" table:formula="of:=['file:///C:/Users/JHLee12/Downloads/microcode.xlsx'#Sheet1.E20]" table:style-name="ce7">
            <text:p>0</text:p>
          </table:table-cell>
          <table:table-cell office:value-type="float" office:value="0" table:formula="of:=['file:///C:/Users/JHLee12/Downloads/microcode.xlsx'#Sheet1.F20]" table:style-name="ce7">
            <text:p>0</text:p>
          </table:table-cell>
          <table:table-cell office:value-type="float" office:value="0" table:formula="of:=['file:///C:/Users/JHLee12/Downloads/microcode.xlsx'#Sheet1.G20]" table:style-name="ce7">
            <text:p>0</text:p>
          </table:table-cell>
          <table:table-cell office:value-type="float" office:value="0" table:formula="of:=['file:///C:/Users/JHLee12/Downloads/microcode.xlsx'#Sheet1.H20]" table:style-name="ce7">
            <text:p>0</text:p>
          </table:table-cell>
          <table:table-cell office:value-type="float" office:value="0" table:formula="of:=['file:///C:/Users/JHLee12/Downloads/microcode.xlsx'#Sheet1.I20]" table:style-name="ce7">
            <text:p>0</text:p>
          </table:table-cell>
          <table:table-cell office:value-type="float" office:value="0" table:formula="of:=['file:///C:/Users/JHLee12/Downloads/microcode.xlsx'#Sheet1.J20]" table:style-name="ce7">
            <text:p>0</text:p>
          </table:table-cell>
          <table:table-cell office:value-type="float" office:value="0" table:formula="of:=['file:///C:/Users/JHLee12/Downloads/microcode.xlsx'#Sheet1.K20]" table:style-name="ce7">
            <text:p>0</text:p>
          </table:table-cell>
          <table:table-cell office:value-type="float" office:value="0" table:formula="of:=['file:///C:/Users/JHLee12/Downloads/microcode.xlsx'#Sheet1.L20]" table:style-name="ce7">
            <text:p>0</text:p>
          </table:table-cell>
          <table:table-cell office:value-type="float" office:value="0" table:formula="of:=['file:///C:/Users/JHLee12/Downloads/microcode.xlsx'#Sheet1.M20]" table:style-name="ce7">
            <text:p>0</text:p>
          </table:table-cell>
          <table:table-cell office:value-type="float" office:value="0" table:formula="of:=['file:///C:/Users/JHLee12/Downloads/microcode.xlsx'#Sheet1.N20]" table:style-name="ce7">
            <text:p>0</text:p>
          </table:table-cell>
          <table:table-cell office:value-type="float" office:value="0" table:formula="of:=['file:///C:/Users/JHLee12/Downloads/microcode.xlsx'#Sheet1.O20]" table:style-name="ce7">
            <text:p>0</text:p>
          </table:table-cell>
          <table:table-cell office:value-type="float" office:value="1" table:formula="of:=['file:///C:/Users/JHLee12/Downloads/microcode.xlsx'#Sheet1.P20]" table:style-name="ce7">
            <text:p>1</text:p>
          </table:table-cell>
          <table:table-cell office:value-type="float" office:value="0" table:formula="of:=['file:///C:/Users/JHLee12/Downloads/microcode.xlsx'#Sheet1.Q20]" table:style-name="ce7">
            <text:p>0</text:p>
          </table:table-cell>
          <table:table-cell office:value-type="float" office:value="0" table:formula="of:=['file:///C:/Users/JHLee12/Downloads/microcode.xlsx'#Sheet1.R20]" table:style-name="ce7">
            <text:p>0</text:p>
          </table:table-cell>
          <table:table-cell office:value-type="float" office:value="0" table:formula="of:=['file:///C:/Users/JHLee12/Downloads/microcode.xlsx'#Sheet1.S20]" table:style-name="ce7">
            <text:p>0</text:p>
          </table:table-cell>
          <table:table-cell office:value-type="float" office:value="0" table:formula="of:=['file:///C:/Users/JHLee12/Downloads/microcode.xlsx'#Sheet1.T20]" table:style-name="ce7">
            <text:p>0</text:p>
          </table:table-cell>
          <table:table-cell office:value-type="float" office:value="1" table:formula="of:=['file:///C:/Users/JHLee12/Downloads/microcode.xlsx'#Sheet1.U20]" table:style-name="ce7">
            <text:p>1</text:p>
          </table:table-cell>
          <table:table-cell office:value-type="float" office:value="0" table:formula="of:=['file:///C:/Users/JHLee12/Downloads/microcode.xlsx'#Sheet1.V20]" table:style-name="ce7">
            <text:p>0</text:p>
          </table:table-cell>
          <table:table-cell office:value-type="float" office:value="0" table:formula="of:=['file:///C:/Users/JHLee12/Downloads/microcode.xlsx'#Sheet1.W20]" table:style-name="ce7">
            <text:p>0</text:p>
          </table:table-cell>
          <table:table-cell office:value-type="float" office:value="0" table:formula="of:=['file:///C:/Users/JHLee12/Downloads/microcode.xlsx'#Sheet1.X20]" table:style-name="ce5">
            <text:p>0</text:p>
          </table:table-cell>
          <table:table-cell office:value-type="float" office:value="1" table:formula="of:=['file:///C:/Users/JHLee12/Downloads/microcode.xlsx'#Sheet1.Y20]" table:style-name="ce5">
            <text:p>1</text:p>
          </table:table-cell>
          <table:table-cell office:value-type="float" office:value="0" table:formula="of:=['file:///C:/Users/JHLee12/Downloads/microcode.xlsx'#Sheet1.Z20]" table:style-name="ce5">
            <text:p>0</text:p>
          </table:table-cell>
          <table:table-cell office:value-type="float" office:value="0" table:formula="of:=['file:///C:/Users/JHLee12/Downloads/microcode.xlsx'#Sheet1.AA20]" table:style-name="ce5">
            <text:p>0</text:p>
          </table:table-cell>
          <table:table-cell office:value-type="float" office:value="1" table:formula="of:=['file:///C:/Users/JHLee12/Downloads/microcode.xlsx'#Sheet1.AB20]" table:style-name="ce5">
            <text:p>1</text:p>
          </table:table-cell>
          <table:table-cell office:value-type="float" office:value="1" table:formula="of:=['file:///C:/Users/JHLee12/Downloads/microcode.xlsx'#Sheet1.AC20]" table:style-name="ce5">
            <text:p>1</text:p>
          </table:table-cell>
          <table:table-cell office:value-type="float" office:value="18" table:formula="of:=['file:///C:/Users/JHLee12/Downloads/microcode.xlsx'#Sheet1.AD20]" table:style-name="ce6">
            <text:p>18</text:p>
          </table:table-cell>
          <table:table-cell office:value-type="float" office:value="19" table:formula="of:=['file:///C:/Users/JHLee12/Downloads/microcode.xlsx'#Sheet1.AE20]" table:style-name="ce6">
            <text:p>19</text:p>
          </table:table-cell>
          <table:table-cell office:value-type="float" office:value="0" table:formula="of:=['file:///C:/Users/JHLee12/Downloads/microcode.xlsx'#Sheet1.AF20]" table:style-name="ce6">
            <text:p>0</text:p>
          </table:table-cell>
          <table:table-cell office:value-type="string" office:string-value="0002113" table:formula="of:=BIN2HEX(CONCATENATE([.B20];[.C20];[.D20]; [.E20])) &amp; BIN2HEX(CONCATENATE([.F20];[.G20];[.H20];[.I20];[.J20];[.K20];[.L20];[.M20]);2) &amp; BIN2HEX(CONCATENATE([.N20];[.O20];[.P20];[.Q20];[.R20];[.S20];[.T20];[.U20] );2) &amp; BIN2HEX(CONCATENATE([.V20];[.W20];[.X20];[.Y20];[.Z20];[.AA20];[.AB20];[.AC20] );2)" table:style-name="ce6">
            <text:p>0002113</text:p>
          </table:table-cell>
          <table:table-cell table:number-columns-repeated="989" table:style-name="ce2"/>
          <table:table-cell table:number-columns-repeated="15362"/>
        </table:table-row>
        <table:table-row table:style-name="ro2">
          <table:table-cell office:value-type="string" office:string-value="LW3" table:formula="of:=['file:///C:/Users/JHLee12/Downloads/microcode.xlsx'#Sheet1.A21]" table:style-name="ce2">
            <text:p>LW3</text:p>
          </table:table-cell>
          <table:table-cell office:value-type="float" office:value="0" table:formula="of:=['file:///C:/Users/JHLee12/Downloads/microcode.xlsx'#Sheet1.B21]" table:style-name="ce7">
            <text:p>0</text:p>
          </table:table-cell>
          <table:table-cell office:value-type="float" office:value="0" table:formula="of:=['file:///C:/Users/JHLee12/Downloads/microcode.xlsx'#Sheet1.C21]" table:style-name="ce7">
            <text:p>0</text:p>
          </table:table-cell>
          <table:table-cell office:value-type="float" office:value="0" table:formula="of:=['file:///C:/Users/JHLee12/Downloads/microcode.xlsx'#Sheet1.D21]" table:style-name="ce7">
            <text:p>0</text:p>
          </table:table-cell>
          <table:table-cell office:value-type="float" office:value="0" table:formula="of:=['file:///C:/Users/JHLee12/Downloads/microcode.xlsx'#Sheet1.E21]" table:style-name="ce7">
            <text:p>0</text:p>
          </table:table-cell>
          <table:table-cell office:value-type="float" office:value="0" table:formula="of:=['file:///C:/Users/JHLee12/Downloads/microcode.xlsx'#Sheet1.F21]" table:style-name="ce7">
            <text:p>0</text:p>
          </table:table-cell>
          <table:table-cell office:value-type="float" office:value="0" table:formula="of:=['file:///C:/Users/JHLee12/Downloads/microcode.xlsx'#Sheet1.G21]" table:style-name="ce7">
            <text:p>0</text:p>
          </table:table-cell>
          <table:table-cell office:value-type="float" office:value="0" table:formula="of:=['file:///C:/Users/JHLee12/Downloads/microcode.xlsx'#Sheet1.H21]" table:style-name="ce7">
            <text:p>0</text:p>
          </table:table-cell>
          <table:table-cell office:value-type="float" office:value="0" table:formula="of:=['file:///C:/Users/JHLee12/Downloads/microcode.xlsx'#Sheet1.I21]" table:style-name="ce7">
            <text:p>0</text:p>
          </table:table-cell>
          <table:table-cell office:value-type="float" office:value="0" table:formula="of:=['file:///C:/Users/JHLee12/Downloads/microcode.xlsx'#Sheet1.J21]" table:style-name="ce7">
            <text:p>0</text:p>
          </table:table-cell>
          <table:table-cell office:value-type="float" office:value="0" table:formula="of:=['file:///C:/Users/JHLee12/Downloads/microcode.xlsx'#Sheet1.K21]" table:style-name="ce7">
            <text:p>0</text:p>
          </table:table-cell>
          <table:table-cell office:value-type="float" office:value="1" table:formula="of:=['file:///C:/Users/JHLee12/Downloads/microcode.xlsx'#Sheet1.L21]" table:style-name="ce7">
            <text:p>1</text:p>
          </table:table-cell>
          <table:table-cell office:value-type="float" office:value="0" table:formula="of:=['file:///C:/Users/JHLee12/Downloads/microcode.xlsx'#Sheet1.M21]" table:style-name="ce7">
            <text:p>0</text:p>
          </table:table-cell>
          <table:table-cell office:value-type="float" office:value="0" table:formula="of:=['file:///C:/Users/JHLee12/Downloads/microcode.xlsx'#Sheet1.N21]" table:style-name="ce7">
            <text:p>0</text:p>
          </table:table-cell>
          <table:table-cell office:value-type="float" office:value="0" table:formula="of:=['file:///C:/Users/JHLee12/Downloads/microcode.xlsx'#Sheet1.O21]" table:style-name="ce7">
            <text:p>0</text:p>
          </table:table-cell>
          <table:table-cell office:value-type="float" office:value="0" table:formula="of:=['file:///C:/Users/JHLee12/Downloads/microcode.xlsx'#Sheet1.P21]" table:style-name="ce7">
            <text:p>0</text:p>
          </table:table-cell>
          <table:table-cell office:value-type="float" office:value="0" table:formula="of:=['file:///C:/Users/JHLee12/Downloads/microcode.xlsx'#Sheet1.Q21]" table:style-name="ce7">
            <text:p>0</text:p>
          </table:table-cell>
          <table:table-cell office:value-type="float" office:value="0" table:formula="of:=['file:///C:/Users/JHLee12/Downloads/microcode.xlsx'#Sheet1.R21]" table:style-name="ce7">
            <text:p>0</text:p>
          </table:table-cell>
          <table:table-cell office:value-type="float" office:value="0" table:formula="of:=['file:///C:/Users/JHLee12/Downloads/microcode.xlsx'#Sheet1.S21]" table:style-name="ce7">
            <text:p>0</text:p>
          </table:table-cell>
          <table:table-cell office:value-type="float" office:value="0" table:formula="of:=['file:///C:/Users/JHLee12/Downloads/microcode.xlsx'#Sheet1.T21]" table:style-name="ce7">
            <text:p>0</text:p>
          </table:table-cell>
          <table:table-cell office:value-type="float" office:value="0" table:formula="of:=['file:///C:/Users/JHLee12/Downloads/microcode.xlsx'#Sheet1.U21]" table:style-name="ce7">
            <text:p>0</text:p>
          </table:table-cell>
          <table:table-cell office:value-type="float" office:value="1" table:formula="of:=['file:///C:/Users/JHLee12/Downloads/microcode.xlsx'#Sheet1.V21]" table:style-name="ce7">
            <text:p>1</text:p>
          </table:table-cell>
          <table:table-cell office:value-type="float" office:value="0" table:formula="of:=['file:///C:/Users/JHLee12/Downloads/microcode.xlsx'#Sheet1.W21]" table:style-name="ce7">
            <text:p>0</text:p>
          </table:table-cell>
          <table:table-cell office:value-type="float" office:value="0" table:formula="of:=['file:///C:/Users/JHLee12/Downloads/microcode.xlsx'#Sheet1.X21]" table:style-name="ce5">
            <text:p>0</text:p>
          </table:table-cell>
          <table:table-cell office:value-type="float" office:value="0" table:formula="of:=['file:///C:/Users/JHLee12/Downloads/microcode.xlsx'#Sheet1.Y21]" table:style-name="ce5">
            <text:p>0</text:p>
          </table:table-cell>
          <table:table-cell office:value-type="float" office:value="0" table:formula="of:=['file:///C:/Users/JHLee12/Downloads/microcode.xlsx'#Sheet1.Z21]" table:style-name="ce5">
            <text:p>0</text:p>
          </table:table-cell>
          <table:table-cell office:value-type="float" office:value="0" table:formula="of:=['file:///C:/Users/JHLee12/Downloads/microcode.xlsx'#Sheet1.AA21]" table:style-name="ce5">
            <text:p>0</text:p>
          </table:table-cell>
          <table:table-cell office:value-type="float" office:value="0" table:formula="of:=['file:///C:/Users/JHLee12/Downloads/microcode.xlsx'#Sheet1.AB21]" table:style-name="ce5">
            <text:p>0</text:p>
          </table:table-cell>
          <table:table-cell office:value-type="float" office:value="0" table:formula="of:=['file:///C:/Users/JHLee12/Downloads/microcode.xlsx'#Sheet1.AC21]" table:style-name="ce5">
            <text:p>0</text:p>
          </table:table-cell>
          <table:table-cell office:value-type="float" office:value="19" table:formula="of:=['file:///C:/Users/JHLee12/Downloads/microcode.xlsx'#Sheet1.AD21]" table:style-name="ce6">
            <text:p>19</text:p>
          </table:table-cell>
          <table:table-cell office:value-type="float" office:value="0" table:formula="of:=['file:///C:/Users/JHLee12/Downloads/microcode.xlsx'#Sheet1.AE21]" table:style-name="ce6">
            <text:p>0</text:p>
          </table:table-cell>
          <table:table-cell office:value-type="float" office:value="0" table:formula="of:=['file:///C:/Users/JHLee12/Downloads/microcode.xlsx'#Sheet1.AF21]" table:style-name="ce6">
            <text:p>0</text:p>
          </table:table-cell>
          <table:table-cell office:value-type="string" office:string-value="0020080" table:formula="of:=BIN2HEX(CONCATENATE([.B21];[.C21];[.D21]; [.E21])) &amp; BIN2HEX(CONCATENATE([.F21];[.G21];[.H21];[.I21];[.J21];[.K21];[.L21];[.M21]);2) &amp; BIN2HEX(CONCATENATE([.N21];[.O21];[.P21];[.Q21];[.R21];[.S21];[.T21];[.U21] );2) &amp; BIN2HEX(CONCATENATE([.V21];[.W21];[.X21];[.Y21];[.Z21];[.AA21];[.AB21];[.AC21] );2)" table:style-name="ce6">
            <text:p>0020080</text:p>
          </table:table-cell>
          <table:table-cell table:number-columns-repeated="989" table:style-name="ce2"/>
          <table:table-cell table:number-columns-repeated="15362"/>
        </table:table-row>
        <table:table-row table:style-name="ro2">
          <table:table-cell office:value-type="string" office:string-value="SW0" table:formula="of:=['file:///C:/Users/JHLee12/Downloads/microcode.xlsx'#Sheet1.A22]" table:style-name="ce2">
            <text:p>SW0</text:p>
          </table:table-cell>
          <table:table-cell office:value-type="float" office:value="0" table:formula="of:=['file:///C:/Users/JHLee12/Downloads/microcode.xlsx'#Sheet1.B22]" table:style-name="ce7">
            <text:p>0</text:p>
          </table:table-cell>
          <table:table-cell office:value-type="float" office:value="0" table:formula="of:=['file:///C:/Users/JHLee12/Downloads/microcode.xlsx'#Sheet1.C22]" table:style-name="ce7">
            <text:p>0</text:p>
          </table:table-cell>
          <table:table-cell office:value-type="float" office:value="0" table:formula="of:=['file:///C:/Users/JHLee12/Downloads/microcode.xlsx'#Sheet1.D22]" table:style-name="ce7">
            <text:p>0</text:p>
          </table:table-cell>
          <table:table-cell office:value-type="float" office:value="0" table:formula="of:=['file:///C:/Users/JHLee12/Downloads/microcode.xlsx'#Sheet1.E22]" table:style-name="ce7">
            <text:p>0</text:p>
          </table:table-cell>
          <table:table-cell office:value-type="float" office:value="0" table:formula="of:=['file:///C:/Users/JHLee12/Downloads/microcode.xlsx'#Sheet1.F22]" table:style-name="ce7">
            <text:p>0</text:p>
          </table:table-cell>
          <table:table-cell office:value-type="float" office:value="0" table:formula="of:=['file:///C:/Users/JHLee12/Downloads/microcode.xlsx'#Sheet1.G22]" table:style-name="ce7">
            <text:p>0</text:p>
          </table:table-cell>
          <table:table-cell office:value-type="float" office:value="0" table:formula="of:=['file:///C:/Users/JHLee12/Downloads/microcode.xlsx'#Sheet1.H22]" table:style-name="ce7">
            <text:p>0</text:p>
          </table:table-cell>
          <table:table-cell office:value-type="float" office:value="0" table:formula="of:=['file:///C:/Users/JHLee12/Downloads/microcode.xlsx'#Sheet1.I22]" table:style-name="ce7">
            <text:p>0</text:p>
          </table:table-cell>
          <table:table-cell office:value-type="float" office:value="1" table:formula="of:=['file:///C:/Users/JHLee12/Downloads/microcode.xlsx'#Sheet1.J22]" table:style-name="ce7">
            <text:p>1</text:p>
          </table:table-cell>
          <table:table-cell office:value-type="float" office:value="0" table:formula="of:=['file:///C:/Users/JHLee12/Downloads/microcode.xlsx'#Sheet1.K22]" table:style-name="ce7">
            <text:p>0</text:p>
          </table:table-cell>
          <table:table-cell office:value-type="float" office:value="0" table:formula="of:=['file:///C:/Users/JHLee12/Downloads/microcode.xlsx'#Sheet1.L22]" table:style-name="ce7">
            <text:p>0</text:p>
          </table:table-cell>
          <table:table-cell office:value-type="float" office:value="0" table:formula="of:=['file:///C:/Users/JHLee12/Downloads/microcode.xlsx'#Sheet1.M22]" table:style-name="ce7">
            <text:p>0</text:p>
          </table:table-cell>
          <table:table-cell office:value-type="float" office:value="0" table:formula="of:=['file:///C:/Users/JHLee12/Downloads/microcode.xlsx'#Sheet1.N22]" table:style-name="ce7">
            <text:p>0</text:p>
          </table:table-cell>
          <table:table-cell office:value-type="float" office:value="1" table:formula="of:=['file:///C:/Users/JHLee12/Downloads/microcode.xlsx'#Sheet1.O22]" table:style-name="ce7">
            <text:p>1</text:p>
          </table:table-cell>
          <table:table-cell office:value-type="float" office:value="0" table:formula="of:=['file:///C:/Users/JHLee12/Downloads/microcode.xlsx'#Sheet1.P22]" table:style-name="ce7">
            <text:p>0</text:p>
          </table:table-cell>
          <table:table-cell office:value-type="float" office:value="0" table:formula="of:=['file:///C:/Users/JHLee12/Downloads/microcode.xlsx'#Sheet1.Q22]" table:style-name="ce7">
            <text:p>0</text:p>
          </table:table-cell>
          <table:table-cell office:value-type="float" office:value="0" table:formula="of:=['file:///C:/Users/JHLee12/Downloads/microcode.xlsx'#Sheet1.R22]" table:style-name="ce7">
            <text:p>0</text:p>
          </table:table-cell>
          <table:table-cell office:value-type="float" office:value="0" table:formula="of:=['file:///C:/Users/JHLee12/Downloads/microcode.xlsx'#Sheet1.S22]" table:style-name="ce7">
            <text:p>0</text:p>
          </table:table-cell>
          <table:table-cell office:value-type="float" office:value="0" table:formula="of:=['file:///C:/Users/JHLee12/Downloads/microcode.xlsx'#Sheet1.T22]" table:style-name="ce7">
            <text:p>0</text:p>
          </table:table-cell>
          <table:table-cell office:value-type="float" office:value="0" table:formula="of:=['file:///C:/Users/JHLee12/Downloads/microcode.xlsx'#Sheet1.U22]" table:style-name="ce7">
            <text:p>0</text:p>
          </table:table-cell>
          <table:table-cell office:value-type="float" office:value="0" table:formula="of:=['file:///C:/Users/JHLee12/Downloads/microcode.xlsx'#Sheet1.V22]" table:style-name="ce7">
            <text:p>0</text:p>
          </table:table-cell>
          <table:table-cell office:value-type="float" office:value="1" table:formula="of:=['file:///C:/Users/JHLee12/Downloads/microcode.xlsx'#Sheet1.W22]" table:style-name="ce7">
            <text:p>1</text:p>
          </table:table-cell>
          <table:table-cell office:value-type="float" office:value="0" table:formula="of:=['file:///C:/Users/JHLee12/Downloads/microcode.xlsx'#Sheet1.X22]" table:style-name="ce5">
            <text:p>0</text:p>
          </table:table-cell>
          <table:table-cell office:value-type="float" office:value="1" table:formula="of:=['file:///C:/Users/JHLee12/Downloads/microcode.xlsx'#Sheet1.Y22]" table:style-name="ce5">
            <text:p>1</text:p>
          </table:table-cell>
          <table:table-cell office:value-type="float" office:value="0" table:formula="of:=['file:///C:/Users/JHLee12/Downloads/microcode.xlsx'#Sheet1.Z22]" table:style-name="ce5">
            <text:p>0</text:p>
          </table:table-cell>
          <table:table-cell office:value-type="float" office:value="1" table:formula="of:=['file:///C:/Users/JHLee12/Downloads/microcode.xlsx'#Sheet1.AA22]" table:style-name="ce5">
            <text:p>1</text:p>
          </table:table-cell>
          <table:table-cell office:value-type="float" office:value="0" table:formula="of:=['file:///C:/Users/JHLee12/Downloads/microcode.xlsx'#Sheet1.AB22]" table:style-name="ce5">
            <text:p>0</text:p>
          </table:table-cell>
          <table:table-cell office:value-type="float" office:value="1" table:formula="of:=['file:///C:/Users/JHLee12/Downloads/microcode.xlsx'#Sheet1.AC22]" table:style-name="ce5">
            <text:p>1</text:p>
          </table:table-cell>
          <table:table-cell office:value-type="float" office:value="20" table:formula="of:=['file:///C:/Users/JHLee12/Downloads/microcode.xlsx'#Sheet1.AD22]" table:style-name="ce6">
            <text:p>20</text:p>
          </table:table-cell>
          <table:table-cell office:value-type="float" office:value="21" table:formula="of:=['file:///C:/Users/JHLee12/Downloads/microcode.xlsx'#Sheet1.AE22]" table:style-name="ce6">
            <text:p>21</text:p>
          </table:table-cell>
          <table:table-cell office:value-type="string" office:string-value="SW" table:formula="of:=['file:///C:/Users/JHLee12/Downloads/microcode.xlsx'#Sheet1.AF22]" table:style-name="ce6">
            <text:p>SW</text:p>
          </table:table-cell>
          <table:table-cell office:value-type="string" office:string-value="0084055" table:formula="of:=BIN2HEX(CONCATENATE([.B22];[.C22];[.D22]; [.E22])) &amp; BIN2HEX(CONCATENATE([.F22];[.G22];[.H22];[.I22];[.J22];[.K22];[.L22];[.M22]);2) &amp; BIN2HEX(CONCATENATE([.N22];[.O22];[.P22];[.Q22];[.R22];[.S22];[.T22];[.U22] );2) &amp; BIN2HEX(CONCATENATE([.V22];[.W22];[.X22];[.Y22];[.Z22];[.AA22];[.AB22];[.AC22] );2)" table:style-name="ce6">
            <text:p>0084055</text:p>
          </table:table-cell>
          <table:table-cell table:number-columns-repeated="989" table:style-name="ce2"/>
          <table:table-cell table:number-columns-repeated="15362"/>
        </table:table-row>
        <table:table-row table:style-name="ro2">
          <table:table-cell office:value-type="string" office:string-value="SW1" table:formula="of:=['file:///C:/Users/JHLee12/Downloads/microcode.xlsx'#Sheet1.A23]" table:style-name="ce2">
            <text:p>SW1</text:p>
          </table:table-cell>
          <table:table-cell office:value-type="float" office:value="0" table:formula="of:=['file:///C:/Users/JHLee12/Downloads/microcode.xlsx'#Sheet1.B23]" table:style-name="ce7">
            <text:p>0</text:p>
          </table:table-cell>
          <table:table-cell office:value-type="float" office:value="0" table:formula="of:=['file:///C:/Users/JHLee12/Downloads/microcode.xlsx'#Sheet1.C23]" table:style-name="ce7">
            <text:p>0</text:p>
          </table:table-cell>
          <table:table-cell office:value-type="float" office:value="0" table:formula="of:=['file:///C:/Users/JHLee12/Downloads/microcode.xlsx'#Sheet1.D23]" table:style-name="ce7">
            <text:p>0</text:p>
          </table:table-cell>
          <table:table-cell office:value-type="float" office:value="0" table:formula="of:=['file:///C:/Users/JHLee12/Downloads/microcode.xlsx'#Sheet1.E23]" table:style-name="ce7">
            <text:p>0</text:p>
          </table:table-cell>
          <table:table-cell office:value-type="float" office:value="0" table:formula="of:=['file:///C:/Users/JHLee12/Downloads/microcode.xlsx'#Sheet1.F23]" table:style-name="ce7">
            <text:p>0</text:p>
          </table:table-cell>
          <table:table-cell office:value-type="float" office:value="0" table:formula="of:=['file:///C:/Users/JHLee12/Downloads/microcode.xlsx'#Sheet1.G23]" table:style-name="ce7">
            <text:p>0</text:p>
          </table:table-cell>
          <table:table-cell office:value-type="float" office:value="0" table:formula="of:=['file:///C:/Users/JHLee12/Downloads/microcode.xlsx'#Sheet1.H23]" table:style-name="ce7">
            <text:p>0</text:p>
          </table:table-cell>
          <table:table-cell office:value-type="float" office:value="0" table:formula="of:=['file:///C:/Users/JHLee12/Downloads/microcode.xlsx'#Sheet1.I23]" table:style-name="ce7">
            <text:p>0</text:p>
          </table:table-cell>
          <table:table-cell office:value-type="float" office:value="0" table:formula="of:=['file:///C:/Users/JHLee12/Downloads/microcode.xlsx'#Sheet1.J23]" table:style-name="ce7">
            <text:p>0</text:p>
          </table:table-cell>
          <table:table-cell office:value-type="float" office:value="0" table:formula="of:=['file:///C:/Users/JHLee12/Downloads/microcode.xlsx'#Sheet1.K23]" table:style-name="ce7">
            <text:p>0</text:p>
          </table:table-cell>
          <table:table-cell office:value-type="float" office:value="0" table:formula="of:=['file:///C:/Users/JHLee12/Downloads/microcode.xlsx'#Sheet1.L23]" table:style-name="ce7">
            <text:p>0</text:p>
          </table:table-cell>
          <table:table-cell office:value-type="float" office:value="0" table:formula="of:=['file:///C:/Users/JHLee12/Downloads/microcode.xlsx'#Sheet1.M23]" table:style-name="ce7">
            <text:p>0</text:p>
          </table:table-cell>
          <table:table-cell office:value-type="float" office:value="1" table:formula="of:=['file:///C:/Users/JHLee12/Downloads/microcode.xlsx'#Sheet1.N23]" table:style-name="ce7">
            <text:p>1</text:p>
          </table:table-cell>
          <table:table-cell office:value-type="float" office:value="0" table:formula="of:=['file:///C:/Users/JHLee12/Downloads/microcode.xlsx'#Sheet1.O23]" table:style-name="ce7">
            <text:p>0</text:p>
          </table:table-cell>
          <table:table-cell office:value-type="float" office:value="0" table:formula="of:=['file:///C:/Users/JHLee12/Downloads/microcode.xlsx'#Sheet1.P23]" table:style-name="ce7">
            <text:p>0</text:p>
          </table:table-cell>
          <table:table-cell office:value-type="float" office:value="0" table:formula="of:=['file:///C:/Users/JHLee12/Downloads/microcode.xlsx'#Sheet1.Q23]" table:style-name="ce7">
            <text:p>0</text:p>
          </table:table-cell>
          <table:table-cell office:value-type="float" office:value="0" table:formula="of:=['file:///C:/Users/JHLee12/Downloads/microcode.xlsx'#Sheet1.R23]" table:style-name="ce7">
            <text:p>0</text:p>
          </table:table-cell>
          <table:table-cell office:value-type="float" office:value="1" table:formula="of:=['file:///C:/Users/JHLee12/Downloads/microcode.xlsx'#Sheet1.S23]" table:style-name="ce7">
            <text:p>1</text:p>
          </table:table-cell>
          <table:table-cell office:value-type="float" office:value="0" table:formula="of:=['file:///C:/Users/JHLee12/Downloads/microcode.xlsx'#Sheet1.T23]" table:style-name="ce7">
            <text:p>0</text:p>
          </table:table-cell>
          <table:table-cell office:value-type="float" office:value="0" table:formula="of:=['file:///C:/Users/JHLee12/Downloads/microcode.xlsx'#Sheet1.U23]" table:style-name="ce7">
            <text:p>0</text:p>
          </table:table-cell>
          <table:table-cell office:value-type="float" office:value="0" table:formula="of:=['file:///C:/Users/JHLee12/Downloads/microcode.xlsx'#Sheet1.V23]" table:style-name="ce7">
            <text:p>0</text:p>
          </table:table-cell>
          <table:table-cell office:value-type="float" office:value="0" table:formula="of:=['file:///C:/Users/JHLee12/Downloads/microcode.xlsx'#Sheet1.W23]" table:style-name="ce7">
            <text:p>0</text:p>
          </table:table-cell>
          <table:table-cell office:value-type="float" office:value="0" table:formula="of:=['file:///C:/Users/JHLee12/Downloads/microcode.xlsx'#Sheet1.X23]" table:style-name="ce5">
            <text:p>0</text:p>
          </table:table-cell>
          <table:table-cell office:value-type="float" office:value="1" table:formula="of:=['file:///C:/Users/JHLee12/Downloads/microcode.xlsx'#Sheet1.Y23]" table:style-name="ce5">
            <text:p>1</text:p>
          </table:table-cell>
          <table:table-cell office:value-type="float" office:value="0" table:formula="of:=['file:///C:/Users/JHLee12/Downloads/microcode.xlsx'#Sheet1.Z23]" table:style-name="ce5">
            <text:p>0</text:p>
          </table:table-cell>
          <table:table-cell office:value-type="float" office:value="1" table:formula="of:=['file:///C:/Users/JHLee12/Downloads/microcode.xlsx'#Sheet1.AA23]" table:style-name="ce5">
            <text:p>1</text:p>
          </table:table-cell>
          <table:table-cell office:value-type="float" office:value="1" table:formula="of:=['file:///C:/Users/JHLee12/Downloads/microcode.xlsx'#Sheet1.AB23]" table:style-name="ce5">
            <text:p>1</text:p>
          </table:table-cell>
          <table:table-cell office:value-type="float" office:value="0" table:formula="of:=['file:///C:/Users/JHLee12/Downloads/microcode.xlsx'#Sheet1.AC23]" table:style-name="ce5">
            <text:p>0</text:p>
          </table:table-cell>
          <table:table-cell office:value-type="float" office:value="21" table:formula="of:=['file:///C:/Users/JHLee12/Downloads/microcode.xlsx'#Sheet1.AD23]" table:style-name="ce6">
            <text:p>21</text:p>
          </table:table-cell>
          <table:table-cell office:value-type="float" office:value="22" table:formula="of:=['file:///C:/Users/JHLee12/Downloads/microcode.xlsx'#Sheet1.AE23]" table:style-name="ce6">
            <text:p>22</text:p>
          </table:table-cell>
          <table:table-cell office:value-type="float" office:value="0" table:formula="of:=['file:///C:/Users/JHLee12/Downloads/microcode.xlsx'#Sheet1.AF23]" table:style-name="ce6">
            <text:p>0</text:p>
          </table:table-cell>
          <table:table-cell office:value-type="string" office:string-value="0008416" table:formula="of:=BIN2HEX(CONCATENATE([.B23];[.C23];[.D23]; [.E23])) &amp; BIN2HEX(CONCATENATE([.F23];[.G23];[.H23];[.I23];[.J23];[.K23];[.L23];[.M23]);2) &amp; BIN2HEX(CONCATENATE([.N23];[.O23];[.P23];[.Q23];[.R23];[.S23];[.T23];[.U23] );2) &amp; BIN2HEX(CONCATENATE([.V23];[.W23];[.X23];[.Y23];[.Z23];[.AA23];[.AB23];[.AC23] );2)" table:style-name="ce6">
            <text:p>0008416</text:p>
          </table:table-cell>
          <table:table-cell table:number-columns-repeated="989" table:style-name="ce2"/>
          <table:table-cell table:number-columns-repeated="15362"/>
        </table:table-row>
        <table:table-row table:style-name="ro2">
          <table:table-cell office:value-type="string" office:string-value="SW2" table:formula="of:=['file:///C:/Users/JHLee12/Downloads/microcode.xlsx'#Sheet1.A24]" table:style-name="ce2">
            <text:p>SW2</text:p>
          </table:table-cell>
          <table:table-cell office:value-type="float" office:value="0" table:formula="of:=['file:///C:/Users/JHLee12/Downloads/microcode.xlsx'#Sheet1.B24]" table:style-name="ce7">
            <text:p>0</text:p>
          </table:table-cell>
          <table:table-cell office:value-type="float" office:value="0" table:formula="of:=['file:///C:/Users/JHLee12/Downloads/microcode.xlsx'#Sheet1.C24]" table:style-name="ce7">
            <text:p>0</text:p>
          </table:table-cell>
          <table:table-cell office:value-type="float" office:value="0" table:formula="of:=['file:///C:/Users/JHLee12/Downloads/microcode.xlsx'#Sheet1.D24]" table:style-name="ce7">
            <text:p>0</text:p>
          </table:table-cell>
          <table:table-cell office:value-type="float" office:value="0" table:formula="of:=['file:///C:/Users/JHLee12/Downloads/microcode.xlsx'#Sheet1.E24]" table:style-name="ce7">
            <text:p>0</text:p>
          </table:table-cell>
          <table:table-cell office:value-type="float" office:value="0" table:formula="of:=['file:///C:/Users/JHLee12/Downloads/microcode.xlsx'#Sheet1.F24]" table:style-name="ce7">
            <text:p>0</text:p>
          </table:table-cell>
          <table:table-cell office:value-type="float" office:value="0" table:formula="of:=['file:///C:/Users/JHLee12/Downloads/microcode.xlsx'#Sheet1.G24]" table:style-name="ce7">
            <text:p>0</text:p>
          </table:table-cell>
          <table:table-cell office:value-type="float" office:value="0" table:formula="of:=['file:///C:/Users/JHLee12/Downloads/microcode.xlsx'#Sheet1.H24]" table:style-name="ce7">
            <text:p>0</text:p>
          </table:table-cell>
          <table:table-cell office:value-type="float" office:value="0" table:formula="of:=['file:///C:/Users/JHLee12/Downloads/microcode.xlsx'#Sheet1.I24]" table:style-name="ce7">
            <text:p>0</text:p>
          </table:table-cell>
          <table:table-cell office:value-type="float" office:value="0" table:formula="of:=['file:///C:/Users/JHLee12/Downloads/microcode.xlsx'#Sheet1.J24]" table:style-name="ce7">
            <text:p>0</text:p>
          </table:table-cell>
          <table:table-cell office:value-type="float" office:value="0" table:formula="of:=['file:///C:/Users/JHLee12/Downloads/microcode.xlsx'#Sheet1.K24]" table:style-name="ce7">
            <text:p>0</text:p>
          </table:table-cell>
          <table:table-cell office:value-type="float" office:value="0" table:formula="of:=['file:///C:/Users/JHLee12/Downloads/microcode.xlsx'#Sheet1.L24]" table:style-name="ce7">
            <text:p>0</text:p>
          </table:table-cell>
          <table:table-cell office:value-type="float" office:value="0" table:formula="of:=['file:///C:/Users/JHLee12/Downloads/microcode.xlsx'#Sheet1.M24]" table:style-name="ce7">
            <text:p>0</text:p>
          </table:table-cell>
          <table:table-cell office:value-type="float" office:value="0" table:formula="of:=['file:///C:/Users/JHLee12/Downloads/microcode.xlsx'#Sheet1.N24]" table:style-name="ce7">
            <text:p>0</text:p>
          </table:table-cell>
          <table:table-cell office:value-type="float" office:value="0" table:formula="of:=['file:///C:/Users/JHLee12/Downloads/microcode.xlsx'#Sheet1.O24]" table:style-name="ce7">
            <text:p>0</text:p>
          </table:table-cell>
          <table:table-cell office:value-type="float" office:value="1" table:formula="of:=['file:///C:/Users/JHLee12/Downloads/microcode.xlsx'#Sheet1.P24]" table:style-name="ce7">
            <text:p>1</text:p>
          </table:table-cell>
          <table:table-cell office:value-type="float" office:value="0" table:formula="of:=['file:///C:/Users/JHLee12/Downloads/microcode.xlsx'#Sheet1.Q24]" table:style-name="ce7">
            <text:p>0</text:p>
          </table:table-cell>
          <table:table-cell office:value-type="float" office:value="0" table:formula="of:=['file:///C:/Users/JHLee12/Downloads/microcode.xlsx'#Sheet1.R24]" table:style-name="ce7">
            <text:p>0</text:p>
          </table:table-cell>
          <table:table-cell office:value-type="float" office:value="0" table:formula="of:=['file:///C:/Users/JHLee12/Downloads/microcode.xlsx'#Sheet1.S24]" table:style-name="ce7">
            <text:p>0</text:p>
          </table:table-cell>
          <table:table-cell office:value-type="float" office:value="0" table:formula="of:=['file:///C:/Users/JHLee12/Downloads/microcode.xlsx'#Sheet1.T24]" table:style-name="ce7">
            <text:p>0</text:p>
          </table:table-cell>
          <table:table-cell office:value-type="float" office:value="1" table:formula="of:=['file:///C:/Users/JHLee12/Downloads/microcode.xlsx'#Sheet1.U24]" table:style-name="ce7">
            <text:p>1</text:p>
          </table:table-cell>
          <table:table-cell office:value-type="float" office:value="0" table:formula="of:=['file:///C:/Users/JHLee12/Downloads/microcode.xlsx'#Sheet1.V24]" table:style-name="ce7">
            <text:p>0</text:p>
          </table:table-cell>
          <table:table-cell office:value-type="float" office:value="0" table:formula="of:=['file:///C:/Users/JHLee12/Downloads/microcode.xlsx'#Sheet1.W24]" table:style-name="ce7">
            <text:p>0</text:p>
          </table:table-cell>
          <table:table-cell office:value-type="float" office:value="0" table:formula="of:=['file:///C:/Users/JHLee12/Downloads/microcode.xlsx'#Sheet1.X24]" table:style-name="ce5">
            <text:p>0</text:p>
          </table:table-cell>
          <table:table-cell office:value-type="float" office:value="1" table:formula="of:=['file:///C:/Users/JHLee12/Downloads/microcode.xlsx'#Sheet1.Y24]" table:style-name="ce5">
            <text:p>1</text:p>
          </table:table-cell>
          <table:table-cell office:value-type="float" office:value="0" table:formula="of:=['file:///C:/Users/JHLee12/Downloads/microcode.xlsx'#Sheet1.Z24]" table:style-name="ce5">
            <text:p>0</text:p>
          </table:table-cell>
          <table:table-cell office:value-type="float" office:value="1" table:formula="of:=['file:///C:/Users/JHLee12/Downloads/microcode.xlsx'#Sheet1.AA24]" table:style-name="ce5">
            <text:p>1</text:p>
          </table:table-cell>
          <table:table-cell office:value-type="float" office:value="1" table:formula="of:=['file:///C:/Users/JHLee12/Downloads/microcode.xlsx'#Sheet1.AB24]" table:style-name="ce5">
            <text:p>1</text:p>
          </table:table-cell>
          <table:table-cell office:value-type="float" office:value="1" table:formula="of:=['file:///C:/Users/JHLee12/Downloads/microcode.xlsx'#Sheet1.AC24]" table:style-name="ce5">
            <text:p>1</text:p>
          </table:table-cell>
          <table:table-cell office:value-type="float" office:value="22" table:formula="of:=['file:///C:/Users/JHLee12/Downloads/microcode.xlsx'#Sheet1.AD24]" table:style-name="ce6">
            <text:p>22</text:p>
          </table:table-cell>
          <table:table-cell office:value-type="float" office:value="23" table:formula="of:=['file:///C:/Users/JHLee12/Downloads/microcode.xlsx'#Sheet1.AE24]" table:style-name="ce6">
            <text:p>23</text:p>
          </table:table-cell>
          <table:table-cell office:value-type="float" office:value="0" table:formula="of:=['file:///C:/Users/JHLee12/Downloads/microcode.xlsx'#Sheet1.AF24]" table:style-name="ce6">
            <text:p>0</text:p>
          </table:table-cell>
          <table:table-cell office:value-type="string" office:string-value="0002117" table:formula="of:=BIN2HEX(CONCATENATE([.B24];[.C24];[.D24]; [.E24])) &amp; BIN2HEX(CONCATENATE([.F24];[.G24];[.H24];[.I24];[.J24];[.K24];[.L24];[.M24]);2) &amp; BIN2HEX(CONCATENATE([.N24];[.O24];[.P24];[.Q24];[.R24];[.S24];[.T24];[.U24] );2) &amp; BIN2HEX(CONCATENATE([.V24];[.W24];[.X24];[.Y24];[.Z24];[.AA24];[.AB24];[.AC24] );2)" table:style-name="ce6">
            <text:p>0002117</text:p>
          </table:table-cell>
          <table:table-cell table:number-columns-repeated="989" table:style-name="ce2"/>
          <table:table-cell table:number-columns-repeated="15362"/>
        </table:table-row>
        <table:table-row table:style-name="ro2">
          <table:table-cell office:value-type="string" office:string-value="SW3" table:formula="of:=['file:///C:/Users/JHLee12/Downloads/microcode.xlsx'#Sheet1.A25]" table:style-name="ce2">
            <text:p>SW3</text:p>
          </table:table-cell>
          <table:table-cell office:value-type="float" office:value="0" table:formula="of:=['file:///C:/Users/JHLee12/Downloads/microcode.xlsx'#Sheet1.B25]" table:style-name="ce7">
            <text:p>0</text:p>
          </table:table-cell>
          <table:table-cell office:value-type="float" office:value="0" table:formula="of:=['file:///C:/Users/JHLee12/Downloads/microcode.xlsx'#Sheet1.C25]" table:style-name="ce7">
            <text:p>0</text:p>
          </table:table-cell>
          <table:table-cell office:value-type="float" office:value="0" table:formula="of:=['file:///C:/Users/JHLee12/Downloads/microcode.xlsx'#Sheet1.D25]" table:style-name="ce7">
            <text:p>0</text:p>
          </table:table-cell>
          <table:table-cell office:value-type="float" office:value="0" table:formula="of:=['file:///C:/Users/JHLee12/Downloads/microcode.xlsx'#Sheet1.E25]" table:style-name="ce7">
            <text:p>0</text:p>
          </table:table-cell>
          <table:table-cell office:value-type="float" office:value="0" table:formula="of:=['file:///C:/Users/JHLee12/Downloads/microcode.xlsx'#Sheet1.F25]" table:style-name="ce7">
            <text:p>0</text:p>
          </table:table-cell>
          <table:table-cell office:value-type="float" office:value="0" table:formula="of:=['file:///C:/Users/JHLee12/Downloads/microcode.xlsx'#Sheet1.G25]" table:style-name="ce7">
            <text:p>0</text:p>
          </table:table-cell>
          <table:table-cell office:value-type="float" office:value="0" table:formula="of:=['file:///C:/Users/JHLee12/Downloads/microcode.xlsx'#Sheet1.H25]" table:style-name="ce7">
            <text:p>0</text:p>
          </table:table-cell>
          <table:table-cell office:value-type="float" office:value="0" table:formula="of:=['file:///C:/Users/JHLee12/Downloads/microcode.xlsx'#Sheet1.I25]" table:style-name="ce7">
            <text:p>0</text:p>
          </table:table-cell>
          <table:table-cell office:value-type="float" office:value="0" table:formula="of:=['file:///C:/Users/JHLee12/Downloads/microcode.xlsx'#Sheet1.J25]" table:style-name="ce7">
            <text:p>0</text:p>
          </table:table-cell>
          <table:table-cell office:value-type="float" office:value="1" table:formula="of:=['file:///C:/Users/JHLee12/Downloads/microcode.xlsx'#Sheet1.K25]" table:style-name="ce7">
            <text:p>1</text:p>
          </table:table-cell>
          <table:table-cell office:value-type="float" office:value="0" table:formula="of:=['file:///C:/Users/JHLee12/Downloads/microcode.xlsx'#Sheet1.L25]" table:style-name="ce7">
            <text:p>0</text:p>
          </table:table-cell>
          <table:table-cell office:value-type="float" office:value="0" table:formula="of:=['file:///C:/Users/JHLee12/Downloads/microcode.xlsx'#Sheet1.M25]" table:style-name="ce7">
            <text:p>0</text:p>
          </table:table-cell>
          <table:table-cell office:value-type="float" office:value="0" table:formula="of:=['file:///C:/Users/JHLee12/Downloads/microcode.xlsx'#Sheet1.N25]" table:style-name="ce7">
            <text:p>0</text:p>
          </table:table-cell>
          <table:table-cell office:value-type="float" office:value="0" table:formula="of:=['file:///C:/Users/JHLee12/Downloads/microcode.xlsx'#Sheet1.O25]" table:style-name="ce7">
            <text:p>0</text:p>
          </table:table-cell>
          <table:table-cell office:value-type="float" office:value="0" table:formula="of:=['file:///C:/Users/JHLee12/Downloads/microcode.xlsx'#Sheet1.P25]" table:style-name="ce7">
            <text:p>0</text:p>
          </table:table-cell>
          <table:table-cell office:value-type="float" office:value="0" table:formula="of:=['file:///C:/Users/JHLee12/Downloads/microcode.xlsx'#Sheet1.Q25]" table:style-name="ce7">
            <text:p>0</text:p>
          </table:table-cell>
          <table:table-cell office:value-type="float" office:value="0" table:formula="of:=['file:///C:/Users/JHLee12/Downloads/microcode.xlsx'#Sheet1.R25]" table:style-name="ce7">
            <text:p>0</text:p>
          </table:table-cell>
          <table:table-cell office:value-type="float" office:value="0" table:formula="of:=['file:///C:/Users/JHLee12/Downloads/microcode.xlsx'#Sheet1.S25]" table:style-name="ce7">
            <text:p>0</text:p>
          </table:table-cell>
          <table:table-cell office:value-type="float" office:value="0" table:formula="of:=['file:///C:/Users/JHLee12/Downloads/microcode.xlsx'#Sheet1.T25]" table:style-name="ce7">
            <text:p>0</text:p>
          </table:table-cell>
          <table:table-cell office:value-type="float" office:value="0" table:formula="of:=['file:///C:/Users/JHLee12/Downloads/microcode.xlsx'#Sheet1.U25]" table:style-name="ce7">
            <text:p>0</text:p>
          </table:table-cell>
          <table:table-cell office:value-type="float" office:value="0" table:formula="of:=['file:///C:/Users/JHLee12/Downloads/microcode.xlsx'#Sheet1.V25]" table:style-name="ce7">
            <text:p>0</text:p>
          </table:table-cell>
          <table:table-cell office:value-type="float" office:value="1" table:formula="of:=['file:///C:/Users/JHLee12/Downloads/microcode.xlsx'#Sheet1.W25]" table:style-name="ce7">
            <text:p>1</text:p>
          </table:table-cell>
          <table:table-cell office:value-type="float" office:value="0" table:formula="of:=['file:///C:/Users/JHLee12/Downloads/microcode.xlsx'#Sheet1.X25]" table:style-name="ce5">
            <text:p>0</text:p>
          </table:table-cell>
          <table:table-cell office:value-type="float" office:value="0" table:formula="of:=['file:///C:/Users/JHLee12/Downloads/microcode.xlsx'#Sheet1.Y25]" table:style-name="ce5">
            <text:p>0</text:p>
          </table:table-cell>
          <table:table-cell office:value-type="float" office:value="0" table:formula="of:=['file:///C:/Users/JHLee12/Downloads/microcode.xlsx'#Sheet1.Z25]" table:style-name="ce5">
            <text:p>0</text:p>
          </table:table-cell>
          <table:table-cell office:value-type="float" office:value="0" table:formula="of:=['file:///C:/Users/JHLee12/Downloads/microcode.xlsx'#Sheet1.AA25]" table:style-name="ce5">
            <text:p>0</text:p>
          </table:table-cell>
          <table:table-cell office:value-type="float" office:value="0" table:formula="of:=['file:///C:/Users/JHLee12/Downloads/microcode.xlsx'#Sheet1.AB25]" table:style-name="ce5">
            <text:p>0</text:p>
          </table:table-cell>
          <table:table-cell office:value-type="float" office:value="0" table:formula="of:=['file:///C:/Users/JHLee12/Downloads/microcode.xlsx'#Sheet1.AC25]" table:style-name="ce5">
            <text:p>0</text:p>
          </table:table-cell>
          <table:table-cell office:value-type="float" office:value="23" table:formula="of:=['file:///C:/Users/JHLee12/Downloads/microcode.xlsx'#Sheet1.AD25]" table:style-name="ce6">
            <text:p>23</text:p>
          </table:table-cell>
          <table:table-cell office:value-type="float" office:value="0" table:formula="of:=['file:///C:/Users/JHLee12/Downloads/microcode.xlsx'#Sheet1.AE25]" table:style-name="ce6">
            <text:p>0</text:p>
          </table:table-cell>
          <table:table-cell office:value-type="float" office:value="0" table:formula="of:=['file:///C:/Users/JHLee12/Downloads/microcode.xlsx'#Sheet1.AF25]" table:style-name="ce6">
            <text:p>0</text:p>
          </table:table-cell>
          <table:table-cell office:value-type="string" office:string-value="0040040" table:formula="of:=BIN2HEX(CONCATENATE([.B25];[.C25];[.D25]; [.E25])) &amp; BIN2HEX(CONCATENATE([.F25];[.G25];[.H25];[.I25];[.J25];[.K25];[.L25];[.M25]);2) &amp; BIN2HEX(CONCATENATE([.N25];[.O25];[.P25];[.Q25];[.R25];[.S25];[.T25];[.U25] );2) &amp; BIN2HEX(CONCATENATE([.V25];[.W25];[.X25];[.Y25];[.Z25];[.AA25];[.AB25];[.AC25] );2)" table:style-name="ce6">
            <text:p>0040040</text:p>
          </table:table-cell>
          <table:table-cell table:number-columns-repeated="989" table:style-name="ce2"/>
          <table:table-cell table:number-columns-repeated="15362"/>
        </table:table-row>
        <table:table-row table:style-name="ro2">
          <table:table-cell office:value-type="string" office:string-value="BEQ0" table:formula="of:=['file:///C:/Users/JHLee12/Downloads/microcode.xlsx'#Sheet1.A26]" table:style-name="ce2">
            <text:p>BEQ0</text:p>
          </table:table-cell>
          <table:table-cell office:value-type="float" office:value="0" table:formula="of:=['file:///C:/Users/JHLee12/Downloads/microcode.xlsx'#Sheet1.B26]" table:style-name="ce7">
            <text:p>0</text:p>
          </table:table-cell>
          <table:table-cell office:value-type="float" office:value="0" table:formula="of:=['file:///C:/Users/JHLee12/Downloads/microcode.xlsx'#Sheet1.C26]" table:style-name="ce7">
            <text:p>0</text:p>
          </table:table-cell>
          <table:table-cell office:value-type="float" office:value="0" table:formula="of:=['file:///C:/Users/JHLee12/Downloads/microcode.xlsx'#Sheet1.D26]" table:style-name="ce7">
            <text:p>0</text:p>
          </table:table-cell>
          <table:table-cell office:value-type="float" office:value="0" table:formula="of:=['file:///C:/Users/JHLee12/Downloads/microcode.xlsx'#Sheet1.E26]" table:style-name="ce7">
            <text:p>0</text:p>
          </table:table-cell>
          <table:table-cell office:value-type="float" office:value="0" table:formula="of:=['file:///C:/Users/JHLee12/Downloads/microcode.xlsx'#Sheet1.F26]" table:style-name="ce7">
            <text:p>0</text:p>
          </table:table-cell>
          <table:table-cell office:value-type="float" office:value="0" table:formula="of:=['file:///C:/Users/JHLee12/Downloads/microcode.xlsx'#Sheet1.G26]" table:style-name="ce7">
            <text:p>0</text:p>
          </table:table-cell>
          <table:table-cell office:value-type="float" office:value="0" table:formula="of:=['file:///C:/Users/JHLee12/Downloads/microcode.xlsx'#Sheet1.H26]" table:style-name="ce7">
            <text:p>0</text:p>
          </table:table-cell>
          <table:table-cell office:value-type="float" office:value="0" table:formula="of:=['file:///C:/Users/JHLee12/Downloads/microcode.xlsx'#Sheet1.I26]" table:style-name="ce7">
            <text:p>0</text:p>
          </table:table-cell>
          <table:table-cell office:value-type="float" office:value="0" table:formula="of:=['file:///C:/Users/JHLee12/Downloads/microcode.xlsx'#Sheet1.J26]" table:style-name="ce7">
            <text:p>0</text:p>
          </table:table-cell>
          <table:table-cell office:value-type="float" office:value="0" table:formula="of:=['file:///C:/Users/JHLee12/Downloads/microcode.xlsx'#Sheet1.K26]" table:style-name="ce7">
            <text:p>0</text:p>
          </table:table-cell>
          <table:table-cell office:value-type="float" office:value="0" table:formula="of:=['file:///C:/Users/JHLee12/Downloads/microcode.xlsx'#Sheet1.L26]" table:style-name="ce7">
            <text:p>0</text:p>
          </table:table-cell>
          <table:table-cell office:value-type="float" office:value="0" table:formula="of:=['file:///C:/Users/JHLee12/Downloads/microcode.xlsx'#Sheet1.M26]" table:style-name="ce7">
            <text:p>0</text:p>
          </table:table-cell>
          <table:table-cell office:value-type="float" office:value="0" table:formula="of:=['file:///C:/Users/JHLee12/Downloads/microcode.xlsx'#Sheet1.N26]" table:style-name="ce7">
            <text:p>0</text:p>
          </table:table-cell>
          <table:table-cell office:value-type="float" office:value="1" table:formula="of:=['file:///C:/Users/JHLee12/Downloads/microcode.xlsx'#Sheet1.O26]" table:style-name="ce7">
            <text:p>1</text:p>
          </table:table-cell>
          <table:table-cell office:value-type="float" office:value="0" table:formula="of:=['file:///C:/Users/JHLee12/Downloads/microcode.xlsx'#Sheet1.P26]" table:style-name="ce7">
            <text:p>0</text:p>
          </table:table-cell>
          <table:table-cell office:value-type="float" office:value="0" table:formula="of:=['file:///C:/Users/JHLee12/Downloads/microcode.xlsx'#Sheet1.Q26]" table:style-name="ce7">
            <text:p>0</text:p>
          </table:table-cell>
          <table:table-cell office:value-type="float" office:value="0" table:formula="of:=['file:///C:/Users/JHLee12/Downloads/microcode.xlsx'#Sheet1.R26]" table:style-name="ce7">
            <text:p>0</text:p>
          </table:table-cell>
          <table:table-cell office:value-type="float" office:value="0" table:formula="of:=['file:///C:/Users/JHLee12/Downloads/microcode.xlsx'#Sheet1.S26]" table:style-name="ce7">
            <text:p>0</text:p>
          </table:table-cell>
          <table:table-cell office:value-type="float" office:value="0" table:formula="of:=['file:///C:/Users/JHLee12/Downloads/microcode.xlsx'#Sheet1.T26]" table:style-name="ce7">
            <text:p>0</text:p>
          </table:table-cell>
          <table:table-cell office:value-type="float" office:value="0" table:formula="of:=['file:///C:/Users/JHLee12/Downloads/microcode.xlsx'#Sheet1.U26]" table:style-name="ce7">
            <text:p>0</text:p>
          </table:table-cell>
          <table:table-cell office:value-type="float" office:value="0" table:formula="of:=['file:///C:/Users/JHLee12/Downloads/microcode.xlsx'#Sheet1.V26]" table:style-name="ce7">
            <text:p>0</text:p>
          </table:table-cell>
          <table:table-cell office:value-type="float" office:value="1" table:formula="of:=['file:///C:/Users/JHLee12/Downloads/microcode.xlsx'#Sheet1.W26]" table:style-name="ce7">
            <text:p>1</text:p>
          </table:table-cell>
          <table:table-cell office:value-type="float" office:value="0" table:formula="of:=['file:///C:/Users/JHLee12/Downloads/microcode.xlsx'#Sheet1.X26]" table:style-name="ce5">
            <text:p>0</text:p>
          </table:table-cell>
          <table:table-cell office:value-type="float" office:value="1" table:formula="of:=['file:///C:/Users/JHLee12/Downloads/microcode.xlsx'#Sheet1.Y26]" table:style-name="ce5">
            <text:p>1</text:p>
          </table:table-cell>
          <table:table-cell office:value-type="float" office:value="1" table:formula="of:=['file:///C:/Users/JHLee12/Downloads/microcode.xlsx'#Sheet1.Z26]" table:style-name="ce5">
            <text:p>1</text:p>
          </table:table-cell>
          <table:table-cell office:value-type="float" office:value="0" table:formula="of:=['file:///C:/Users/JHLee12/Downloads/microcode.xlsx'#Sheet1.AA26]" table:style-name="ce5">
            <text:p>0</text:p>
          </table:table-cell>
          <table:table-cell office:value-type="float" office:value="0" table:formula="of:=['file:///C:/Users/JHLee12/Downloads/microcode.xlsx'#Sheet1.AB26]" table:style-name="ce5">
            <text:p>0</text:p>
          </table:table-cell>
          <table:table-cell office:value-type="float" office:value="1" table:formula="of:=['file:///C:/Users/JHLee12/Downloads/microcode.xlsx'#Sheet1.AC26]" table:style-name="ce5">
            <text:p>1</text:p>
          </table:table-cell>
          <table:table-cell office:value-type="float" office:value="24" table:formula="of:=['file:///C:/Users/JHLee12/Downloads/microcode.xlsx'#Sheet1.AD26]" table:style-name="ce6">
            <text:p>24</text:p>
          </table:table-cell>
          <table:table-cell office:value-type="float" office:value="25" table:formula="of:=['file:///C:/Users/JHLee12/Downloads/microcode.xlsx'#Sheet1.AE26]" table:style-name="ce6">
            <text:p>25</text:p>
          </table:table-cell>
          <table:table-cell office:value-type="string" office:string-value="BEQ" table:formula="of:=['file:///C:/Users/JHLee12/Downloads/microcode.xlsx'#Sheet1.AF26]" table:style-name="ce6">
            <text:p>BEQ</text:p>
          </table:table-cell>
          <table:table-cell office:value-type="string" office:string-value="0004059" table:formula="of:=BIN2HEX(CONCATENATE([.B26];[.C26];[.D26]; [.E26])) &amp; BIN2HEX(CONCATENATE([.F26];[.G26];[.H26];[.I26];[.J26];[.K26];[.L26];[.M26]);2) &amp; BIN2HEX(CONCATENATE([.N26];[.O26];[.P26];[.Q26];[.R26];[.S26];[.T26];[.U26] );2) &amp; BIN2HEX(CONCATENATE([.V26];[.W26];[.X26];[.Y26];[.Z26];[.AA26];[.AB26];[.AC26] );2)" table:style-name="ce6">
            <text:p>0004059</text:p>
          </table:table-cell>
          <table:table-cell table:number-columns-repeated="989" table:style-name="ce2"/>
          <table:table-cell table:number-columns-repeated="15362"/>
        </table:table-row>
        <table:table-row table:style-name="ro2">
          <table:table-cell office:value-type="string" office:string-value="BEQ1" table:formula="of:=['file:///C:/Users/JHLee12/Downloads/microcode.xlsx'#Sheet1.A27]" table:style-name="ce2">
            <text:p>BEQ1</text:p>
          </table:table-cell>
          <table:table-cell office:value-type="float" office:value="0" table:formula="of:=['file:///C:/Users/JHLee12/Downloads/microcode.xlsx'#Sheet1.B27]" table:style-name="ce7">
            <text:p>0</text:p>
          </table:table-cell>
          <table:table-cell office:value-type="float" office:value="0" table:formula="of:=['file:///C:/Users/JHLee12/Downloads/microcode.xlsx'#Sheet1.C27]" table:style-name="ce7">
            <text:p>0</text:p>
          </table:table-cell>
          <table:table-cell office:value-type="float" office:value="0" table:formula="of:=['file:///C:/Users/JHLee12/Downloads/microcode.xlsx'#Sheet1.D27]" table:style-name="ce7">
            <text:p>0</text:p>
          </table:table-cell>
          <table:table-cell office:value-type="float" office:value="0" table:formula="of:=['file:///C:/Users/JHLee12/Downloads/microcode.xlsx'#Sheet1.E27]" table:style-name="ce7">
            <text:p>0</text:p>
          </table:table-cell>
          <table:table-cell office:value-type="float" office:value="0" table:formula="of:=['file:///C:/Users/JHLee12/Downloads/microcode.xlsx'#Sheet1.F27]" table:style-name="ce7">
            <text:p>0</text:p>
          </table:table-cell>
          <table:table-cell office:value-type="float" office:value="0" table:formula="of:=['file:///C:/Users/JHLee12/Downloads/microcode.xlsx'#Sheet1.G27]" table:style-name="ce7">
            <text:p>0</text:p>
          </table:table-cell>
          <table:table-cell office:value-type="float" office:value="0" table:formula="of:=['file:///C:/Users/JHLee12/Downloads/microcode.xlsx'#Sheet1.H27]" table:style-name="ce7">
            <text:p>0</text:p>
          </table:table-cell>
          <table:table-cell office:value-type="float" office:value="0" table:formula="of:=['file:///C:/Users/JHLee12/Downloads/microcode.xlsx'#Sheet1.I27]" table:style-name="ce7">
            <text:p>0</text:p>
          </table:table-cell>
          <table:table-cell office:value-type="float" office:value="1" table:formula="of:=['file:///C:/Users/JHLee12/Downloads/microcode.xlsx'#Sheet1.J27]" table:style-name="ce7">
            <text:p>1</text:p>
          </table:table-cell>
          <table:table-cell office:value-type="float" office:value="0" table:formula="of:=['file:///C:/Users/JHLee12/Downloads/microcode.xlsx'#Sheet1.K27]" table:style-name="ce7">
            <text:p>0</text:p>
          </table:table-cell>
          <table:table-cell office:value-type="float" office:value="0" table:formula="of:=['file:///C:/Users/JHLee12/Downloads/microcode.xlsx'#Sheet1.L27]" table:style-name="ce7">
            <text:p>0</text:p>
          </table:table-cell>
          <table:table-cell office:value-type="float" office:value="0" table:formula="of:=['file:///C:/Users/JHLee12/Downloads/microcode.xlsx'#Sheet1.M27]" table:style-name="ce7">
            <text:p>0</text:p>
          </table:table-cell>
          <table:table-cell office:value-type="float" office:value="1" table:formula="of:=['file:///C:/Users/JHLee12/Downloads/microcode.xlsx'#Sheet1.N27]" table:style-name="ce7">
            <text:p>1</text:p>
          </table:table-cell>
          <table:table-cell office:value-type="float" office:value="0" table:formula="of:=['file:///C:/Users/JHLee12/Downloads/microcode.xlsx'#Sheet1.O27]" table:style-name="ce7">
            <text:p>0</text:p>
          </table:table-cell>
          <table:table-cell office:value-type="float" office:value="0" table:formula="of:=['file:///C:/Users/JHLee12/Downloads/microcode.xlsx'#Sheet1.P27]" table:style-name="ce7">
            <text:p>0</text:p>
          </table:table-cell>
          <table:table-cell office:value-type="float" office:value="0" table:formula="of:=['file:///C:/Users/JHLee12/Downloads/microcode.xlsx'#Sheet1.Q27]" table:style-name="ce7">
            <text:p>0</text:p>
          </table:table-cell>
          <table:table-cell office:value-type="float" office:value="0" table:formula="of:=['file:///C:/Users/JHLee12/Downloads/microcode.xlsx'#Sheet1.R27]" table:style-name="ce7">
            <text:p>0</text:p>
          </table:table-cell>
          <table:table-cell office:value-type="float" office:value="0" table:formula="of:=['file:///C:/Users/JHLee12/Downloads/microcode.xlsx'#Sheet1.S27]" table:style-name="ce7">
            <text:p>0</text:p>
          </table:table-cell>
          <table:table-cell office:value-type="float" office:value="0" table:formula="of:=['file:///C:/Users/JHLee12/Downloads/microcode.xlsx'#Sheet1.T27]" table:style-name="ce7">
            <text:p>0</text:p>
          </table:table-cell>
          <table:table-cell office:value-type="float" office:value="0" table:formula="of:=['file:///C:/Users/JHLee12/Downloads/microcode.xlsx'#Sheet1.U27]" table:style-name="ce7">
            <text:p>0</text:p>
          </table:table-cell>
          <table:table-cell office:value-type="float" office:value="0" table:formula="of:=['file:///C:/Users/JHLee12/Downloads/microcode.xlsx'#Sheet1.V27]" table:style-name="ce7">
            <text:p>0</text:p>
          </table:table-cell>
          <table:table-cell office:value-type="float" office:value="1" table:formula="of:=['file:///C:/Users/JHLee12/Downloads/microcode.xlsx'#Sheet1.W27]" table:style-name="ce7">
            <text:p>1</text:p>
          </table:table-cell>
          <table:table-cell office:value-type="float" office:value="0" table:formula="of:=['file:///C:/Users/JHLee12/Downloads/microcode.xlsx'#Sheet1.X27]" table:style-name="ce5">
            <text:p>0</text:p>
          </table:table-cell>
          <table:table-cell office:value-type="float" office:value="1" table:formula="of:=['file:///C:/Users/JHLee12/Downloads/microcode.xlsx'#Sheet1.Y27]" table:style-name="ce5">
            <text:p>1</text:p>
          </table:table-cell>
          <table:table-cell office:value-type="float" office:value="1" table:formula="of:=['file:///C:/Users/JHLee12/Downloads/microcode.xlsx'#Sheet1.Z27]" table:style-name="ce5">
            <text:p>1</text:p>
          </table:table-cell>
          <table:table-cell office:value-type="float" office:value="0" table:formula="of:=['file:///C:/Users/JHLee12/Downloads/microcode.xlsx'#Sheet1.AA27]" table:style-name="ce5">
            <text:p>0</text:p>
          </table:table-cell>
          <table:table-cell office:value-type="float" office:value="1" table:formula="of:=['file:///C:/Users/JHLee12/Downloads/microcode.xlsx'#Sheet1.AB27]" table:style-name="ce5">
            <text:p>1</text:p>
          </table:table-cell>
          <table:table-cell office:value-type="float" office:value="0" table:formula="of:=['file:///C:/Users/JHLee12/Downloads/microcode.xlsx'#Sheet1.AC27]" table:style-name="ce5">
            <text:p>0</text:p>
          </table:table-cell>
          <table:table-cell office:value-type="float" office:value="25" table:formula="of:=['file:///C:/Users/JHLee12/Downloads/microcode.xlsx'#Sheet1.AD27]" table:style-name="ce6">
            <text:p>25</text:p>
          </table:table-cell>
          <table:table-cell office:value-type="float" office:value="26" table:formula="of:=['file:///C:/Users/JHLee12/Downloads/microcode.xlsx'#Sheet1.AE27]" table:style-name="ce6">
            <text:p>26</text:p>
          </table:table-cell>
          <table:table-cell office:value-type="float" office:value="0" table:formula="of:=['file:///C:/Users/JHLee12/Downloads/microcode.xlsx'#Sheet1.AF27]" table:style-name="ce6">
            <text:p>0</text:p>
          </table:table-cell>
          <table:table-cell office:value-type="string" office:string-value="008805A" table:formula="of:=BIN2HEX(CONCATENATE([.B27];[.C27];[.D27]; [.E27])) &amp; BIN2HEX(CONCATENATE([.F27];[.G27];[.H27];[.I27];[.J27];[.K27];[.L27];[.M27]);2) &amp; BIN2HEX(CONCATENATE([.N27];[.O27];[.P27];[.Q27];[.R27];[.S27];[.T27];[.U27] );2) &amp; BIN2HEX(CONCATENATE([.V27];[.W27];[.X27];[.Y27];[.Z27];[.AA27];[.AB27];[.AC27] );2)" table:style-name="ce6">
            <text:p>008805A</text:p>
          </table:table-cell>
          <table:table-cell table:number-columns-repeated="989" table:style-name="ce2"/>
          <table:table-cell table:number-columns-repeated="15362"/>
        </table:table-row>
        <table:table-row table:style-name="ro2">
          <table:table-cell office:value-type="string" office:string-value="BEQ2" table:formula="of:=['file:///C:/Users/JHLee12/Downloads/microcode.xlsx'#Sheet1.A28]" table:style-name="ce2">
            <text:p>BEQ2</text:p>
          </table:table-cell>
          <table:table-cell office:value-type="float" office:value="0" table:formula="of:=['file:///C:/Users/JHLee12/Downloads/microcode.xlsx'#Sheet1.B28]" table:style-name="ce7">
            <text:p>0</text:p>
          </table:table-cell>
          <table:table-cell office:value-type="float" office:value="0" table:formula="of:=['file:///C:/Users/JHLee12/Downloads/microcode.xlsx'#Sheet1.C28]" table:style-name="ce7">
            <text:p>0</text:p>
          </table:table-cell>
          <table:table-cell office:value-type="float" office:value="0" table:formula="of:=['file:///C:/Users/JHLee12/Downloads/microcode.xlsx'#Sheet1.D28]" table:style-name="ce7">
            <text:p>0</text:p>
          </table:table-cell>
          <table:table-cell office:value-type="float" office:value="0" table:formula="of:=['file:///C:/Users/JHLee12/Downloads/microcode.xlsx'#Sheet1.E28]" table:style-name="ce7">
            <text:p>0</text:p>
          </table:table-cell>
          <table:table-cell office:value-type="float" office:value="0" table:formula="of:=['file:///C:/Users/JHLee12/Downloads/microcode.xlsx'#Sheet1.F28]" table:style-name="ce7">
            <text:p>0</text:p>
          </table:table-cell>
          <table:table-cell office:value-type="float" office:value="1" table:formula="of:=['file:///C:/Users/JHLee12/Downloads/microcode.xlsx'#Sheet1.G28]" table:style-name="ce7">
            <text:p>1</text:p>
          </table:table-cell>
          <table:table-cell office:value-type="float" office:value="0" table:formula="of:=['file:///C:/Users/JHLee12/Downloads/microcode.xlsx'#Sheet1.H28]" table:style-name="ce7">
            <text:p>0</text:p>
          </table:table-cell>
          <table:table-cell office:value-type="float" office:value="0" table:formula="of:=['file:///C:/Users/JHLee12/Downloads/microcode.xlsx'#Sheet1.I28]" table:style-name="ce7">
            <text:p>0</text:p>
          </table:table-cell>
          <table:table-cell office:value-type="float" office:value="0" table:formula="of:=['file:///C:/Users/JHLee12/Downloads/microcode.xlsx'#Sheet1.J28]" table:style-name="ce7">
            <text:p>0</text:p>
          </table:table-cell>
          <table:table-cell office:value-type="float" office:value="0" table:formula="of:=['file:///C:/Users/JHLee12/Downloads/microcode.xlsx'#Sheet1.K28]" table:style-name="ce7">
            <text:p>0</text:p>
          </table:table-cell>
          <table:table-cell office:value-type="float" office:value="0" table:formula="of:=['file:///C:/Users/JHLee12/Downloads/microcode.xlsx'#Sheet1.L28]" table:style-name="ce7">
            <text:p>0</text:p>
          </table:table-cell>
          <table:table-cell office:value-type="float" office:value="1" table:formula="of:=['file:///C:/Users/JHLee12/Downloads/microcode.xlsx'#Sheet1.M28]" table:style-name="ce7">
            <text:p>1</text:p>
          </table:table-cell>
          <table:table-cell office:value-type="float" office:value="0" table:formula="of:=['file:///C:/Users/JHLee12/Downloads/microcode.xlsx'#Sheet1.N28]" table:style-name="ce7">
            <text:p>0</text:p>
          </table:table-cell>
          <table:table-cell office:value-type="float" office:value="0" table:formula="of:=['file:///C:/Users/JHLee12/Downloads/microcode.xlsx'#Sheet1.O28]" table:style-name="ce7">
            <text:p>0</text:p>
          </table:table-cell>
          <table:table-cell office:value-type="float" office:value="0" table:formula="of:=['file:///C:/Users/JHLee12/Downloads/microcode.xlsx'#Sheet1.P28]" table:style-name="ce7">
            <text:p>0</text:p>
          </table:table-cell>
          <table:table-cell office:value-type="float" office:value="0" table:formula="of:=['file:///C:/Users/JHLee12/Downloads/microcode.xlsx'#Sheet1.Q28]" table:style-name="ce7">
            <text:p>0</text:p>
          </table:table-cell>
          <table:table-cell office:value-type="float" office:value="0" table:formula="of:=['file:///C:/Users/JHLee12/Downloads/microcode.xlsx'#Sheet1.R28]" table:style-name="ce7">
            <text:p>0</text:p>
          </table:table-cell>
          <table:table-cell office:value-type="float" office:value="0" table:formula="of:=['file:///C:/Users/JHLee12/Downloads/microcode.xlsx'#Sheet1.S28]" table:style-name="ce7">
            <text:p>0</text:p>
          </table:table-cell>
          <table:table-cell office:value-type="float" office:value="0" table:formula="of:=['file:///C:/Users/JHLee12/Downloads/microcode.xlsx'#Sheet1.T28]" table:style-name="ce7">
            <text:p>0</text:p>
          </table:table-cell>
          <table:table-cell office:value-type="float" office:value="1" table:formula="of:=['file:///C:/Users/JHLee12/Downloads/microcode.xlsx'#Sheet1.U28]" table:style-name="ce7">
            <text:p>1</text:p>
          </table:table-cell>
          <table:table-cell office:value-type="float" office:value="0" table:formula="of:=['file:///C:/Users/JHLee12/Downloads/microcode.xlsx'#Sheet1.V28]" table:style-name="ce7">
            <text:p>0</text:p>
          </table:table-cell>
          <table:table-cell office:value-type="float" office:value="0" table:formula="of:=['file:///C:/Users/JHLee12/Downloads/microcode.xlsx'#Sheet1.W28]" table:style-name="ce7">
            <text:p>0</text:p>
          </table:table-cell>
          <table:table-cell office:value-type="float" office:value="0" table:formula="of:=['file:///C:/Users/JHLee12/Downloads/microcode.xlsx'#Sheet1.X28]" table:style-name="ce5">
            <text:p>0</text:p>
          </table:table-cell>
          <table:table-cell office:value-type="float" office:value="1" table:formula="of:=['file:///C:/Users/JHLee12/Downloads/microcode.xlsx'#Sheet1.Y28]" table:style-name="ce5">
            <text:p>1</text:p>
          </table:table-cell>
          <table:table-cell office:value-type="float" office:value="1" table:formula="of:=['file:///C:/Users/JHLee12/Downloads/microcode.xlsx'#Sheet1.Z28]" table:style-name="ce5">
            <text:p>1</text:p>
          </table:table-cell>
          <table:table-cell office:value-type="float" office:value="0" table:formula="of:=['file:///C:/Users/JHLee12/Downloads/microcode.xlsx'#Sheet1.AA28]" table:style-name="ce5">
            <text:p>0</text:p>
          </table:table-cell>
          <table:table-cell office:value-type="float" office:value="1" table:formula="of:=['file:///C:/Users/JHLee12/Downloads/microcode.xlsx'#Sheet1.AB28]" table:style-name="ce5">
            <text:p>1</text:p>
          </table:table-cell>
          <table:table-cell office:value-type="float" office:value="1" table:formula="of:=['file:///C:/Users/JHLee12/Downloads/microcode.xlsx'#Sheet1.AC28]" table:style-name="ce5">
            <text:p>1</text:p>
          </table:table-cell>
          <table:table-cell office:value-type="float" office:value="26" table:formula="of:=['file:///C:/Users/JHLee12/Downloads/microcode.xlsx'#Sheet1.AD28]" table:style-name="ce6">
            <text:p>26</text:p>
          </table:table-cell>
          <table:table-cell office:value-type="float" office:value="27" table:formula="of:=['file:///C:/Users/JHLee12/Downloads/microcode.xlsx'#Sheet1.AE28]" table:style-name="ce6">
            <text:p>27</text:p>
          </table:table-cell>
          <table:table-cell office:value-type="float" office:value="0" table:formula="of:=['file:///C:/Users/JHLee12/Downloads/microcode.xlsx'#Sheet1.AF28]" table:style-name="ce6">
            <text:p>0</text:p>
          </table:table-cell>
          <table:table-cell office:value-type="string" office:string-value="041011B" table:formula="of:=BIN2HEX(CONCATENATE([.B28];[.C28];[.D28]; [.E28])) &amp; BIN2HEX(CONCATENATE([.F28];[.G28];[.H28];[.I28];[.J28];[.K28];[.L28];[.M28]);2) &amp; BIN2HEX(CONCATENATE([.N28];[.O28];[.P28];[.Q28];[.R28];[.S28];[.T28];[.U28] );2) &amp; BIN2HEX(CONCATENATE([.V28];[.W28];[.X28];[.Y28];[.Z28];[.AA28];[.AB28];[.AC28] );2)" table:style-name="ce6">
            <text:p>041011B</text:p>
          </table:table-cell>
          <table:table-cell table:number-columns-repeated="989" table:style-name="ce2"/>
          <table:table-cell table:number-columns-repeated="15362"/>
        </table:table-row>
        <table:table-row table:style-name="ro2">
          <table:table-cell office:value-type="string" office:string-value="BEQ3" table:formula="of:=['file:///C:/Users/JHLee12/Downloads/microcode.xlsx'#Sheet1.A29]" table:style-name="ce2">
            <text:p>BEQ3</text:p>
          </table:table-cell>
          <table:table-cell office:value-type="float" office:value="0" table:formula="of:=['file:///C:/Users/JHLee12/Downloads/microcode.xlsx'#Sheet1.B29]" table:style-name="ce7">
            <text:p>0</text:p>
          </table:table-cell>
          <table:table-cell office:value-type="float" office:value="0" table:formula="of:=['file:///C:/Users/JHLee12/Downloads/microcode.xlsx'#Sheet1.C29]" table:style-name="ce7">
            <text:p>0</text:p>
          </table:table-cell>
          <table:table-cell office:value-type="float" office:value="0" table:formula="of:=['file:///C:/Users/JHLee12/Downloads/microcode.xlsx'#Sheet1.D29]" table:style-name="ce7">
            <text:p>0</text:p>
          </table:table-cell>
          <table:table-cell office:value-type="float" office:value="1" table:formula="of:=['file:///C:/Users/JHLee12/Downloads/microcode.xlsx'#Sheet1.E29]" table:style-name="ce7">
            <text:p>1</text:p>
          </table:table-cell>
          <table:table-cell office:value-type="float" office:value="0" table:formula="of:=['file:///C:/Users/JHLee12/Downloads/microcode.xlsx'#Sheet1.F29]" table:style-name="ce7">
            <text:p>0</text:p>
          </table:table-cell>
          <table:table-cell office:value-type="float" office:value="0" table:formula="of:=['file:///C:/Users/JHLee12/Downloads/microcode.xlsx'#Sheet1.G29]" table:style-name="ce7">
            <text:p>0</text:p>
          </table:table-cell>
          <table:table-cell office:value-type="float" office:value="0" table:formula="of:=['file:///C:/Users/JHLee12/Downloads/microcode.xlsx'#Sheet1.H29]" table:style-name="ce7">
            <text:p>0</text:p>
          </table:table-cell>
          <table:table-cell office:value-type="float" office:value="0" table:formula="of:=['file:///C:/Users/JHLee12/Downloads/microcode.xlsx'#Sheet1.I29]" table:style-name="ce7">
            <text:p>0</text:p>
          </table:table-cell>
          <table:table-cell office:value-type="float" office:value="0" table:formula="of:=['file:///C:/Users/JHLee12/Downloads/microcode.xlsx'#Sheet1.J29]" table:style-name="ce7">
            <text:p>0</text:p>
          </table:table-cell>
          <table:table-cell office:value-type="float" office:value="0" table:formula="of:=['file:///C:/Users/JHLee12/Downloads/microcode.xlsx'#Sheet1.K29]" table:style-name="ce7">
            <text:p>0</text:p>
          </table:table-cell>
          <table:table-cell office:value-type="float" office:value="0" table:formula="of:=['file:///C:/Users/JHLee12/Downloads/microcode.xlsx'#Sheet1.L29]" table:style-name="ce7">
            <text:p>0</text:p>
          </table:table-cell>
          <table:table-cell office:value-type="float" office:value="0" table:formula="of:=['file:///C:/Users/JHLee12/Downloads/microcode.xlsx'#Sheet1.M29]" table:style-name="ce7">
            <text:p>0</text:p>
          </table:table-cell>
          <table:table-cell office:value-type="float" office:value="0" table:formula="of:=['file:///C:/Users/JHLee12/Downloads/microcode.xlsx'#Sheet1.N29]" table:style-name="ce7">
            <text:p>0</text:p>
          </table:table-cell>
          <table:table-cell office:value-type="float" office:value="0" table:formula="of:=['file:///C:/Users/JHLee12/Downloads/microcode.xlsx'#Sheet1.O29]" table:style-name="ce7">
            <text:p>0</text:p>
          </table:table-cell>
          <table:table-cell office:value-type="float" office:value="0" table:formula="of:=['file:///C:/Users/JHLee12/Downloads/microcode.xlsx'#Sheet1.P29]" table:style-name="ce7">
            <text:p>0</text:p>
          </table:table-cell>
          <table:table-cell office:value-type="float" office:value="0" table:formula="of:=['file:///C:/Users/JHLee12/Downloads/microcode.xlsx'#Sheet1.Q29]" table:style-name="ce7">
            <text:p>0</text:p>
          </table:table-cell>
          <table:table-cell office:value-type="float" office:value="0" table:formula="of:=['file:///C:/Users/JHLee12/Downloads/microcode.xlsx'#Sheet1.R29]" table:style-name="ce7">
            <text:p>0</text:p>
          </table:table-cell>
          <table:table-cell office:value-type="float" office:value="0" table:formula="of:=['file:///C:/Users/JHLee12/Downloads/microcode.xlsx'#Sheet1.S29]" table:style-name="ce7">
            <text:p>0</text:p>
          </table:table-cell>
          <table:table-cell office:value-type="float" office:value="0" table:formula="of:=['file:///C:/Users/JHLee12/Downloads/microcode.xlsx'#Sheet1.T29]" table:style-name="ce7">
            <text:p>0</text:p>
          </table:table-cell>
          <table:table-cell office:value-type="float" office:value="0" table:formula="of:=['file:///C:/Users/JHLee12/Downloads/microcode.xlsx'#Sheet1.U29]" table:style-name="ce7">
            <text:p>0</text:p>
          </table:table-cell>
          <table:table-cell office:value-type="float" office:value="0" table:formula="of:=['file:///C:/Users/JHLee12/Downloads/microcode.xlsx'#Sheet1.V29]" table:style-name="ce7">
            <text:p>0</text:p>
          </table:table-cell>
          <table:table-cell office:value-type="float" office:value="0" table:formula="of:=['file:///C:/Users/JHLee12/Downloads/microcode.xlsx'#Sheet1.W29]" table:style-name="ce7">
            <text:p>0</text:p>
          </table:table-cell>
          <table:table-cell office:value-type="float" office:value="0" table:formula="of:=['file:///C:/Users/JHLee12/Downloads/microcode.xlsx'#Sheet1.X29]" table:style-name="ce5">
            <text:p>0</text:p>
          </table:table-cell>
          <table:table-cell office:value-type="float" office:value="0" table:formula="of:=['file:///C:/Users/JHLee12/Downloads/microcode.xlsx'#Sheet1.Y29]" table:style-name="ce5">
            <text:p>0</text:p>
          </table:table-cell>
          <table:table-cell office:value-type="float" office:value="0" table:formula="of:=['file:///C:/Users/JHLee12/Downloads/microcode.xlsx'#Sheet1.Z29]" table:style-name="ce5">
            <text:p>0</text:p>
          </table:table-cell>
          <table:table-cell office:value-type="float" office:value="0" table:formula="of:=['file:///C:/Users/JHLee12/Downloads/microcode.xlsx'#Sheet1.AA29]" table:style-name="ce5">
            <text:p>0</text:p>
          </table:table-cell>
          <table:table-cell office:value-type="float" office:value="0" table:formula="of:=['file:///C:/Users/JHLee12/Downloads/microcode.xlsx'#Sheet1.AB29]" table:style-name="ce5">
            <text:p>0</text:p>
          </table:table-cell>
          <table:table-cell office:value-type="float" office:value="0" table:formula="of:=['file:///C:/Users/JHLee12/Downloads/microcode.xlsx'#Sheet1.AC29]" table:style-name="ce5">
            <text:p>0</text:p>
          </table:table-cell>
          <table:table-cell office:value-type="float" office:value="27" table:formula="of:=['file:///C:/Users/JHLee12/Downloads/microcode.xlsx'#Sheet1.AD29]" table:style-name="ce6">
            <text:p>27</text:p>
          </table:table-cell>
          <table:table-cell office:value-type="float" office:value="0" table:formula="of:=['file:///C:/Users/JHLee12/Downloads/microcode.xlsx'#Sheet1.AE29]" table:style-name="ce6">
            <text:p>0</text:p>
          </table:table-cell>
          <table:table-cell office:value-type="float" office:value="0" table:formula="of:=['file:///C:/Users/JHLee12/Downloads/microcode.xlsx'#Sheet1.AF29]" table:style-name="ce6">
            <text:p>0</text:p>
          </table:table-cell>
          <table:table-cell office:value-type="string" office:string-value="1000000" table:formula="of:=BIN2HEX(CONCATENATE([.B29];[.C29];[.D29]; [.E29])) &amp; BIN2HEX(CONCATENATE([.F29];[.G29];[.H29];[.I29];[.J29];[.K29];[.L29];[.M29]);2) &amp; BIN2HEX(CONCATENATE([.N29];[.O29];[.P29];[.Q29];[.R29];[.S29];[.T29];[.U29] );2) &amp; BIN2HEX(CONCATENATE([.V29];[.W29];[.X29];[.Y29];[.Z29];[.AA29];[.AB29];[.AC29] );2)" table:style-name="ce6">
            <text:p>1000000</text:p>
          </table:table-cell>
          <table:table-cell table:number-columns-repeated="989" table:style-name="ce2"/>
          <table:table-cell table:number-columns-repeated="15362"/>
        </table:table-row>
        <table:table-row table:style-name="ro2">
          <table:table-cell office:value-type="string" office:string-value="BEQ4" table:formula="of:=['file:///C:/Users/JHLee12/Downloads/microcode.xlsx'#Sheet1.A30]" table:style-name="ce2">
            <text:p>BEQ4</text:p>
          </table:table-cell>
          <table:table-cell office:value-type="float" office:value="0" table:formula="of:=['file:///C:/Users/JHLee12/Downloads/microcode.xlsx'#Sheet1.B30]" table:style-name="ce7">
            <text:p>0</text:p>
          </table:table-cell>
          <table:table-cell office:value-type="float" office:value="0" table:formula="of:=['file:///C:/Users/JHLee12/Downloads/microcode.xlsx'#Sheet1.C30]" table:style-name="ce7">
            <text:p>0</text:p>
          </table:table-cell>
          <table:table-cell office:value-type="float" office:value="0" table:formula="of:=['file:///C:/Users/JHLee12/Downloads/microcode.xlsx'#Sheet1.D30]" table:style-name="ce7">
            <text:p>0</text:p>
          </table:table-cell>
          <table:table-cell office:value-type="float" office:value="0" table:formula="of:=['file:///C:/Users/JHLee12/Downloads/microcode.xlsx'#Sheet1.E30]" table:style-name="ce7">
            <text:p>0</text:p>
          </table:table-cell>
          <table:table-cell office:value-type="float" office:value="0" table:formula="of:=['file:///C:/Users/JHLee12/Downloads/microcode.xlsx'#Sheet1.F30]" table:style-name="ce7">
            <text:p>0</text:p>
          </table:table-cell>
          <table:table-cell office:value-type="float" office:value="0" table:formula="of:=['file:///C:/Users/JHLee12/Downloads/microcode.xlsx'#Sheet1.G30]" table:style-name="ce7">
            <text:p>0</text:p>
          </table:table-cell>
          <table:table-cell office:value-type="float" office:value="0" table:formula="of:=['file:///C:/Users/JHLee12/Downloads/microcode.xlsx'#Sheet1.H30]" table:style-name="ce7">
            <text:p>0</text:p>
          </table:table-cell>
          <table:table-cell office:value-type="float" office:value="0" table:formula="of:=['file:///C:/Users/JHLee12/Downloads/microcode.xlsx'#Sheet1.I30]" table:style-name="ce7">
            <text:p>0</text:p>
          </table:table-cell>
          <table:table-cell office:value-type="float" office:value="0" table:formula="of:=['file:///C:/Users/JHLee12/Downloads/microcode.xlsx'#Sheet1.J30]" table:style-name="ce7">
            <text:p>0</text:p>
          </table:table-cell>
          <table:table-cell office:value-type="float" office:value="0" table:formula="of:=['file:///C:/Users/JHLee12/Downloads/microcode.xlsx'#Sheet1.K30]" table:style-name="ce7">
            <text:p>0</text:p>
          </table:table-cell>
          <table:table-cell office:value-type="float" office:value="0" table:formula="of:=['file:///C:/Users/JHLee12/Downloads/microcode.xlsx'#Sheet1.L30]" table:style-name="ce7">
            <text:p>0</text:p>
          </table:table-cell>
          <table:table-cell office:value-type="float" office:value="0" table:formula="of:=['file:///C:/Users/JHLee12/Downloads/microcode.xlsx'#Sheet1.M30]" table:style-name="ce7">
            <text:p>0</text:p>
          </table:table-cell>
          <table:table-cell office:value-type="float" office:value="0" table:formula="of:=['file:///C:/Users/JHLee12/Downloads/microcode.xlsx'#Sheet1.N30]" table:style-name="ce7">
            <text:p>0</text:p>
          </table:table-cell>
          <table:table-cell office:value-type="float" office:value="1" table:formula="of:=['file:///C:/Users/JHLee12/Downloads/microcode.xlsx'#Sheet1.O30]" table:style-name="ce7">
            <text:p>1</text:p>
          </table:table-cell>
          <table:table-cell office:value-type="float" office:value="0" table:formula="of:=['file:///C:/Users/JHLee12/Downloads/microcode.xlsx'#Sheet1.P30]" table:style-name="ce7">
            <text:p>0</text:p>
          </table:table-cell>
          <table:table-cell office:value-type="float" office:value="0" table:formula="of:=['file:///C:/Users/JHLee12/Downloads/microcode.xlsx'#Sheet1.Q30]" table:style-name="ce7">
            <text:p>0</text:p>
          </table:table-cell>
          <table:table-cell office:value-type="float" office:value="0" table:formula="of:=['file:///C:/Users/JHLee12/Downloads/microcode.xlsx'#Sheet1.R30]" table:style-name="ce7">
            <text:p>0</text:p>
          </table:table-cell>
          <table:table-cell office:value-type="float" office:value="0" table:formula="of:=['file:///C:/Users/JHLee12/Downloads/microcode.xlsx'#Sheet1.S30]" table:style-name="ce7">
            <text:p>0</text:p>
          </table:table-cell>
          <table:table-cell office:value-type="float" office:value="1" table:formula="of:=['file:///C:/Users/JHLee12/Downloads/microcode.xlsx'#Sheet1.T30]" table:style-name="ce7">
            <text:p>1</text:p>
          </table:table-cell>
          <table:table-cell office:value-type="float" office:value="0" table:formula="of:=['file:///C:/Users/JHLee12/Downloads/microcode.xlsx'#Sheet1.U30]" table:style-name="ce7">
            <text:p>0</text:p>
          </table:table-cell>
          <table:table-cell office:value-type="float" office:value="0" table:formula="of:=['file:///C:/Users/JHLee12/Downloads/microcode.xlsx'#Sheet1.V30]" table:style-name="ce7">
            <text:p>0</text:p>
          </table:table-cell>
          <table:table-cell office:value-type="float" office:value="0" table:formula="of:=['file:///C:/Users/JHLee12/Downloads/microcode.xlsx'#Sheet1.W30]" table:style-name="ce7">
            <text:p>0</text:p>
          </table:table-cell>
          <table:table-cell office:value-type="float" office:value="0" table:formula="of:=['file:///C:/Users/JHLee12/Downloads/microcode.xlsx'#Sheet1.X30]" table:style-name="ce5">
            <text:p>0</text:p>
          </table:table-cell>
          <table:table-cell office:value-type="float" office:value="1" table:formula="of:=['file:///C:/Users/JHLee12/Downloads/microcode.xlsx'#Sheet1.Y30]" table:style-name="ce5">
            <text:p>1</text:p>
          </table:table-cell>
          <table:table-cell office:value-type="float" office:value="1" table:formula="of:=['file:///C:/Users/JHLee12/Downloads/microcode.xlsx'#Sheet1.Z30]" table:style-name="ce5">
            <text:p>1</text:p>
          </table:table-cell>
          <table:table-cell office:value-type="float" office:value="1" table:formula="of:=['file:///C:/Users/JHLee12/Downloads/microcode.xlsx'#Sheet1.AA30]" table:style-name="ce5">
            <text:p>1</text:p>
          </table:table-cell>
          <table:table-cell office:value-type="float" office:value="0" table:formula="of:=['file:///C:/Users/JHLee12/Downloads/microcode.xlsx'#Sheet1.AB30]" table:style-name="ce5">
            <text:p>0</text:p>
          </table:table-cell>
          <table:table-cell office:value-type="float" office:value="1" table:formula="of:=['file:///C:/Users/JHLee12/Downloads/microcode.xlsx'#Sheet1.AC30]" table:style-name="ce5">
            <text:p>1</text:p>
          </table:table-cell>
          <table:table-cell office:value-type="float" office:value="28" table:formula="of:=['file:///C:/Users/JHLee12/Downloads/microcode.xlsx'#Sheet1.AD30]" table:style-name="ce6">
            <text:p>28</text:p>
          </table:table-cell>
          <table:table-cell office:value-type="float" office:value="29" table:formula="of:=['file:///C:/Users/JHLee12/Downloads/microcode.xlsx'#Sheet1.AE30]" table:style-name="ce6">
            <text:p>29</text:p>
          </table:table-cell>
          <table:table-cell office:value-type="string" office:string-value="OnZ" table:formula="of:=['file:///C:/Users/JHLee12/Downloads/microcode.xlsx'#Sheet1.AF30]" table:style-name="ce6">
            <text:p>OnZ</text:p>
          </table:table-cell>
          <table:table-cell office:value-type="string" office:string-value="000421D" table:formula="of:=BIN2HEX(CONCATENATE([.B30];[.C30];[.D30]; [.E30])) &amp; BIN2HEX(CONCATENATE([.F30];[.G30];[.H30];[.I30];[.J30];[.K30];[.L30];[.M30]);2) &amp; BIN2HEX(CONCATENATE([.N30];[.O30];[.P30];[.Q30];[.R30];[.S30];[.T30];[.U30] );2) &amp; BIN2HEX(CONCATENATE([.V30];[.W30];[.X30];[.Y30];[.Z30];[.AA30];[.AB30];[.AC30] );2)" table:style-name="ce6">
            <text:p>000421D</text:p>
          </table:table-cell>
          <table:table-cell table:style-name="ce2"/>
          <table:table-cell office:value-type="string" table:style-name="ce2">
            <text:p>1c</text:p>
          </table:table-cell>
          <table:table-cell table:number-columns-repeated="16349"/>
        </table:table-row>
        <table:table-row table:style-name="ro2">
          <table:table-cell office:value-type="string" office:string-value="BEQ5" table:formula="of:=['file:///C:/Users/JHLee12/Downloads/microcode.xlsx'#Sheet1.A31]" table:style-name="ce2">
            <text:p>BEQ5</text:p>
          </table:table-cell>
          <table:table-cell office:value-type="float" office:value="0" table:formula="of:=['file:///C:/Users/JHLee12/Downloads/microcode.xlsx'#Sheet1.B31]" table:style-name="ce7">
            <text:p>0</text:p>
          </table:table-cell>
          <table:table-cell office:value-type="float" office:value="0" table:formula="of:=['file:///C:/Users/JHLee12/Downloads/microcode.xlsx'#Sheet1.C31]" table:style-name="ce7">
            <text:p>0</text:p>
          </table:table-cell>
          <table:table-cell office:value-type="float" office:value="0" table:formula="of:=['file:///C:/Users/JHLee12/Downloads/microcode.xlsx'#Sheet1.D31]" table:style-name="ce7">
            <text:p>0</text:p>
          </table:table-cell>
          <table:table-cell office:value-type="float" office:value="0" table:formula="of:=['file:///C:/Users/JHLee12/Downloads/microcode.xlsx'#Sheet1.E31]" table:style-name="ce7">
            <text:p>0</text:p>
          </table:table-cell>
          <table:table-cell office:value-type="float" office:value="0" table:formula="of:=['file:///C:/Users/JHLee12/Downloads/microcode.xlsx'#Sheet1.F31]" table:style-name="ce7">
            <text:p>0</text:p>
          </table:table-cell>
          <table:table-cell office:value-type="float" office:value="0" table:formula="of:=['file:///C:/Users/JHLee12/Downloads/microcode.xlsx'#Sheet1.G31]" table:style-name="ce7">
            <text:p>0</text:p>
          </table:table-cell>
          <table:table-cell office:value-type="float" office:value="0" table:formula="of:=['file:///C:/Users/JHLee12/Downloads/microcode.xlsx'#Sheet1.H31]" table:style-name="ce7">
            <text:p>0</text:p>
          </table:table-cell>
          <table:table-cell office:value-type="float" office:value="0" table:formula="of:=['file:///C:/Users/JHLee12/Downloads/microcode.xlsx'#Sheet1.I31]" table:style-name="ce7">
            <text:p>0</text:p>
          </table:table-cell>
          <table:table-cell office:value-type="float" office:value="0" table:formula="of:=['file:///C:/Users/JHLee12/Downloads/microcode.xlsx'#Sheet1.J31]" table:style-name="ce7">
            <text:p>0</text:p>
          </table:table-cell>
          <table:table-cell office:value-type="float" office:value="0" table:formula="of:=['file:///C:/Users/JHLee12/Downloads/microcode.xlsx'#Sheet1.K31]" table:style-name="ce7">
            <text:p>0</text:p>
          </table:table-cell>
          <table:table-cell office:value-type="float" office:value="0" table:formula="of:=['file:///C:/Users/JHLee12/Downloads/microcode.xlsx'#Sheet1.L31]" table:style-name="ce7">
            <text:p>0</text:p>
          </table:table-cell>
          <table:table-cell office:value-type="float" office:value="0" table:formula="of:=['file:///C:/Users/JHLee12/Downloads/microcode.xlsx'#Sheet1.M31]" table:style-name="ce7">
            <text:p>0</text:p>
          </table:table-cell>
          <table:table-cell office:value-type="float" office:value="1" table:formula="of:=['file:///C:/Users/JHLee12/Downloads/microcode.xlsx'#Sheet1.N31]" table:style-name="ce7">
            <text:p>1</text:p>
          </table:table-cell>
          <table:table-cell office:value-type="float" office:value="0" table:formula="of:=['file:///C:/Users/JHLee12/Downloads/microcode.xlsx'#Sheet1.O31]" table:style-name="ce7">
            <text:p>0</text:p>
          </table:table-cell>
          <table:table-cell office:value-type="float" office:value="0" table:formula="of:=['file:///C:/Users/JHLee12/Downloads/microcode.xlsx'#Sheet1.P31]" table:style-name="ce7">
            <text:p>0</text:p>
          </table:table-cell>
          <table:table-cell office:value-type="float" office:value="0" table:formula="of:=['file:///C:/Users/JHLee12/Downloads/microcode.xlsx'#Sheet1.Q31]" table:style-name="ce7">
            <text:p>0</text:p>
          </table:table-cell>
          <table:table-cell office:value-type="float" office:value="0" table:formula="of:=['file:///C:/Users/JHLee12/Downloads/microcode.xlsx'#Sheet1.R31]" table:style-name="ce7">
            <text:p>0</text:p>
          </table:table-cell>
          <table:table-cell office:value-type="float" office:value="1" table:formula="of:=['file:///C:/Users/JHLee12/Downloads/microcode.xlsx'#Sheet1.S31]" table:style-name="ce7">
            <text:p>1</text:p>
          </table:table-cell>
          <table:table-cell office:value-type="float" office:value="0" table:formula="of:=['file:///C:/Users/JHLee12/Downloads/microcode.xlsx'#Sheet1.T31]" table:style-name="ce7">
            <text:p>0</text:p>
          </table:table-cell>
          <table:table-cell office:value-type="float" office:value="0" table:formula="of:=['file:///C:/Users/JHLee12/Downloads/microcode.xlsx'#Sheet1.U31]" table:style-name="ce7">
            <text:p>0</text:p>
          </table:table-cell>
          <table:table-cell office:value-type="float" office:value="0" table:formula="of:=['file:///C:/Users/JHLee12/Downloads/microcode.xlsx'#Sheet1.V31]" table:style-name="ce7">
            <text:p>0</text:p>
          </table:table-cell>
          <table:table-cell office:value-type="float" office:value="0" table:formula="of:=['file:///C:/Users/JHLee12/Downloads/microcode.xlsx'#Sheet1.W31]" table:style-name="ce7">
            <text:p>0</text:p>
          </table:table-cell>
          <table:table-cell office:value-type="float" office:value="0" table:formula="of:=['file:///C:/Users/JHLee12/Downloads/microcode.xlsx'#Sheet1.X31]" table:style-name="ce5">
            <text:p>0</text:p>
          </table:table-cell>
          <table:table-cell office:value-type="float" office:value="1" table:formula="of:=['file:///C:/Users/JHLee12/Downloads/microcode.xlsx'#Sheet1.Y31]" table:style-name="ce5">
            <text:p>1</text:p>
          </table:table-cell>
          <table:table-cell office:value-type="float" office:value="1" table:formula="of:=['file:///C:/Users/JHLee12/Downloads/microcode.xlsx'#Sheet1.Z31]" table:style-name="ce5">
            <text:p>1</text:p>
          </table:table-cell>
          <table:table-cell office:value-type="float" office:value="1" table:formula="of:=['file:///C:/Users/JHLee12/Downloads/microcode.xlsx'#Sheet1.AA31]" table:style-name="ce5">
            <text:p>1</text:p>
          </table:table-cell>
          <table:table-cell office:value-type="float" office:value="1" table:formula="of:=['file:///C:/Users/JHLee12/Downloads/microcode.xlsx'#Sheet1.AB31]" table:style-name="ce5">
            <text:p>1</text:p>
          </table:table-cell>
          <table:table-cell office:value-type="float" office:value="0" table:formula="of:=['file:///C:/Users/JHLee12/Downloads/microcode.xlsx'#Sheet1.AC31]" table:style-name="ce5">
            <text:p>0</text:p>
          </table:table-cell>
          <table:table-cell office:value-type="float" office:value="29" table:formula="of:=['file:///C:/Users/JHLee12/Downloads/microcode.xlsx'#Sheet1.AD31]" table:style-name="ce6">
            <text:p>29</text:p>
          </table:table-cell>
          <table:table-cell office:value-type="float" office:value="30" table:formula="of:=['file:///C:/Users/JHLee12/Downloads/microcode.xlsx'#Sheet1.AE31]" table:style-name="ce6">
            <text:p>30</text:p>
          </table:table-cell>
          <table:table-cell office:value-type="float" office:value="0" table:formula="of:=['file:///C:/Users/JHLee12/Downloads/microcode.xlsx'#Sheet1.AF31]" table:style-name="ce6">
            <text:p>0</text:p>
          </table:table-cell>
          <table:table-cell office:value-type="string" office:string-value="000841E" table:formula="of:=BIN2HEX(CONCATENATE([.B31];[.C31];[.D31]; [.E31])) &amp; BIN2HEX(CONCATENATE([.F31];[.G31];[.H31];[.I31];[.J31];[.K31];[.L31];[.M31]);2) &amp; BIN2HEX(CONCATENATE([.N31];[.O31];[.P31];[.Q31];[.R31];[.S31];[.T31];[.U31] );2) &amp; BIN2HEX(CONCATENATE([.V31];[.W31];[.X31];[.Y31];[.Z31];[.AA31];[.AB31];[.AC31] );2)" table:style-name="ce6">
            <text:p>000841E</text:p>
          </table:table-cell>
          <table:table-cell table:number-columns-repeated="989" table:style-name="ce2"/>
          <table:table-cell table:number-columns-repeated="15362"/>
        </table:table-row>
        <table:table-row table:style-name="ro2">
          <table:table-cell office:value-type="string" office:string-value="BEQ6" table:formula="of:=['file:///C:/Users/JHLee12/Downloads/microcode.xlsx'#Sheet1.A32]" table:style-name="ce2">
            <text:p>BEQ6</text:p>
          </table:table-cell>
          <table:table-cell office:value-type="float" office:value="0" table:formula="of:=['file:///C:/Users/JHLee12/Downloads/microcode.xlsx'#Sheet1.B32]" table:style-name="ce7">
            <text:p>0</text:p>
          </table:table-cell>
          <table:table-cell office:value-type="float" office:value="0" table:formula="of:=['file:///C:/Users/JHLee12/Downloads/microcode.xlsx'#Sheet1.C32]" table:style-name="ce7">
            <text:p>0</text:p>
          </table:table-cell>
          <table:table-cell office:value-type="float" office:value="0" table:formula="of:=['file:///C:/Users/JHLee12/Downloads/microcode.xlsx'#Sheet1.D32]" table:style-name="ce7">
            <text:p>0</text:p>
          </table:table-cell>
          <table:table-cell office:value-type="float" office:value="0" table:formula="of:=['file:///C:/Users/JHLee12/Downloads/microcode.xlsx'#Sheet1.E32]" table:style-name="ce7">
            <text:p>0</text:p>
          </table:table-cell>
          <table:table-cell office:value-type="float" office:value="0" table:formula="of:=['file:///C:/Users/JHLee12/Downloads/microcode.xlsx'#Sheet1.F32]" table:style-name="ce7">
            <text:p>0</text:p>
          </table:table-cell>
          <table:table-cell office:value-type="float" office:value="0" table:formula="of:=['file:///C:/Users/JHLee12/Downloads/microcode.xlsx'#Sheet1.G32]" table:style-name="ce7">
            <text:p>0</text:p>
          </table:table-cell>
          <table:table-cell office:value-type="float" office:value="0" table:formula="of:=['file:///C:/Users/JHLee12/Downloads/microcode.xlsx'#Sheet1.H32]" table:style-name="ce7">
            <text:p>0</text:p>
          </table:table-cell>
          <table:table-cell office:value-type="float" office:value="0" table:formula="of:=['file:///C:/Users/JHLee12/Downloads/microcode.xlsx'#Sheet1.I32]" table:style-name="ce7">
            <text:p>0</text:p>
          </table:table-cell>
          <table:table-cell office:value-type="float" office:value="0" table:formula="of:=['file:///C:/Users/JHLee12/Downloads/microcode.xlsx'#Sheet1.J32]" table:style-name="ce7">
            <text:p>0</text:p>
          </table:table-cell>
          <table:table-cell office:value-type="float" office:value="0" table:formula="of:=['file:///C:/Users/JHLee12/Downloads/microcode.xlsx'#Sheet1.K32]" table:style-name="ce7">
            <text:p>0</text:p>
          </table:table-cell>
          <table:table-cell office:value-type="float" office:value="0" table:formula="of:=['file:///C:/Users/JHLee12/Downloads/microcode.xlsx'#Sheet1.L32]" table:style-name="ce7">
            <text:p>0</text:p>
          </table:table-cell>
          <table:table-cell office:value-type="float" office:value="0" table:formula="of:=['file:///C:/Users/JHLee12/Downloads/microcode.xlsx'#Sheet1.M32]" table:style-name="ce7">
            <text:p>0</text:p>
          </table:table-cell>
          <table:table-cell office:value-type="float" office:value="0" table:formula="of:=['file:///C:/Users/JHLee12/Downloads/microcode.xlsx'#Sheet1.N32]" table:style-name="ce7">
            <text:p>0</text:p>
          </table:table-cell>
          <table:table-cell office:value-type="float" office:value="0" table:formula="of:=['file:///C:/Users/JHLee12/Downloads/microcode.xlsx'#Sheet1.O32]" table:style-name="ce7">
            <text:p>0</text:p>
          </table:table-cell>
          <table:table-cell office:value-type="float" office:value="0" table:formula="of:=['file:///C:/Users/JHLee12/Downloads/microcode.xlsx'#Sheet1.P32]" table:style-name="ce7">
            <text:p>0</text:p>
          </table:table-cell>
          <table:table-cell office:value-type="float" office:value="0" table:formula="of:=['file:///C:/Users/JHLee12/Downloads/microcode.xlsx'#Sheet1.Q32]" table:style-name="ce7">
            <text:p>0</text:p>
          </table:table-cell>
          <table:table-cell office:value-type="float" office:value="1" table:formula="of:=['file:///C:/Users/JHLee12/Downloads/microcode.xlsx'#Sheet1.R32]" table:style-name="ce7">
            <text:p>1</text:p>
          </table:table-cell>
          <table:table-cell office:value-type="float" office:value="0" table:formula="of:=['file:///C:/Users/JHLee12/Downloads/microcode.xlsx'#Sheet1.S32]" table:style-name="ce7">
            <text:p>0</text:p>
          </table:table-cell>
          <table:table-cell office:value-type="float" office:value="0" table:formula="of:=['file:///C:/Users/JHLee12/Downloads/microcode.xlsx'#Sheet1.T32]" table:style-name="ce7">
            <text:p>0</text:p>
          </table:table-cell>
          <table:table-cell office:value-type="float" office:value="1" table:formula="of:=['file:///C:/Users/JHLee12/Downloads/microcode.xlsx'#Sheet1.U32]" table:style-name="ce7">
            <text:p>1</text:p>
          </table:table-cell>
          <table:table-cell office:value-type="float" office:value="0" table:formula="of:=['file:///C:/Users/JHLee12/Downloads/microcode.xlsx'#Sheet1.V32]" table:style-name="ce7">
            <text:p>0</text:p>
          </table:table-cell>
          <table:table-cell office:value-type="float" office:value="0" table:formula="of:=['file:///C:/Users/JHLee12/Downloads/microcode.xlsx'#Sheet1.W32]" table:style-name="ce7">
            <text:p>0</text:p>
          </table:table-cell>
          <table:table-cell office:value-type="float" office:value="0" table:formula="of:=['file:///C:/Users/JHLee12/Downloads/microcode.xlsx'#Sheet1.X32]" table:style-name="ce5">
            <text:p>0</text:p>
          </table:table-cell>
          <table:table-cell office:value-type="float" office:value="0" table:formula="of:=['file:///C:/Users/JHLee12/Downloads/microcode.xlsx'#Sheet1.Y32]" table:style-name="ce5">
            <text:p>0</text:p>
          </table:table-cell>
          <table:table-cell office:value-type="float" office:value="0" table:formula="of:=['file:///C:/Users/JHLee12/Downloads/microcode.xlsx'#Sheet1.Z32]" table:style-name="ce5">
            <text:p>0</text:p>
          </table:table-cell>
          <table:table-cell office:value-type="float" office:value="0" table:formula="of:=['file:///C:/Users/JHLee12/Downloads/microcode.xlsx'#Sheet1.AA32]" table:style-name="ce5">
            <text:p>0</text:p>
          </table:table-cell>
          <table:table-cell office:value-type="float" office:value="0" table:formula="of:=['file:///C:/Users/JHLee12/Downloads/microcode.xlsx'#Sheet1.AB32]" table:style-name="ce5">
            <text:p>0</text:p>
          </table:table-cell>
          <table:table-cell office:value-type="float" office:value="0" table:formula="of:=['file:///C:/Users/JHLee12/Downloads/microcode.xlsx'#Sheet1.AC32]" table:style-name="ce5">
            <text:p>0</text:p>
          </table:table-cell>
          <table:table-cell office:value-type="float" office:value="30" table:formula="of:=['file:///C:/Users/JHLee12/Downloads/microcode.xlsx'#Sheet1.AD32]" table:style-name="ce6">
            <text:p>30</text:p>
          </table:table-cell>
          <table:table-cell office:value-type="float" office:value="0" table:formula="of:=['file:///C:/Users/JHLee12/Downloads/microcode.xlsx'#Sheet1.AE32]" table:style-name="ce6">
            <text:p>0</text:p>
          </table:table-cell>
          <table:table-cell office:value-type="float" office:value="0" table:formula="of:=['file:///C:/Users/JHLee12/Downloads/microcode.xlsx'#Sheet1.AF32]" table:style-name="ce6">
            <text:p>0</text:p>
          </table:table-cell>
          <table:table-cell office:value-type="string" office:string-value="0000900" table:formula="of:=BIN2HEX(CONCATENATE([.B32];[.C32];[.D32]; [.E32])) &amp; BIN2HEX(CONCATENATE([.F32];[.G32];[.H32];[.I32];[.J32];[.K32];[.L32];[.M32]);2) &amp; BIN2HEX(CONCATENATE([.N32];[.O32];[.P32];[.Q32];[.R32];[.S32];[.T32];[.U32] );2) &amp; BIN2HEX(CONCATENATE([.V32];[.W32];[.X32];[.Y32];[.Z32];[.AA32];[.AB32];[.AC32] );2)" table:style-name="ce6">
            <text:p>0000900</text:p>
          </table:table-cell>
          <table:table-cell table:number-columns-repeated="989" table:style-name="ce2"/>
          <table:table-cell table:number-columns-repeated="15362"/>
        </table:table-row>
        <table:table-row table:style-name="ro2">
          <table:table-cell office:value-type="string" office:string-value="JALR1" table:formula="of:=['file:///C:/Users/JHLee12/Downloads/microcode.xlsx'#Sheet1.A33]" table:style-name="ce2">
            <text:p>JALR1</text:p>
          </table:table-cell>
          <table:table-cell office:value-type="float" office:value="0" table:formula="of:=['file:///C:/Users/JHLee12/Downloads/microcode.xlsx'#Sheet1.B33]" table:style-name="ce7">
            <text:p>0</text:p>
          </table:table-cell>
          <table:table-cell office:value-type="float" office:value="0" table:formula="of:=['file:///C:/Users/JHLee12/Downloads/microcode.xlsx'#Sheet1.C33]" table:style-name="ce7">
            <text:p>0</text:p>
          </table:table-cell>
          <table:table-cell office:value-type="float" office:value="0" table:formula="of:=['file:///C:/Users/JHLee12/Downloads/microcode.xlsx'#Sheet1.D33]" table:style-name="ce7">
            <text:p>0</text:p>
          </table:table-cell>
          <table:table-cell office:value-type="float" office:value="0" table:formula="of:=['file:///C:/Users/JHLee12/Downloads/microcode.xlsx'#Sheet1.E33]" table:style-name="ce7">
            <text:p>0</text:p>
          </table:table-cell>
          <table:table-cell office:value-type="float" office:value="0" table:formula="of:=['file:///C:/Users/JHLee12/Downloads/microcode.xlsx'#Sheet1.F33]" table:style-name="ce7">
            <text:p>0</text:p>
          </table:table-cell>
          <table:table-cell office:value-type="float" office:value="0" table:formula="of:=['file:///C:/Users/JHLee12/Downloads/microcode.xlsx'#Sheet1.G33]" table:style-name="ce7">
            <text:p>0</text:p>
          </table:table-cell>
          <table:table-cell office:value-type="float" office:value="0" table:formula="of:=['file:///C:/Users/JHLee12/Downloads/microcode.xlsx'#Sheet1.H33]" table:style-name="ce7">
            <text:p>0</text:p>
          </table:table-cell>
          <table:table-cell office:value-type="float" office:value="0" table:formula="of:=['file:///C:/Users/JHLee12/Downloads/microcode.xlsx'#Sheet1.I33]" table:style-name="ce7">
            <text:p>0</text:p>
          </table:table-cell>
          <table:table-cell office:value-type="float" office:value="1" table:formula="of:=['file:///C:/Users/JHLee12/Downloads/microcode.xlsx'#Sheet1.J33]" table:style-name="ce7">
            <text:p>1</text:p>
          </table:table-cell>
          <table:table-cell office:value-type="float" office:value="0" table:formula="of:=['file:///C:/Users/JHLee12/Downloads/microcode.xlsx'#Sheet1.K33]" table:style-name="ce7">
            <text:p>0</text:p>
          </table:table-cell>
          <table:table-cell office:value-type="float" office:value="1" table:formula="of:=['file:///C:/Users/JHLee12/Downloads/microcode.xlsx'#Sheet1.L33]" table:style-name="ce7">
            <text:p>1</text:p>
          </table:table-cell>
          <table:table-cell office:value-type="float" office:value="0" table:formula="of:=['file:///C:/Users/JHLee12/Downloads/microcode.xlsx'#Sheet1.M33]" table:style-name="ce7">
            <text:p>0</text:p>
          </table:table-cell>
          <table:table-cell office:value-type="float" office:value="0" table:formula="of:=['file:///C:/Users/JHLee12/Downloads/microcode.xlsx'#Sheet1.N33]" table:style-name="ce7">
            <text:p>0</text:p>
          </table:table-cell>
          <table:table-cell office:value-type="float" office:value="0" table:formula="of:=['file:///C:/Users/JHLee12/Downloads/microcode.xlsx'#Sheet1.O33]" table:style-name="ce7">
            <text:p>0</text:p>
          </table:table-cell>
          <table:table-cell office:value-type="float" office:value="0" table:formula="of:=['file:///C:/Users/JHLee12/Downloads/microcode.xlsx'#Sheet1.P33]" table:style-name="ce7">
            <text:p>0</text:p>
          </table:table-cell>
          <table:table-cell office:value-type="float" office:value="0" table:formula="of:=['file:///C:/Users/JHLee12/Downloads/microcode.xlsx'#Sheet1.Q33]" table:style-name="ce7">
            <text:p>0</text:p>
          </table:table-cell>
          <table:table-cell office:value-type="float" office:value="0" table:formula="of:=['file:///C:/Users/JHLee12/Downloads/microcode.xlsx'#Sheet1.R33]" table:style-name="ce7">
            <text:p>0</text:p>
          </table:table-cell>
          <table:table-cell office:value-type="float" office:value="0" table:formula="of:=['file:///C:/Users/JHLee12/Downloads/microcode.xlsx'#Sheet1.S33]" table:style-name="ce7">
            <text:p>0</text:p>
          </table:table-cell>
          <table:table-cell office:value-type="float" office:value="1" table:formula="of:=['file:///C:/Users/JHLee12/Downloads/microcode.xlsx'#Sheet1.T33]" table:style-name="ce7">
            <text:p>1</text:p>
          </table:table-cell>
          <table:table-cell office:value-type="float" office:value="0" table:formula="of:=['file:///C:/Users/JHLee12/Downloads/microcode.xlsx'#Sheet1.U33]" table:style-name="ce7">
            <text:p>0</text:p>
          </table:table-cell>
          <table:table-cell office:value-type="float" office:value="0" table:formula="of:=['file:///C:/Users/JHLee12/Downloads/microcode.xlsx'#Sheet1.V33]" table:style-name="ce7">
            <text:p>0</text:p>
          </table:table-cell>
          <table:table-cell office:value-type="float" office:value="0" table:formula="of:=['file:///C:/Users/JHLee12/Downloads/microcode.xlsx'#Sheet1.W33]" table:style-name="ce7">
            <text:p>0</text:p>
          </table:table-cell>
          <table:table-cell office:value-type="float" office:value="1" table:formula="of:=['file:///C:/Users/JHLee12/Downloads/microcode.xlsx'#Sheet1.X33]" table:style-name="ce5">
            <text:p>1</text:p>
          </table:table-cell>
          <table:table-cell office:value-type="float" office:value="0" table:formula="of:=['file:///C:/Users/JHLee12/Downloads/microcode.xlsx'#Sheet1.Y33]" table:style-name="ce5">
            <text:p>0</text:p>
          </table:table-cell>
          <table:table-cell office:value-type="float" office:value="0" table:formula="of:=['file:///C:/Users/JHLee12/Downloads/microcode.xlsx'#Sheet1.Z33]" table:style-name="ce5">
            <text:p>0</text:p>
          </table:table-cell>
          <table:table-cell office:value-type="float" office:value="0" table:formula="of:=['file:///C:/Users/JHLee12/Downloads/microcode.xlsx'#Sheet1.AA33]" table:style-name="ce5">
            <text:p>0</text:p>
          </table:table-cell>
          <table:table-cell office:value-type="float" office:value="0" table:formula="of:=['file:///C:/Users/JHLee12/Downloads/microcode.xlsx'#Sheet1.AB33]" table:style-name="ce5">
            <text:p>0</text:p>
          </table:table-cell>
          <table:table-cell office:value-type="float" office:value="0" table:formula="of:=['file:///C:/Users/JHLee12/Downloads/microcode.xlsx'#Sheet1.AC33]" table:style-name="ce5">
            <text:p>0</text:p>
          </table:table-cell>
          <table:table-cell office:value-type="float" office:value="31" table:formula="of:=['file:///C:/Users/JHLee12/Downloads/microcode.xlsx'#Sheet1.AD33]" table:style-name="ce6">
            <text:p>31</text:p>
          </table:table-cell>
          <table:table-cell office:value-type="float" office:value="32" table:formula="of:=['file:///C:/Users/JHLee12/Downloads/microcode.xlsx'#Sheet1.AE33]" table:style-name="ce6">
            <text:p>32</text:p>
          </table:table-cell>
          <table:table-cell office:value-type="string" office:string-value="JALR" table:formula="of:=['file:///C:/Users/JHLee12/Downloads/microcode.xlsx'#Sheet1.AF33]" table:style-name="ce6">
            <text:p>JALR</text:p>
          </table:table-cell>
          <table:table-cell office:value-type="string" office:string-value="00A0220" table:formula="of:=BIN2HEX(CONCATENATE([.B33];[.C33];[.D33]; [.E33])) &amp; BIN2HEX(CONCATENATE([.F33];[.G33];[.H33];[.I33];[.J33];[.K33];[.L33];[.M33]);2) &amp; BIN2HEX(CONCATENATE([.N33];[.O33];[.P33];[.Q33];[.R33];[.S33];[.T33];[.U33] );2) &amp; BIN2HEX(CONCATENATE([.V33];[.W33];[.X33];[.Y33];[.Z33];[.AA33];[.AB33];[.AC33] );2)" table:style-name="ce6">
            <text:p>00A0220</text:p>
          </table:table-cell>
          <table:table-cell table:number-columns-repeated="989" table:style-name="ce2"/>
          <table:table-cell table:number-columns-repeated="15361" table:style-name="ce1"/>
          <table:table-cell table:style-name="ce2"/>
        </table:table-row>
        <table:table-row table:style-name="ro2">
          <table:table-cell office:value-type="string" office:string-value="JALR2" table:formula="of:=['file:///C:/Users/JHLee12/Downloads/microcode.xlsx'#Sheet1.A34]" table:style-name="ce2">
            <text:p>JALR2</text:p>
          </table:table-cell>
          <table:table-cell office:value-type="float" office:value="0" table:formula="of:=['file:///C:/Users/JHLee12/Downloads/microcode.xlsx'#Sheet1.B34]" table:style-name="ce7">
            <text:p>0</text:p>
          </table:table-cell>
          <table:table-cell office:value-type="float" office:value="0" table:formula="of:=['file:///C:/Users/JHLee12/Downloads/microcode.xlsx'#Sheet1.C34]" table:style-name="ce7">
            <text:p>0</text:p>
          </table:table-cell>
          <table:table-cell office:value-type="float" office:value="0" table:formula="of:=['file:///C:/Users/JHLee12/Downloads/microcode.xlsx'#Sheet1.D34]" table:style-name="ce7">
            <text:p>0</text:p>
          </table:table-cell>
          <table:table-cell office:value-type="float" office:value="0" table:formula="of:=['file:///C:/Users/JHLee12/Downloads/microcode.xlsx'#Sheet1.E34]" table:style-name="ce7">
            <text:p>0</text:p>
          </table:table-cell>
          <table:table-cell office:value-type="float" office:value="0" table:formula="of:=['file:///C:/Users/JHLee12/Downloads/microcode.xlsx'#Sheet1.F34]" table:style-name="ce7">
            <text:p>0</text:p>
          </table:table-cell>
          <table:table-cell office:value-type="float" office:value="0" table:formula="of:=['file:///C:/Users/JHLee12/Downloads/microcode.xlsx'#Sheet1.G34]" table:style-name="ce7">
            <text:p>0</text:p>
          </table:table-cell>
          <table:table-cell office:value-type="float" office:value="0" table:formula="of:=['file:///C:/Users/JHLee12/Downloads/microcode.xlsx'#Sheet1.H34]" table:style-name="ce7">
            <text:p>0</text:p>
          </table:table-cell>
          <table:table-cell office:value-type="float" office:value="0" table:formula="of:=['file:///C:/Users/JHLee12/Downloads/microcode.xlsx'#Sheet1.I34]" table:style-name="ce7">
            <text:p>0</text:p>
          </table:table-cell>
          <table:table-cell office:value-type="float" office:value="0" table:formula="of:=['file:///C:/Users/JHLee12/Downloads/microcode.xlsx'#Sheet1.J34]" table:style-name="ce7">
            <text:p>0</text:p>
          </table:table-cell>
          <table:table-cell office:value-type="float" office:value="0" table:formula="of:=['file:///C:/Users/JHLee12/Downloads/microcode.xlsx'#Sheet1.K34]" table:style-name="ce7">
            <text:p>0</text:p>
          </table:table-cell>
          <table:table-cell office:value-type="float" office:value="0" table:formula="of:=['file:///C:/Users/JHLee12/Downloads/microcode.xlsx'#Sheet1.L34]" table:style-name="ce7">
            <text:p>0</text:p>
          </table:table-cell>
          <table:table-cell office:value-type="float" office:value="0" table:formula="of:=['file:///C:/Users/JHLee12/Downloads/microcode.xlsx'#Sheet1.M34]" table:style-name="ce7">
            <text:p>0</text:p>
          </table:table-cell>
          <table:table-cell office:value-type="float" office:value="0" table:formula="of:=['file:///C:/Users/JHLee12/Downloads/microcode.xlsx'#Sheet1.N34]" table:style-name="ce7">
            <text:p>0</text:p>
          </table:table-cell>
          <table:table-cell office:value-type="float" office:value="0" table:formula="of:=['file:///C:/Users/JHLee12/Downloads/microcode.xlsx'#Sheet1.O34]" table:style-name="ce7">
            <text:p>0</text:p>
          </table:table-cell>
          <table:table-cell office:value-type="float" office:value="0" table:formula="of:=['file:///C:/Users/JHLee12/Downloads/microcode.xlsx'#Sheet1.P34]" table:style-name="ce7">
            <text:p>0</text:p>
          </table:table-cell>
          <table:table-cell office:value-type="float" office:value="0" table:formula="of:=['file:///C:/Users/JHLee12/Downloads/microcode.xlsx'#Sheet1.Q34]" table:style-name="ce7">
            <text:p>0</text:p>
          </table:table-cell>
          <table:table-cell office:value-type="float" office:value="1" table:formula="of:=['file:///C:/Users/JHLee12/Downloads/microcode.xlsx'#Sheet1.R34]" table:style-name="ce7">
            <text:p>1</text:p>
          </table:table-cell>
          <table:table-cell office:value-type="float" office:value="0" table:formula="of:=['file:///C:/Users/JHLee12/Downloads/microcode.xlsx'#Sheet1.S34]" table:style-name="ce7">
            <text:p>0</text:p>
          </table:table-cell>
          <table:table-cell office:value-type="float" office:value="0" table:formula="of:=['file:///C:/Users/JHLee12/Downloads/microcode.xlsx'#Sheet1.T34]" table:style-name="ce7">
            <text:p>0</text:p>
          </table:table-cell>
          <table:table-cell office:value-type="float" office:value="0" table:formula="of:=['file:///C:/Users/JHLee12/Downloads/microcode.xlsx'#Sheet1.U34]" table:style-name="ce7">
            <text:p>0</text:p>
          </table:table-cell>
          <table:table-cell office:value-type="float" office:value="0" table:formula="of:=['file:///C:/Users/JHLee12/Downloads/microcode.xlsx'#Sheet1.V34]" table:style-name="ce7">
            <text:p>0</text:p>
          </table:table-cell>
          <table:table-cell office:value-type="float" office:value="1" table:formula="of:=['file:///C:/Users/JHLee12/Downloads/microcode.xlsx'#Sheet1.W34]" table:style-name="ce7">
            <text:p>1</text:p>
          </table:table-cell>
          <table:table-cell office:value-type="float" office:value="0" table:formula="of:=['file:///C:/Users/JHLee12/Downloads/microcode.xlsx'#Sheet1.X34]" table:style-name="ce5">
            <text:p>0</text:p>
          </table:table-cell>
          <table:table-cell office:value-type="float" office:value="0" table:formula="of:=['file:///C:/Users/JHLee12/Downloads/microcode.xlsx'#Sheet1.Y34]" table:style-name="ce5">
            <text:p>0</text:p>
          </table:table-cell>
          <table:table-cell office:value-type="float" office:value="0" table:formula="of:=['file:///C:/Users/JHLee12/Downloads/microcode.xlsx'#Sheet1.Z34]" table:style-name="ce5">
            <text:p>0</text:p>
          </table:table-cell>
          <table:table-cell office:value-type="float" office:value="0" table:formula="of:=['file:///C:/Users/JHLee12/Downloads/microcode.xlsx'#Sheet1.AA34]" table:style-name="ce5">
            <text:p>0</text:p>
          </table:table-cell>
          <table:table-cell office:value-type="float" office:value="0" table:formula="of:=['file:///C:/Users/JHLee12/Downloads/microcode.xlsx'#Sheet1.AB34]" table:style-name="ce5">
            <text:p>0</text:p>
          </table:table-cell>
          <table:table-cell office:value-type="float" office:value="0" table:formula="of:=['file:///C:/Users/JHLee12/Downloads/microcode.xlsx'#Sheet1.AC34]" table:style-name="ce5">
            <text:p>0</text:p>
          </table:table-cell>
          <table:table-cell office:value-type="float" office:value="32" table:formula="of:=['file:///C:/Users/JHLee12/Downloads/microcode.xlsx'#Sheet1.AD34]" table:style-name="ce6">
            <text:p>32</text:p>
          </table:table-cell>
          <table:table-cell office:value-type="float" office:value="0" table:formula="of:=['file:///C:/Users/JHLee12/Downloads/microcode.xlsx'#Sheet1.AE34]" table:style-name="ce6">
            <text:p>0</text:p>
          </table:table-cell>
          <table:table-cell office:value-type="float" office:value="0" table:formula="of:=['file:///C:/Users/JHLee12/Downloads/microcode.xlsx'#Sheet1.AF34]" table:style-name="ce6">
            <text:p>0</text:p>
          </table:table-cell>
          <table:table-cell office:value-type="string" office:string-value="0000840" table:formula="of:=BIN2HEX(CONCATENATE([.B34];[.C34];[.D34]; [.E34])) &amp; BIN2HEX(CONCATENATE([.F34];[.G34];[.H34];[.I34];[.J34];[.K34];[.L34];[.M34]);2) &amp; BIN2HEX(CONCATENATE([.N34];[.O34];[.P34];[.Q34];[.R34];[.S34];[.T34];[.U34] );2) &amp; BIN2HEX(CONCATENATE([.V34];[.W34];[.X34];[.Y34];[.Z34];[.AA34];[.AB34];[.AC34] );2)" table:style-name="ce6">
            <text:p>0000840</text:p>
          </table:table-cell>
          <table:table-cell table:number-columns-repeated="989" table:style-name="ce2"/>
          <table:table-cell table:number-columns-repeated="15361" table:style-name="ce1"/>
          <table:table-cell table:style-name="ce2"/>
        </table:table-row>
        <table:table-row table:style-name="ro2">
          <table:table-cell office:value-type="string" office:string-value="HALT" table:formula="of:=['file:///C:/Users/JHLee12/Downloads/microcode.xlsx'#Sheet1.A35]" table:style-name="ce2">
            <text:p>HALT</text:p>
          </table:table-cell>
          <table:table-cell office:value-type="float" office:value="0" table:formula="of:=['file:///C:/Users/JHLee12/Downloads/microcode.xlsx'#Sheet1.B35]" table:style-name="ce7">
            <text:p>0</text:p>
          </table:table-cell>
          <table:table-cell office:value-type="float" office:value="0" table:formula="of:=['file:///C:/Users/JHLee12/Downloads/microcode.xlsx'#Sheet1.C35]" table:style-name="ce7">
            <text:p>0</text:p>
          </table:table-cell>
          <table:table-cell office:value-type="float" office:value="0" table:formula="of:=['file:///C:/Users/JHLee12/Downloads/microcode.xlsx'#Sheet1.D35]" table:style-name="ce7">
            <text:p>0</text:p>
          </table:table-cell>
          <table:table-cell office:value-type="float" office:value="0" table:formula="of:=['file:///C:/Users/JHLee12/Downloads/microcode.xlsx'#Sheet1.E35]" table:style-name="ce7">
            <text:p>0</text:p>
          </table:table-cell>
          <table:table-cell office:value-type="float" office:value="0" table:formula="of:=['file:///C:/Users/JHLee12/Downloads/microcode.xlsx'#Sheet1.F35]" table:style-name="ce7">
            <text:p>0</text:p>
          </table:table-cell>
          <table:table-cell office:value-type="float" office:value="0" table:formula="of:=['file:///C:/Users/JHLee12/Downloads/microcode.xlsx'#Sheet1.G35]" table:style-name="ce7">
            <text:p>0</text:p>
          </table:table-cell>
          <table:table-cell office:value-type="float" office:value="0" table:formula="of:=['file:///C:/Users/JHLee12/Downloads/microcode.xlsx'#Sheet1.H35]" table:style-name="ce7">
            <text:p>0</text:p>
          </table:table-cell>
          <table:table-cell office:value-type="float" office:value="0" table:formula="of:=['file:///C:/Users/JHLee12/Downloads/microcode.xlsx'#Sheet1.I35]" table:style-name="ce7">
            <text:p>0</text:p>
          </table:table-cell>
          <table:table-cell office:value-type="float" office:value="0" table:formula="of:=['file:///C:/Users/JHLee12/Downloads/microcode.xlsx'#Sheet1.J35]" table:style-name="ce7">
            <text:p>0</text:p>
          </table:table-cell>
          <table:table-cell office:value-type="float" office:value="0" table:formula="of:=['file:///C:/Users/JHLee12/Downloads/microcode.xlsx'#Sheet1.K35]" table:style-name="ce7">
            <text:p>0</text:p>
          </table:table-cell>
          <table:table-cell office:value-type="float" office:value="0" table:formula="of:=['file:///C:/Users/JHLee12/Downloads/microcode.xlsx'#Sheet1.L35]" table:style-name="ce7">
            <text:p>0</text:p>
          </table:table-cell>
          <table:table-cell office:value-type="float" office:value="0" table:formula="of:=['file:///C:/Users/JHLee12/Downloads/microcode.xlsx'#Sheet1.M35]" table:style-name="ce7">
            <text:p>0</text:p>
          </table:table-cell>
          <table:table-cell office:value-type="float" office:value="0" table:formula="of:=['file:///C:/Users/JHLee12/Downloads/microcode.xlsx'#Sheet1.N35]" table:style-name="ce7">
            <text:p>0</text:p>
          </table:table-cell>
          <table:table-cell office:value-type="float" office:value="0" table:formula="of:=['file:///C:/Users/JHLee12/Downloads/microcode.xlsx'#Sheet1.O35]" table:style-name="ce7">
            <text:p>0</text:p>
          </table:table-cell>
          <table:table-cell office:value-type="float" office:value="0" table:formula="of:=['file:///C:/Users/JHLee12/Downloads/microcode.xlsx'#Sheet1.P35]" table:style-name="ce7">
            <text:p>0</text:p>
          </table:table-cell>
          <table:table-cell office:value-type="float" office:value="0" table:formula="of:=['file:///C:/Users/JHLee12/Downloads/microcode.xlsx'#Sheet1.Q35]" table:style-name="ce7">
            <text:p>0</text:p>
          </table:table-cell>
          <table:table-cell office:value-type="float" office:value="0" table:formula="of:=['file:///C:/Users/JHLee12/Downloads/microcode.xlsx'#Sheet1.R35]" table:style-name="ce7">
            <text:p>0</text:p>
          </table:table-cell>
          <table:table-cell office:value-type="float" office:value="0" table:formula="of:=['file:///C:/Users/JHLee12/Downloads/microcode.xlsx'#Sheet1.S35]" table:style-name="ce7">
            <text:p>0</text:p>
          </table:table-cell>
          <table:table-cell office:value-type="float" office:value="0" table:formula="of:=['file:///C:/Users/JHLee12/Downloads/microcode.xlsx'#Sheet1.T35]" table:style-name="ce7">
            <text:p>0</text:p>
          </table:table-cell>
          <table:table-cell office:value-type="float" office:value="0" table:formula="of:=['file:///C:/Users/JHLee12/Downloads/microcode.xlsx'#Sheet1.U35]" table:style-name="ce7">
            <text:p>0</text:p>
          </table:table-cell>
          <table:table-cell office:value-type="float" office:value="0" table:formula="of:=['file:///C:/Users/JHLee12/Downloads/microcode.xlsx'#Sheet1.V35]" table:style-name="ce7">
            <text:p>0</text:p>
          </table:table-cell>
          <table:table-cell office:value-type="float" office:value="0" table:formula="of:=['file:///C:/Users/JHLee12/Downloads/microcode.xlsx'#Sheet1.W35]" table:style-name="ce7">
            <text:p>0</text:p>
          </table:table-cell>
          <table:table-cell office:value-type="float" office:value="1" table:formula="of:=['file:///C:/Users/JHLee12/Downloads/microcode.xlsx'#Sheet1.X35]" table:style-name="ce5">
            <text:p>1</text:p>
          </table:table-cell>
          <table:table-cell office:value-type="float" office:value="0" table:formula="of:=['file:///C:/Users/JHLee12/Downloads/microcode.xlsx'#Sheet1.Y35]" table:style-name="ce5">
            <text:p>0</text:p>
          </table:table-cell>
          <table:table-cell office:value-type="float" office:value="0" table:formula="of:=['file:///C:/Users/JHLee12/Downloads/microcode.xlsx'#Sheet1.Z35]" table:style-name="ce5">
            <text:p>0</text:p>
          </table:table-cell>
          <table:table-cell office:value-type="float" office:value="0" table:formula="of:=['file:///C:/Users/JHLee12/Downloads/microcode.xlsx'#Sheet1.AA35]" table:style-name="ce5">
            <text:p>0</text:p>
          </table:table-cell>
          <table:table-cell office:value-type="float" office:value="0" table:formula="of:=['file:///C:/Users/JHLee12/Downloads/microcode.xlsx'#Sheet1.AB35]" table:style-name="ce5">
            <text:p>0</text:p>
          </table:table-cell>
          <table:table-cell office:value-type="float" office:value="1" table:formula="of:=['file:///C:/Users/JHLee12/Downloads/microcode.xlsx'#Sheet1.AC35]" table:style-name="ce5">
            <text:p>1</text:p>
          </table:table-cell>
          <table:table-cell office:value-type="float" office:value="33" table:formula="of:=['file:///C:/Users/JHLee12/Downloads/microcode.xlsx'#Sheet1.AD35]" table:style-name="ce6">
            <text:p>33</text:p>
          </table:table-cell>
          <table:table-cell office:value-type="float" office:value="33" table:formula="of:=['file:///C:/Users/JHLee12/Downloads/microcode.xlsx'#Sheet1.AE35]" table:style-name="ce6">
            <text:p>33</text:p>
          </table:table-cell>
          <table:table-cell office:value-type="string" office:string-value="HALT" table:formula="of:=['file:///C:/Users/JHLee12/Downloads/microcode.xlsx'#Sheet1.AF35]" table:style-name="ce6">
            <text:p>HALT</text:p>
          </table:table-cell>
          <table:table-cell office:value-type="string" office:string-value="0000021" table:formula="of:=BIN2HEX(CONCATENATE([.B35];[.C35];[.D35]; [.E35])) &amp; BIN2HEX(CONCATENATE([.F35];[.G35];[.H35];[.I35];[.J35];[.K35];[.L35];[.M35]);2) &amp; BIN2HEX(CONCATENATE([.N35];[.O35];[.P35];[.Q35];[.R35];[.S35];[.T35];[.U35] );2) &amp; BIN2HEX(CONCATENATE([.V35];[.W35];[.X35];[.Y35];[.Z35];[.AA35];[.AB35];[.AC35] );2)" table:style-name="ce6">
            <text:p>0000021</text:p>
          </table:table-cell>
          <table:table-cell table:number-columns-repeated="989" table:style-name="ce2"/>
          <table:table-cell table:number-columns-repeated="15361" table:style-name="ce1"/>
          <table:table-cell table:style-name="ce2"/>
        </table:table-row>
        <table:table-row table:style-name="ro2">
          <table:table-cell office:value-type="string" office:string-value="EI0" table:formula="of:=['file:///C:/Users/JHLee12/Downloads/microcode.xlsx'#Sheet1.A38]" table:style-name="ce2">
            <text:p>EI0</text:p>
          </table:table-cell>
          <table:table-cell office:value-type="float" office:value="0" table:formula="of:=['file:///C:/Users/JHLee12/Downloads/microcode.xlsx'#Sheet1.B38]" table:style-name="ce7">
            <text:p>0</text:p>
          </table:table-cell>
          <table:table-cell office:value-type="float" office:value="1" table:formula="of:=['file:///C:/Users/JHLee12/Downloads/microcode.xlsx'#Sheet1.C38]" table:style-name="ce7">
            <text:p>1</text:p>
          </table:table-cell>
          <table:table-cell office:value-type="float" office:value="1" table:formula="of:=['file:///C:/Users/JHLee12/Downloads/microcode.xlsx'#Sheet1.D38]" table:style-name="ce7">
            <text:p>1</text:p>
          </table:table-cell>
          <table:table-cell office:value-type="float" office:value="0" table:formula="of:=['file:///C:/Users/JHLee12/Downloads/microcode.xlsx'#Sheet1.E38]" table:style-name="ce7">
            <text:p>0</text:p>
          </table:table-cell>
          <table:table-cell office:value-type="float" office:value="0" table:formula="of:=['file:///C:/Users/JHLee12/Downloads/microcode.xlsx'#Sheet1.F38]" table:style-name="ce7">
            <text:p>0</text:p>
          </table:table-cell>
          <table:table-cell office:value-type="float" office:value="0" table:formula="of:=['file:///C:/Users/JHLee12/Downloads/microcode.xlsx'#Sheet1.G38]" table:style-name="ce7">
            <text:p>0</text:p>
          </table:table-cell>
          <table:table-cell office:value-type="float" office:value="0" table:formula="of:=['file:///C:/Users/JHLee12/Downloads/microcode.xlsx'#Sheet1.H38]" table:style-name="ce7">
            <text:p>0</text:p>
          </table:table-cell>
          <table:table-cell office:value-type="float" office:value="0" table:formula="of:=['file:///C:/Users/JHLee12/Downloads/microcode.xlsx'#Sheet1.I38]" table:style-name="ce7">
            <text:p>0</text:p>
          </table:table-cell>
          <table:table-cell office:value-type="float" office:value="0" table:formula="of:=['file:///C:/Users/JHLee12/Downloads/microcode.xlsx'#Sheet1.J38]" table:style-name="ce7">
            <text:p>0</text:p>
          </table:table-cell>
          <table:table-cell office:value-type="float" office:value="0" table:formula="of:=['file:///C:/Users/JHLee12/Downloads/microcode.xlsx'#Sheet1.K38]" table:style-name="ce7">
            <text:p>0</text:p>
          </table:table-cell>
          <table:table-cell office:value-type="float" office:value="0" table:formula="of:=['file:///C:/Users/JHLee12/Downloads/microcode.xlsx'#Sheet1.L38]" table:style-name="ce7">
            <text:p>0</text:p>
          </table:table-cell>
          <table:table-cell office:value-type="float" office:value="0" table:formula="of:=['file:///C:/Users/JHLee12/Downloads/microcode.xlsx'#Sheet1.M38]" table:style-name="ce7">
            <text:p>0</text:p>
          </table:table-cell>
          <table:table-cell office:value-type="float" office:value="0" table:formula="of:=['file:///C:/Users/JHLee12/Downloads/microcode.xlsx'#Sheet1.N38]" table:style-name="ce7">
            <text:p>0</text:p>
          </table:table-cell>
          <table:table-cell office:value-type="float" office:value="0" table:formula="of:=['file:///C:/Users/JHLee12/Downloads/microcode.xlsx'#Sheet1.O38]" table:style-name="ce7">
            <text:p>0</text:p>
          </table:table-cell>
          <table:table-cell office:value-type="float" office:value="0" table:formula="of:=['file:///C:/Users/JHLee12/Downloads/microcode.xlsx'#Sheet1.P38]" table:style-name="ce7">
            <text:p>0</text:p>
          </table:table-cell>
          <table:table-cell office:value-type="float" office:value="0" table:formula="of:=['file:///C:/Users/JHLee12/Downloads/microcode.xlsx'#Sheet1.Q38]" table:style-name="ce7">
            <text:p>0</text:p>
          </table:table-cell>
          <table:table-cell office:value-type="float" office:value="0" table:formula="of:=['file:///C:/Users/JHLee12/Downloads/microcode.xlsx'#Sheet1.R38]" table:style-name="ce7">
            <text:p>0</text:p>
          </table:table-cell>
          <table:table-cell office:value-type="float" office:value="0" table:formula="of:=['file:///C:/Users/JHLee12/Downloads/microcode.xlsx'#Sheet1.S38]" table:style-name="ce7">
            <text:p>0</text:p>
          </table:table-cell>
          <table:table-cell office:value-type="float" office:value="0" table:formula="of:=['file:///C:/Users/JHLee12/Downloads/microcode.xlsx'#Sheet1.T38]" table:style-name="ce7">
            <text:p>0</text:p>
          </table:table-cell>
          <table:table-cell office:value-type="float" office:value="0" table:formula="of:=['file:///C:/Users/JHLee12/Downloads/microcode.xlsx'#Sheet1.U38]" table:style-name="ce7">
            <text:p>0</text:p>
          </table:table-cell>
          <table:table-cell office:value-type="float" office:value="0" table:formula="of:=['file:///C:/Users/JHLee12/Downloads/microcode.xlsx'#Sheet1.V38]" table:style-name="ce7">
            <text:p>0</text:p>
          </table:table-cell>
          <table:table-cell office:value-type="float" office:value="0" table:formula="of:=['file:///C:/Users/JHLee12/Downloads/microcode.xlsx'#Sheet1.W38]" table:style-name="ce7">
            <text:p>0</text:p>
          </table:table-cell>
          <table:table-cell office:value-type="float" office:value="0" table:formula="of:=['file:///C:/Users/JHLee12/Downloads/microcode.xlsx'#Sheet1.X38]" table:style-name="ce5">
            <text:p>0</text:p>
          </table:table-cell>
          <table:table-cell office:value-type="float" office:value="0" table:formula="of:=['file:///C:/Users/JHLee12/Downloads/microcode.xlsx'#Sheet1.Y38]" table:style-name="ce5">
            <text:p>0</text:p>
          </table:table-cell>
          <table:table-cell office:value-type="float" office:value="0" table:formula="of:=['file:///C:/Users/JHLee12/Downloads/microcode.xlsx'#Sheet1.Z38]" table:style-name="ce5">
            <text:p>0</text:p>
          </table:table-cell>
          <table:table-cell office:value-type="float" office:value="0" table:formula="of:=['file:///C:/Users/JHLee12/Downloads/microcode.xlsx'#Sheet1.AA38]" table:style-name="ce5">
            <text:p>0</text:p>
          </table:table-cell>
          <table:table-cell office:value-type="float" office:value="0" table:formula="of:=['file:///C:/Users/JHLee12/Downloads/microcode.xlsx'#Sheet1.AB38]" table:style-name="ce5">
            <text:p>0</text:p>
          </table:table-cell>
          <table:table-cell office:value-type="float" office:value="0" table:formula="of:=['file:///C:/Users/JHLee12/Downloads/microcode.xlsx'#Sheet1.AC38]" table:style-name="ce5">
            <text:p>0</text:p>
          </table:table-cell>
          <table:table-cell office:value-type="float" office:value="34" table:style-name="ce6">
            <text:p>34</text:p>
          </table:table-cell>
          <table:table-cell office:value-type="float" office:value="0" table:formula="of:=['file:///C:/Users/JHLee12/Downloads/microcode.xlsx'#Sheet1.AE38]" table:style-name="ce6">
            <text:p>0</text:p>
          </table:table-cell>
          <table:table-cell office:value-type="string" office:string-value="EI" table:formula="of:=['file:///C:/Users/JHLee12/Downloads/microcode.xlsx'#Sheet1.AF38]" table:style-name="ce6">
            <text:p>EI</text:p>
          </table:table-cell>
          <table:table-cell office:value-type="string" office:string-value="6000000" table:formula="of:=BIN2HEX(CONCATENATE([.B36];[.C36];[.D36]; [.E36])) &amp; BIN2HEX(CONCATENATE([.F36];[.G36];[.H36];[.I36];[.J36];[.K36];[.L36];[.M36]);2) &amp; BIN2HEX(CONCATENATE([.N36];[.O36];[.P36];[.Q36];[.R36];[.S36];[.T36];[.U36] );2) &amp; BIN2HEX(CONCATENATE([.V36];[.W36];[.X36];[.Y36];[.Z36];[.AA36];[.AB36];[.AC36] );2)" table:style-name="ce6">
            <text:p>6000000</text:p>
          </table:table-cell>
          <table:table-cell table:number-columns-repeated="989" table:style-name="ce2"/>
          <table:table-cell table:number-columns-repeated="15361" table:style-name="ce1"/>
          <table:table-cell table:style-name="ce2"/>
        </table:table-row>
        <table:table-row table:style-name="ro2">
          <table:table-cell office:value-type="string" office:string-value="DI0" table:formula="of:=['file:///C:/Users/JHLee12/Downloads/microcode.xlsx'#Sheet1.A39]" table:style-name="ce2">
            <text:p>DI0</text:p>
          </table:table-cell>
          <table:table-cell office:value-type="float" office:value="0" table:formula="of:=['file:///C:/Users/JHLee12/Downloads/microcode.xlsx'#Sheet1.B39]" table:style-name="ce7">
            <text:p>0</text:p>
          </table:table-cell>
          <table:table-cell office:value-type="float" office:value="0" table:formula="of:=['file:///C:/Users/JHLee12/Downloads/microcode.xlsx'#Sheet1.C39]" table:style-name="ce7">
            <text:p>0</text:p>
          </table:table-cell>
          <table:table-cell office:value-type="float" office:value="1" table:formula="of:=['file:///C:/Users/JHLee12/Downloads/microcode.xlsx'#Sheet1.D39]" table:style-name="ce7">
            <text:p>1</text:p>
          </table:table-cell>
          <table:table-cell office:value-type="float" office:value="0" table:formula="of:=['file:///C:/Users/JHLee12/Downloads/microcode.xlsx'#Sheet1.E39]" table:style-name="ce7">
            <text:p>0</text:p>
          </table:table-cell>
          <table:table-cell office:value-type="float" office:value="0" table:formula="of:=['file:///C:/Users/JHLee12/Downloads/microcode.xlsx'#Sheet1.F39]" table:style-name="ce7">
            <text:p>0</text:p>
          </table:table-cell>
          <table:table-cell office:value-type="float" office:value="0" table:formula="of:=['file:///C:/Users/JHLee12/Downloads/microcode.xlsx'#Sheet1.G39]" table:style-name="ce7">
            <text:p>0</text:p>
          </table:table-cell>
          <table:table-cell office:value-type="float" office:value="0" table:formula="of:=['file:///C:/Users/JHLee12/Downloads/microcode.xlsx'#Sheet1.H39]" table:style-name="ce7">
            <text:p>0</text:p>
          </table:table-cell>
          <table:table-cell office:value-type="float" office:value="0" table:formula="of:=['file:///C:/Users/JHLee12/Downloads/microcode.xlsx'#Sheet1.I39]" table:style-name="ce7">
            <text:p>0</text:p>
          </table:table-cell>
          <table:table-cell office:value-type="float" office:value="0" table:formula="of:=['file:///C:/Users/JHLee12/Downloads/microcode.xlsx'#Sheet1.J39]" table:style-name="ce7">
            <text:p>0</text:p>
          </table:table-cell>
          <table:table-cell office:value-type="float" office:value="0" table:formula="of:=['file:///C:/Users/JHLee12/Downloads/microcode.xlsx'#Sheet1.K39]" table:style-name="ce7">
            <text:p>0</text:p>
          </table:table-cell>
          <table:table-cell office:value-type="float" office:value="0" table:formula="of:=['file:///C:/Users/JHLee12/Downloads/microcode.xlsx'#Sheet1.L39]" table:style-name="ce7">
            <text:p>0</text:p>
          </table:table-cell>
          <table:table-cell office:value-type="float" office:value="0" table:formula="of:=['file:///C:/Users/JHLee12/Downloads/microcode.xlsx'#Sheet1.M39]" table:style-name="ce7">
            <text:p>0</text:p>
          </table:table-cell>
          <table:table-cell office:value-type="float" office:value="0" table:formula="of:=['file:///C:/Users/JHLee12/Downloads/microcode.xlsx'#Sheet1.N39]" table:style-name="ce7">
            <text:p>0</text:p>
          </table:table-cell>
          <table:table-cell office:value-type="float" office:value="0" table:formula="of:=['file:///C:/Users/JHLee12/Downloads/microcode.xlsx'#Sheet1.O39]" table:style-name="ce7">
            <text:p>0</text:p>
          </table:table-cell>
          <table:table-cell office:value-type="float" office:value="0" table:formula="of:=['file:///C:/Users/JHLee12/Downloads/microcode.xlsx'#Sheet1.P39]" table:style-name="ce7">
            <text:p>0</text:p>
          </table:table-cell>
          <table:table-cell office:value-type="float" office:value="0" table:formula="of:=['file:///C:/Users/JHLee12/Downloads/microcode.xlsx'#Sheet1.Q39]" table:style-name="ce7">
            <text:p>0</text:p>
          </table:table-cell>
          <table:table-cell office:value-type="float" office:value="0" table:formula="of:=['file:///C:/Users/JHLee12/Downloads/microcode.xlsx'#Sheet1.R39]" table:style-name="ce7">
            <text:p>0</text:p>
          </table:table-cell>
          <table:table-cell office:value-type="float" office:value="0" table:formula="of:=['file:///C:/Users/JHLee12/Downloads/microcode.xlsx'#Sheet1.S39]" table:style-name="ce7">
            <text:p>0</text:p>
          </table:table-cell>
          <table:table-cell office:value-type="float" office:value="0" table:formula="of:=['file:///C:/Users/JHLee12/Downloads/microcode.xlsx'#Sheet1.T39]" table:style-name="ce7">
            <text:p>0</text:p>
          </table:table-cell>
          <table:table-cell office:value-type="float" office:value="0" table:formula="of:=['file:///C:/Users/JHLee12/Downloads/microcode.xlsx'#Sheet1.U39]" table:style-name="ce7">
            <text:p>0</text:p>
          </table:table-cell>
          <table:table-cell office:value-type="float" office:value="0" table:formula="of:=['file:///C:/Users/JHLee12/Downloads/microcode.xlsx'#Sheet1.V39]" table:style-name="ce7">
            <text:p>0</text:p>
          </table:table-cell>
          <table:table-cell office:value-type="float" office:value="0" table:formula="of:=['file:///C:/Users/JHLee12/Downloads/microcode.xlsx'#Sheet1.W39]" table:style-name="ce7">
            <text:p>0</text:p>
          </table:table-cell>
          <table:table-cell office:value-type="float" office:value="0" table:formula="of:=['file:///C:/Users/JHLee12/Downloads/microcode.xlsx'#Sheet1.X39]" table:style-name="ce5">
            <text:p>0</text:p>
          </table:table-cell>
          <table:table-cell office:value-type="float" office:value="0" table:formula="of:=['file:///C:/Users/JHLee12/Downloads/microcode.xlsx'#Sheet1.Y39]" table:style-name="ce5">
            <text:p>0</text:p>
          </table:table-cell>
          <table:table-cell office:value-type="float" office:value="0" table:formula="of:=['file:///C:/Users/JHLee12/Downloads/microcode.xlsx'#Sheet1.Z39]" table:style-name="ce5">
            <text:p>0</text:p>
          </table:table-cell>
          <table:table-cell office:value-type="float" office:value="0" table:formula="of:=['file:///C:/Users/JHLee12/Downloads/microcode.xlsx'#Sheet1.AA39]" table:style-name="ce5">
            <text:p>0</text:p>
          </table:table-cell>
          <table:table-cell office:value-type="float" office:value="0" table:formula="of:=['file:///C:/Users/JHLee12/Downloads/microcode.xlsx'#Sheet1.AB39]" table:style-name="ce5">
            <text:p>0</text:p>
          </table:table-cell>
          <table:table-cell office:value-type="float" office:value="0" table:formula="of:=['file:///C:/Users/JHLee12/Downloads/microcode.xlsx'#Sheet1.AC39]" table:style-name="ce5">
            <text:p>0</text:p>
          </table:table-cell>
          <table:table-cell office:value-type="float" office:value="35" table:style-name="ce6">
            <text:p>35</text:p>
          </table:table-cell>
          <table:table-cell office:value-type="float" office:value="0" table:formula="of:=['file:///C:/Users/JHLee12/Downloads/microcode.xlsx'#Sheet1.AE39]" table:style-name="ce6">
            <text:p>0</text:p>
          </table:table-cell>
          <table:table-cell office:value-type="string" office:string-value="DI" table:formula="of:=['file:///C:/Users/JHLee12/Downloads/microcode.xlsx'#Sheet1.AF39]" table:style-name="ce6">
            <text:p>DI</text:p>
          </table:table-cell>
          <table:table-cell office:value-type="string" office:string-value="2000000" table:formula="of:=BIN2HEX(CONCATENATE([.B37];[.C37];[.D37]; [.E37])) &amp; BIN2HEX(CONCATENATE([.F37];[.G37];[.H37];[.I37];[.J37];[.K37];[.L37];[.M37]);2) &amp; BIN2HEX(CONCATENATE([.N37];[.O37];[.P37];[.Q37];[.R37];[.S37];[.T37];[.U37] );2) &amp; BIN2HEX(CONCATENATE([.V37];[.W37];[.X37];[.Y37];[.Z37];[.AA37];[.AB37];[.AC37] );2)" table:style-name="ce6">
            <text:p>2000000</text:p>
          </table:table-cell>
          <table:table-cell table:number-columns-repeated="989" table:style-name="ce2"/>
          <table:table-cell table:number-columns-repeated="15361" table:style-name="ce1"/>
          <table:table-cell table:style-name="ce2"/>
        </table:table-row>
        <table:table-row table:style-name="ro2">
          <table:table-cell office:value-type="string" table:style-name="ce2">
            <text:p>RETI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6" table:style-name="ce2">
            <text:p>36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RETI</text:p>
          </table:table-cell>
          <table:table-cell office:value-type="string" office:string-value="0180862" table:formula="of:=BIN2HEX(CONCATENATE([.B38];[.C38];[.D38]; [.E38])) &amp; BIN2HEX(CONCATENATE([.F38];[.G38];[.H38];[.I38];[.J38];[.K38];[.L38];[.M38]);2) &amp; BIN2HEX(CONCATENATE([.N38];[.O38];[.P38];[.Q38];[.R38];[.S38];[.T38];[.U38] );2) &amp; BIN2HEX(CONCATENATE([.V38];[.W38];[.X38];[.Y38];[.Z38];[.AA38];[.AB38];[.AC38] );2)" table:style-name="ce6">
            <text:p>0180862</text:p>
          </table:table-cell>
          <table:table-cell table:number-columns-repeated="992" table:style-name="ce2"/>
          <table:table-cell table:number-columns-repeated="15358"/>
          <table:table-cell table:style-name="ce1"/>
        </table:table-row>
        <table:table-row table:style-name="ro2">
          <table:table-cell table:number-columns-repeated="23" table:style-name="ce2"/>
          <table:table-cell table:number-columns-repeated="6" table:style-name="ce8"/>
          <table:table-cell table:number-columns-repeated="3" table:style-name="ce2"/>
          <table:table-cell table:style-name="ce6"/>
          <table:table-cell table:number-columns-repeated="992" table:style-name="ce2"/>
          <table:table-cell table:number-columns-repeated="15358"/>
          <table:table-cell table:style-name="ce1"/>
        </table:table-row>
        <table:table-row table:style-name="ro2">
          <table:table-cell table:number-columns-repeated="27" table:style-name="ce2"/>
          <table:table-cell office:value-type="string" table:style-name="ce2">
            <text:p>ADDI</text:p>
          </table:table-cell>
          <table:table-cell office:value-type="string" table:style-name="ce2">
            <text:p>0x2</text:p>
          </table:table-cell>
          <table:table-cell office:value-type="float" office:value="9" table:style-name="ce2">
            <text:p>9</text:p>
          </table:table-cell>
          <table:table-cell table:number-columns-repeated="992" table:style-name="ce2"/>
          <table:table-cell table:number-columns-repeated="15362" table:style-name="ce1"/>
        </table:table-row>
        <table:table-row table:style-name="ro2">
          <table:table-cell table:number-columns-repeated="27" table:style-name="ce2"/>
          <table:table-cell office:value-type="string" table:style-name="ce2">
            <text:p>LW</text:p>
          </table:table-cell>
          <table:table-cell office:value-type="string" table:style-name="ce2">
            <text:p>0x3</text:p>
          </table:table-cell>
          <table:table-cell office:value-type="string" table:style-name="ce2">
            <text:p>C</text:p>
          </table:table-cell>
          <table:table-cell table:number-columns-repeated="992" table:style-name="ce2"/>
          <table:table-cell table:number-columns-repeated="15362" table:style-name="ce1"/>
        </table:table-row>
        <table:table-row table:style-name="ro2">
          <table:table-cell table:number-columns-repeated="27" table:style-name="ce2"/>
          <table:table-cell office:value-type="string" table:style-name="ce2">
            <text:p>SW</text:p>
          </table:table-cell>
          <table:table-cell office:value-type="string" table:style-name="ce2">
            <text:p>0x4</text:p>
          </table:table-cell>
          <table:table-cell office:value-type="float" office:value="10" table:style-name="ce2">
            <text:p>10</text:p>
          </table:table-cell>
          <table:table-cell table:number-columns-repeated="992" table:style-name="ce2"/>
          <table:table-cell table:number-columns-repeated="15362" table:style-name="ce1"/>
        </table:table-row>
        <table:table-row table:style-name="ro2">
          <table:table-cell table:number-columns-repeated="27" table:style-name="ce2"/>
          <table:table-cell office:value-type="string" table:style-name="ce2">
            <text:p>BEQ</text:p>
          </table:table-cell>
          <table:table-cell office:value-type="string" table:style-name="ce2">
            <text:p>0x5</text:p>
          </table:table-cell>
          <table:table-cell office:value-type="float" office:value="14" table:style-name="ce2">
            <text:p>14</text:p>
          </table:table-cell>
          <table:table-cell table:number-columns-repeated="992" table:style-name="ce2"/>
          <table:table-cell table:number-columns-repeated="15362" table:style-name="ce1"/>
        </table:table-row>
        <table:table-row table:style-name="ro2">
          <table:table-cell table:number-columns-repeated="27" table:style-name="ce2"/>
          <table:table-cell office:value-type="string" table:style-name="ce2">
            <text:p>JALR</text:p>
          </table:table-cell>
          <table:table-cell office:value-type="string" table:style-name="ce2">
            <text:p>0x6</text:p>
          </table:table-cell>
          <table:table-cell office:value-type="string" table:style-name="ce2">
            <text:p>1B</text:p>
          </table:table-cell>
          <table:table-cell table:number-columns-repeated="992" table:style-name="ce2"/>
          <table:table-cell table:number-columns-repeated="15362" table:style-name="ce1"/>
        </table:table-row>
        <table:table-row table:style-name="ro2">
          <table:table-cell table:number-columns-repeated="27" table:style-name="ce2"/>
          <table:table-cell office:value-type="string" table:style-name="ce2">
            <text:p>HALT</text:p>
          </table:table-cell>
          <table:table-cell office:value-type="string" table:style-name="ce2">
            <text:p>0x7</text:p>
          </table:table-cell>
          <table:table-cell office:value-type="string" table:style-name="ce2">
            <text:p>1D</text:p>
          </table:table-cell>
          <table:table-cell table:number-columns-repeated="992" table:style-name="ce2"/>
          <table:table-cell table:number-columns-repeated="15362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number-columns-repeated="27"/>
          <table:table-cell office:value-type="string" table:number-columns-spanned="3" table:number-rows-spanned="2" table:style-name="ce9">
            <text:p><text:span text:style-name="T2">Note:</text:span><text:s/>The OpCode is the same as the address in the sequencer ROM</text:p>
          </table:table-cell>
          <table:covered-table-cell table:number-columns-repeated="2"/>
          <table:table-cell table:number-columns-repeated="16353"/>
          <table:table-cell table:style-name="ce1"/>
        </table:table-row>
        <table:table-row table:style-name="ro2">
          <table:table-cell table:number-columns-repeated="27"/>
          <table:covered-table-cell/>
          <table:covered-table-cell table:number-columns-repeated="2"/>
          <table:table-cell table:number-columns-repeated="16353"/>
          <table:table-cell table:style-name="ce1"/>
        </table:table-row>
        <table:table-row table:number-rows-repeated="1048526" table:style-name="ro2">
          <table:table-cell table:number-columns-repeated="16384"/>
        </table:table-row>
      </table:table>
      <table:table table:name="'file:///C:/Users/JHLee12/Downloads/microcode.xlsx'#Sheet1" table:style-name="ta2">
        <table:table-source xlink:href="file:///C:/Users/JHLee12/Downloads/microcode.xlsx" table:table-name="Sheet1" table:mode="copy-results-only"/>
        <table:table-column/>
        <table:table-row>
          <table:table-cell office:value-type="string" office:string-value="MACRO STATE"/>
          <table:table-cell office:value-type="string" office:string-value="IntAck"/>
          <table:table-cell office:value-type="string" office:string-value="DrEnInt"/>
          <table:table-cell office:value-type="string" office:string-value="LdEnInt"/>
          <table:table-cell office:value-type="string" office:string-value="chkZ"/>
          <table:table-cell office:value-type="string" office:string-value="OPTest"/>
          <table:table-cell office:value-type="string" office:string-value="ALUHi"/>
          <table:table-cell office:value-type="string" office:string-value="ALULo"/>
          <table:table-cell office:value-type="string" office:string-value="RegSelHi"/>
          <table:table-cell office:value-type="string" office:string-value="RegSelLo"/>
          <table:table-cell office:value-type="string" office:string-value="WrMEM"/>
          <table:table-cell office:value-type="string" office:string-value="WrREG"/>
          <table:table-cell office:value-type="string" office:string-value="LdZ"/>
          <table:table-cell office:value-type="string" office:string-value="LdB"/>
          <table:table-cell office:value-type="string" office:string-value="LdA"/>
          <table:table-cell office:value-type="string" office:string-value="LdMAR"/>
          <table:table-cell office:value-type="string" office:string-value="LdIR"/>
          <table:table-cell office:value-type="string" office:string-value="LdPC"/>
          <table:table-cell office:value-type="string" office:string-value="DrOFF"/>
          <table:table-cell office:value-type="string" office:string-value="DrPC"/>
          <table:table-cell office:value-type="string" office:string-value="DrALU"/>
          <table:table-cell office:value-type="string" office:string-value="DrMEM"/>
          <table:table-cell office:value-type="string" office:string-value="DrREG"/>
          <table:table-cell office:value-type="string" office:string-value="NS[5]"/>
          <table:table-cell office:value-type="string" office:string-value="NS[4]"/>
          <table:table-cell office:value-type="string" office:string-value="NS[3]"/>
          <table:table-cell office:value-type="string" office:string-value="NS[2]"/>
          <table:table-cell office:value-type="string" office:string-value="NS[1]"/>
          <table:table-cell office:value-type="string" office:string-value="NS[0]"/>
          <table:table-cell office:value-type="string" office:string-value="State Number"/>
          <table:table-cell office:value-type="string" office:string-value="Next State (Decimal)"/>
          <table:table-cell office:value-type="string" office:string-value="Start State"/>
          <table:table-cell table:number-columns-repeated="16352"/>
        </table:table-row>
        <table:table-row>
          <table:table-cell office:value-type="string" office:string-value="FETCH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1"/>
          <table:table-cell table:number-columns-repeated="16353"/>
        </table:table-row>
        <table:table-row>
          <table:table-cell office:value-type="string" office:string-value="FETCH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2"/>
          <table:table-cell table:number-columns-repeated="16353"/>
        </table:table-row>
        <table:table-row>
          <table:table-cell office:value-type="string" office:string-value="FETCH2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2"/>
          <table:table-cell office:value-type="float" office:value="3"/>
          <table:table-cell table:number-columns-repeated="16353"/>
        </table:table-row>
        <table:table-row>
          <table:table-cell office:value-type="string" office:string-value="FETCH3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3"/>
          <table:table-cell office:value-type="float" office:value="4"/>
          <table:table-cell table:number-columns-repeated="16353"/>
        </table:table-row>
        <table:table-row>
          <table:table-cell office:value-type="string" office:string-value="FETCH4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4"/>
          <table:table-cell office:value-type="float" office:value="5"/>
          <table:table-cell table:number-columns-repeated="16353"/>
        </table:table-row>
        <table:table-row>
          <table:table-cell office:value-type="string" office:string-value="FETCH5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5"/>
          <table:table-cell office:value-type="float" office:value="6"/>
          <table:table-cell table:number-columns-repeated="16353"/>
        </table:table-row>
        <table:table-row>
          <table:table-cell office:value-type="string" office:string-value="FETCH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6"/>
          <table:table-cell office:value-type="float" office:value="0"/>
          <table:table-cell table:number-columns-repeated="16353"/>
        </table:table-row>
        <table:table-row>
          <table:table-cell office:value-type="string" office:string-value="ADD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7"/>
          <table:table-cell office:value-type="float" office:value="8"/>
          <table:table-cell office:value-type="string" office:string-value="ADD"/>
          <table:table-cell table:number-columns-repeated="16352"/>
        </table:table-row>
        <table:table-row>
          <table:table-cell office:value-type="string" office:string-value="ADD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8"/>
          <table:table-cell office:value-type="float" office:value="9"/>
          <table:table-cell table:number-columns-repeated="16353"/>
        </table:table-row>
        <table:table-row>
          <table:table-cell office:value-type="string" office:string-value="ADD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9"/>
          <table:table-cell office:value-type="float" office:value="0"/>
          <table:table-cell table:number-columns-repeated="16353"/>
        </table:table-row>
        <table:table-row>
          <table:table-cell office:value-type="string" office:string-value="NAND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10"/>
          <table:table-cell office:value-type="float" office:value="11"/>
          <table:table-cell office:value-type="string" office:string-value="NAND"/>
          <table:table-cell table:number-columns-repeated="16352"/>
        </table:table-row>
        <table:table-row>
          <table:table-cell office:value-type="string" office:string-value="NAND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1"/>
          <table:table-cell office:value-type="float" office:value="12"/>
          <table:table-cell table:number-columns-repeated="16353"/>
        </table:table-row>
        <table:table-row>
          <table:table-cell office:value-type="string" office:string-value="NAND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2"/>
          <table:table-cell office:value-type="float" office:value="0"/>
          <table:table-cell table:number-columns-repeated="16353"/>
        </table:table-row>
        <table:table-row>
          <table:table-cell office:value-type="string" office:string-value="ADDI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13"/>
          <table:table-cell office:value-type="float" office:value="14"/>
          <table:table-cell office:value-type="string" office:string-value="ADDI"/>
          <table:table-cell table:number-columns-repeated="16352"/>
        </table:table-row>
        <table:table-row>
          <table:table-cell office:value-type="string" office:string-value="ADDI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4"/>
          <table:table-cell office:value-type="float" office:value="15"/>
          <table:table-cell table:number-columns-repeated="16353"/>
        </table:table-row>
        <table:table-row>
          <table:table-cell office:value-type="string" office:string-value="ADDI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5"/>
          <table:table-cell office:value-type="float" office:value="0"/>
          <table:table-cell table:number-columns-repeated="16353"/>
        </table:table-row>
        <table:table-row>
          <table:table-cell office:value-type="string" office:string-value="LW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6"/>
          <table:table-cell office:value-type="float" office:value="17"/>
          <table:table-cell office:value-type="string" office:string-value="LW"/>
          <table:table-cell table:number-columns-repeated="16352"/>
        </table:table-row>
        <table:table-row>
          <table:table-cell office:value-type="string" office:string-value="LW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17"/>
          <table:table-cell office:value-type="float" office:value="18"/>
          <table:table-cell table:number-columns-repeated="16353"/>
        </table:table-row>
        <table:table-row>
          <table:table-cell office:value-type="string" office:string-value="LW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18"/>
          <table:table-cell office:value-type="float" office:value="19"/>
          <table:table-cell table:number-columns-repeated="16353"/>
        </table:table-row>
        <table:table-row>
          <table:table-cell office:value-type="string" office:string-value="LW3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"/>
          <table:table-cell office:value-type="float" office:value="0"/>
          <table:table-cell table:number-columns-repeated="16353"/>
        </table:table-row>
        <table:table-row>
          <table:table-cell office:value-type="string" office:string-value="SW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20"/>
          <table:table-cell office:value-type="float" office:value="21"/>
          <table:table-cell office:value-type="string" office:string-value="SW"/>
          <table:table-cell table:number-columns-repeated="16352"/>
        </table:table-row>
        <table:table-row>
          <table:table-cell office:value-type="string" office:string-value="SW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21"/>
          <table:table-cell office:value-type="float" office:value="22"/>
          <table:table-cell table:number-columns-repeated="16353"/>
        </table:table-row>
        <table:table-row>
          <table:table-cell office:value-type="string" office:string-value="SW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22"/>
          <table:table-cell office:value-type="float" office:value="23"/>
          <table:table-cell table:number-columns-repeated="16353"/>
        </table:table-row>
        <table:table-row>
          <table:table-cell office:value-type="string" office:string-value="SW3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3"/>
          <table:table-cell office:value-type="float" office:value="0"/>
          <table:table-cell table:number-columns-repeated="16353"/>
        </table:table-row>
        <table:table-row>
          <table:table-cell office:value-type="string" office:string-value="BEQ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24"/>
          <table:table-cell office:value-type="float" office:value="25"/>
          <table:table-cell office:value-type="string" office:string-value="BEQ"/>
          <table:table-cell table:number-columns-repeated="16352"/>
        </table:table-row>
        <table:table-row>
          <table:table-cell office:value-type="string" office:string-value="BEQ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25"/>
          <table:table-cell office:value-type="float" office:value="26"/>
          <table:table-cell table:number-columns-repeated="16353"/>
        </table:table-row>
        <table:table-row>
          <table:table-cell office:value-type="string" office:string-value="BEQ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26"/>
          <table:table-cell office:value-type="float" office:value="27"/>
          <table:table-cell table:number-columns-repeated="16353"/>
        </table:table-row>
        <table:table-row>
          <table:table-cell office:value-type="string" office:string-value="BEQ3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7"/>
          <table:table-cell office:value-type="float" office:value="0"/>
          <table:table-cell table:number-columns-repeated="16353"/>
        </table:table-row>
        <table:table-row>
          <table:table-cell office:value-type="string" office:string-value="BEQ4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28"/>
          <table:table-cell office:value-type="float" office:value="29"/>
          <table:table-cell office:value-type="string" office:string-value="OnZ"/>
          <table:table-cell table:number-columns-repeated="16352"/>
        </table:table-row>
        <table:table-row>
          <table:table-cell office:value-type="string" office:string-value="BEQ5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29"/>
          <table:table-cell office:value-type="float" office:value="30"/>
          <table:table-cell table:number-columns-repeated="16353"/>
        </table:table-row>
        <table:table-row>
          <table:table-cell office:value-type="string" office:string-value="BEQ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0"/>
          <table:table-cell office:value-type="float" office:value="0"/>
          <table:table-cell table:number-columns-repeated="16353"/>
        </table:table-row>
        <table:table-row>
          <table:table-cell office:value-type="string" office:string-value="JALR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1"/>
          <table:table-cell office:value-type="float" office:value="32"/>
          <table:table-cell office:value-type="string" office:string-value="JALR"/>
          <table:table-cell table:number-columns-repeated="16352"/>
        </table:table-row>
        <table:table-row>
          <table:table-cell office:value-type="string" office:string-value="JALR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2"/>
          <table:table-cell office:value-type="float" office:value="0"/>
          <table:table-cell table:number-columns-repeated="16353"/>
        </table:table-row>
        <table:table-row>
          <table:table-cell office:value-type="string" office:string-value="HALT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33"/>
          <table:table-cell office:value-type="float" office:value="33"/>
          <table:table-cell office:value-type="string" office:string-value="HALT"/>
          <table:table-cell table:number-columns-repeated="16352"/>
        </table:table-row>
        <table:table-row table:number-rows-repeated="2">
          <table:table-cell table:number-columns-repeated="16384"/>
        </table:table-row>
        <table:table-row>
          <table:table-cell office:value-type="string" office:string-value="EI0"/>
          <table:table-cell office:value-type="float" office:value="0"/>
          <table:table-cell office:value-type="float" office:value="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office:value-type="string" office:string-value="EI"/>
          <table:table-cell table:number-columns-repeated="16352"/>
        </table:table-row>
        <table:table-row>
          <table:table-cell office:value-type="string" office:string-value="DI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office:value-type="string" office:string-value="DI"/>
          <table:table-cell table:number-columns-repeated="16352"/>
        </table:table-row>
        <table:table-row table:number-rows-repeated="1048537">
          <table:table-cell table:number-columns-repeated="16352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HLee12</meta:initial-creator>
    <dc:creator>JHLee12</dc:creator>
    <meta:creation-date>2015-08-24T17:42:30Z</meta:creation-date>
    <dc:date>2015-09-22T03:50:24Z</dc:date>
    <meta:editing-cycles>7</meta:editing-cycles>
    <meta:editing-duration>PT4532S</meta:editing-duration>
  </office:meta>
</office:document-meta>
</file>